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8125in"/>
    </style:style>
    <style:style style:name="co3" style:family="table-column">
      <style:table-column-properties fo:break-before="auto" style:column-width="4.052083333333333in"/>
    </style:style>
    <style:style style:name="co4" style:family="table-column">
      <style:table-column-properties fo:break-before="auto" style:column-width="1.5520833333333333in"/>
    </style:style>
    <style:style style:name="co5" style:family="table-column">
      <style:table-column-properties fo:break-before="auto" style:column-width="4.260416666666667in"/>
    </style:style>
    <style:style style:name="co6" style:family="table-column">
      <style:table-column-properties fo:break-before="auto" style:column-width="1.1145833333333333in"/>
    </style:style>
    <style:style style:name="co7" style:family="table-column">
      <style:table-column-properties fo:break-before="auto" style:column-width="3.40625in"/>
    </style:style>
    <style:style style:name="co8" style:family="table-column">
      <style:table-column-properties fo:break-before="auto" style:column-width="0.53125in"/>
    </style:style>
    <style:style style:name="co9" style:family="table-column">
      <style:table-column-properties fo:break-before="auto" style:column-width="5.604166666666667in"/>
    </style:style>
    <style:style style:name="co10" style:family="table-column">
      <style:table-column-properties fo:break-before="auto" style:column-width="2.78125in"/>
    </style:style>
    <style:style style:name="co11" style:family="table-column">
      <style:table-column-properties fo:break-before="auto" style:column-width="7.604166666666667in"/>
    </style:style>
    <style:style style:name="co12" style:family="table-column">
      <style:table-column-properties fo:break-before="auto" style:column-width="0.7604166666666666in"/>
    </style:style>
    <style:style style:name="co13" style:family="table-column">
      <style:table-column-properties fo:break-before="auto" style:column-width="0.6979166666666666in"/>
    </style:style>
    <style:style style:name="co14" style:family="table-column">
      <style:table-column-properties fo:break-before="auto" style:column-width="2.8229166666666665in"/>
    </style:style>
    <style:style style:name="ro1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T0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1" table:default-cell-style-name="ce15" table:number-columns-repeated="243"/>
        <table:table-row table:style-name="ro1">
          <table:table-cell office:value-type="string">
            <text:p>Identificador</text:p>
          </table:table-cell>
          <table:table-cell office:value-type="string">
            <text:p>Nombre</text:p>
          </table:table-cell>
          <table:table-cell office:value-type="string">
            <text:p>Anio_Emplazamiento</text:p>
          </table:table-cell>
          <table:table-cell office:value-type="string">
            <text:p>Escultor</text:p>
          </table:table-cell>
          <table:table-cell office:value-type="string">
            <text:p>Pais</text:p>
          </table:table-cell>
          <table:table-cell office:value-type="string">
            <text:p>Material</text:p>
          </table:table-cell>
          <table:table-cell office:value-type="string">
            <text:p>Imagen</text:p>
          </table:table-cell>
          <table:table-cell office:value-type="string">
            <text:p>Direccion</text:p>
          </table:table-cell>
          <table:table-cell office:value-type="string">
            <text:p>Geoposicion</text:p>
          </table:table-cell>
          <table:table-cell office:value-type="string">
            <text:p>Premios_Menciones_Reconocimientos</text:p>
          </table:table-cell>
          <table:table-cell office:value-type="string">
            <text:p>Camara_IP</text:p>
          </table:table-cell>
          <table:table-cell office:value-type="string">
            <text:p>Vista_360</text:p>
          </table:table-cell>
          <table:table-cell office:value-type="string">
            <text:p>Observaciones</text:p>
          </table:table-cell>
          <table:table-cell table:number-columns-repeated="1011"/>
        </table:table-row>
        <table:table-row table:style-name="ro1">
          <table:table-cell office:value-type="string">
            <text:p>1</text:p>
          </table:table-cell>
          <table:table-cell office:value-type="string">
            <text:p>Tensión</text:p>
          </table:table-cell>
          <table:table-cell office:value-type="string">
            <text:p/>
          </table:table-cell>
          <table:table-cell office:value-type="string">
            <text:p>Acosta, Miguel Angel</text:p>
          </table:table-cell>
          <table:table-cell office:value-type="string">
            <text:p>Argentina</text:p>
          </table:table-cell>
          <table:table-cell office:value-type="string">
            <text:p>Madera y metal</text:p>
          </table:table-cell>
          <table:table-cell office:value-type="string">
            <text:p>1.jpg</text:p>
          </table:table-cell>
          <table:table-cell office:value-type="string">
            <text:p>Av. De los Inmigrantes 1001 - Museum</text:p>
          </table:table-cell>
          <table:table-cell office:value-type="string">
            <text:p>-27.437196,-58.980025</text:p>
          </table:table-cell>
          <table:table-cell office:value-type="string">
            <text:p>Premio de los Niños - Concurso Mileni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</text:p>
          </table:table-cell>
          <table:table-cell office:value-type="string">
            <text:p>Gestación</text:p>
          </table:table-cell>
          <table:table-cell office:value-type="string">
            <text:p/>
          </table:table-cell>
          <table:table-cell office:value-type="string">
            <text:p>Adaime, Zulema</text:p>
          </table:table-cell>
          <table:table-cell office:value-type="string">
            <text:p>Argentina</text:p>
          </table:table-cell>
          <table:table-cell office:value-type="string">
            <text:p>Hierro</text:p>
          </table:table-cell>
          <table:table-cell office:value-type="string">
            <text:p>2.jpg</text:p>
          </table:table-cell>
          <table:table-cell office:value-type="string">
            <text:p>Pellegrini 209</text:p>
          </table:table-cell>
          <table:table-cell office:value-type="string">
            <text:p>-27.451123,-58.9829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</text:p>
          </table:table-cell>
          <table:table-cell office:value-type="string">
            <text:p>El vientre de los testigos</text:p>
          </table:table-cell>
          <table:table-cell office:value-type="string">
            <text:p>28-7-1993</text:p>
          </table:table-cell>
          <table:table-cell office:value-type="string">
            <text:p>Agosta, Julián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3.jpg</text:p>
          </table:table-cell>
          <table:table-cell office:value-type="string">
            <text:p>Av. Avalos 450 - Casa del Médico (frente)</text:p>
          </table:table-cell>
          <table:table-cell office:value-type="string">
            <text:p>-27.44144,-58.9895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</text:p>
          </table:table-cell>
          <table:table-cell office:value-type="string">
            <text:p>El escriba</text:p>
          </table:table-cell>
          <table:table-cell office:value-type="string">
            <text:p/>
          </table:table-cell>
          <table:table-cell office:value-type="string">
            <text:p>Alonso, José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.jpg</text:p>
          </table:table-cell>
          <table:table-cell office:value-type="string">
            <text:p>Juan D. Perón 159</text:p>
          </table:table-cell>
          <table:table-cell office:value-type="string">
            <text:p>-27.451385,-58.9897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</text:p>
          </table:table-cell>
          <table:table-cell office:value-type="string">
            <text:p>Torso</text:p>
          </table:table-cell>
          <table:table-cell office:value-type="string">
            <text:p>14-7-1961</text:p>
          </table:table-cell>
          <table:table-cell office:value-type="string">
            <text:p>Alonso, José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5.jpg</text:p>
          </table:table-cell>
          <table:table-cell office:value-type="string">
            <text:p>Brown 134</text:p>
          </table:table-cell>
          <table:table-cell office:value-type="string">
            <text:p>-27.450697,-58.9836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</text:p>
          </table:table-cell>
          <table:table-cell office:value-type="string">
            <text:p>Torso</text:p>
          </table:table-cell>
          <table:table-cell office:value-type="string">
            <text:p/>
          </table:table-cell>
          <table:table-cell office:value-type="string">
            <text:p>Althaus, Carlos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6.jpg</text:p>
          </table:table-cell>
          <table:table-cell office:value-type="string">
            <text:p>Juan D. Perón 85</text:p>
          </table:table-cell>
          <table:table-cell office:value-type="string">
            <text:p>-27.452078,-58.9889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</text:p>
          </table:table-cell>
          <table:table-cell office:value-type="string">
            <text:p>Desde las entrañas</text:p>
          </table:table-cell>
          <table:table-cell office:value-type="string">
            <text:p>20-3-1997</text:p>
          </table:table-cell>
          <table:table-cell office:value-type="string">
            <text:p>Alvarez Lomba, Artur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7.jpg</text:p>
          </table:table-cell>
          <table:table-cell office:value-type="string">
            <text:p>Julio A. Roca 586</text:p>
          </table:table-cell>
          <table:table-cell office:value-type="string">
            <text:p>-27.447405,-58.9924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</text:p>
          </table:table-cell>
          <table:table-cell office:value-type="string">
            <text:p>Tehuelche</text:p>
          </table:table-cell>
          <table:table-cell office:value-type="string">
            <text:p/>
          </table:table-cell>
          <table:table-cell office:value-type="string">
            <text:p>Andina, Emili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8.jpg</text:p>
          </table:table-cell>
          <table:table-cell office:value-type="string">
            <text:p>Mitre 198</text:p>
          </table:table-cell>
          <table:table-cell office:value-type="string">
            <text:p>-27.448912,-58.9856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</text:p>
          </table:table-cell>
          <table:table-cell office:value-type="string">
            <text:p>Holocausto universal</text:p>
          </table:table-cell>
          <table:table-cell office:value-type="string">
            <text:p>18-12-1994</text:p>
          </table:table-cell>
          <table:table-cell office:value-type="string">
            <text:p>Aranovich, Claudia</text:p>
          </table:table-cell>
          <table:table-cell office:value-type="string">
            <text:p>Argentina</text:p>
          </table:table-cell>
          <table:table-cell office:value-type="string">
            <text:p>Acero inoxidable y Hormigon</text:p>
          </table:table-cell>
          <table:table-cell office:value-type="string">
            <text:p>9.jpg</text:p>
          </table:table-cell>
          <table:table-cell office:value-type="string">
            <text:p>Plaza 9 de Julio</text:p>
          </table:table-cell>
          <table:table-cell office:value-type="string">
            <text:p>-27.450797,-58.9940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</text:p>
          </table:table-cell>
          <table:table-cell office:value-type="string">
            <text:p>Un día ya no tendré miedo</text:p>
          </table:table-cell>
          <table:table-cell office:value-type="string">
            <text:p>11-3-1997</text:p>
          </table:table-cell>
          <table:table-cell office:value-type="string">
            <text:p>Archambault, Pascale</text:p>
          </table:table-cell>
          <table:table-cell office:value-type="string">
            <text:p>Canadá</text:p>
          </table:table-cell>
          <table:table-cell office:value-type="string">
            <text:p>Mármol travertino</text:p>
          </table:table-cell>
          <table:table-cell office:value-type="string">
            <text:p>10.jpg</text:p>
          </table:table-cell>
          <table:table-cell office:value-type="string">
            <text:p>Santa Fe 642</text:p>
          </table:table-cell>
          <table:table-cell office:value-type="string">
            <text:p>-27.444589,-58.99029</text:p>
          </table:table-cell>
          <table:table-cell office:value-type="string">
            <text:p>Premio del Público - Nuevo Banco del Cha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</text:p>
          </table:table-cell>
          <table:table-cell office:value-type="string">
            <text:p>El hombre y la roca</text:p>
          </table:table-cell>
          <table:table-cell office:value-type="string">
            <text:p>0-0-1974</text:p>
          </table:table-cell>
          <table:table-cell office:value-type="string">
            <text:p>Arena, Doming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1.jpg</text:p>
          </table:table-cell>
          <table:table-cell office:value-type="string">
            <text:p>Peatonal Juan D. Perón 43</text:p>
          </table:table-cell>
          <table:table-cell office:value-type="string">
            <text:p>-27.452349,-58.988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</text:p>
          </table:table-cell>
          <table:table-cell office:value-type="string">
            <text:p>Figura con cántaro</text:p>
          </table:table-cell>
          <table:table-cell office:value-type="string">
            <text:p/>
          </table:table-cell>
          <table:table-cell office:value-type="string">
            <text:p>Arena, Doming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12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5039,-59.048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</text:p>
          </table:table-cell>
          <table:table-cell office:value-type="string">
            <text:p>Abstracción</text:p>
          </table:table-cell>
          <table:table-cell office:value-type="string">
            <text:p>22-2-1962</text:p>
          </table:table-cell>
          <table:table-cell office:value-type="string">
            <text:p>Arranz, Fernando</text:p>
          </table:table-cell>
          <table:table-cell office:value-type="string">
            <text:p>Argentina</text:p>
          </table:table-cell>
          <table:table-cell office:value-type="string">
            <text:p>Cerámica</text:p>
          </table:table-cell>
          <table:table-cell office:value-type="string">
            <text:p>14.jpg</text:p>
          </table:table-cell>
          <table:table-cell office:value-type="string">
            <text:p>Marcelo T. De Alvear 141</text:p>
          </table:table-cell>
          <table:table-cell office:value-type="string">
            <text:p>-27.44935,-58.987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</text:p>
          </table:table-cell>
          <table:table-cell office:value-type="string">
            <text:p>Frustración</text:p>
          </table:table-cell>
          <table:table-cell office:value-type="string">
            <text:p/>
          </table:table-cell>
          <table:table-cell office:value-type="string">
            <text:p>Arrigutti, Mar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5.jpg</text:p>
          </table:table-cell>
          <table:table-cell office:value-type="string">
            <text:p>Av. Alberdi 198</text:p>
          </table:table-cell>
          <table:table-cell office:value-type="string">
            <text:p>-27.452542,-58.988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</text:p>
          </table:table-cell>
          <table:table-cell office:value-type="string">
            <text:p>San Francisco</text:p>
          </table:table-cell>
          <table:table-cell office:value-type="string">
            <text:p/>
          </table:table-cell>
          <table:table-cell office:value-type="string">
            <text:p>Arrigutti, Mario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16.jpg</text:p>
          </table:table-cell>
          <table:table-cell office:value-type="string">
            <text:p>Brown 500</text:p>
          </table:table-cell>
          <table:table-cell office:value-type="string">
            <text:p>-27.453432,-58.980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</text:p>
          </table:table-cell>
          <table:table-cell office:value-type="string">
            <text:p>Leda</text:p>
          </table:table-cell>
          <table:table-cell office:value-type="string">
            <text:p/>
          </table:table-cell>
          <table:table-cell office:value-type="string">
            <text:p>Asali, Oreste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17.jpg</text:p>
          </table:table-cell>
          <table:table-cell office:value-type="string">
            <text:p>Brown 65</text:p>
          </table:table-cell>
          <table:table-cell office:value-type="string">
            <text:p>-27.450014,-58.9841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</text:p>
          </table:table-cell>
          <table:table-cell office:value-type="string">
            <text:p>Bailarina en descanso</text:p>
          </table:table-cell>
          <table:table-cell office:value-type="string">
            <text:p/>
          </table:table-cell>
          <table:table-cell office:value-type="string">
            <text:p>Azcarate, Enriqu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8.jpg</text:p>
          </table:table-cell>
          <table:table-cell office:value-type="string">
            <text:p>Av. Sarmiento 706</text:p>
          </table:table-cell>
          <table:table-cell office:value-type="string">
            <text:p>-27.445427,-58.9803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</text:p>
          </table:table-cell>
          <table:table-cell office:value-type="string">
            <text:p>Manantial</text:p>
          </table:table-cell>
          <table:table-cell office:value-type="string">
            <text:p/>
          </table:table-cell>
          <table:table-cell office:value-type="string">
            <text:p>Azlor, Ernestina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19.jpg</text:p>
          </table:table-cell>
          <table:table-cell office:value-type="string">
            <text:p>Plaza 25 de Mayo de 1810</text:p>
          </table:table-cell>
          <table:table-cell office:value-type="string">
            <text:p>-27.452316,-58.9864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</text:p>
          </table:table-cell>
          <table:table-cell office:value-type="string">
            <text:p>El alma</text:p>
          </table:table-cell>
          <table:table-cell office:value-type="string">
            <text:p>4-4-1962</text:p>
          </table:table-cell>
          <table:table-cell office:value-type="string">
            <text:p>Badíi, Líber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0.jpg</text:p>
          </table:table-cell>
          <table:table-cell office:value-type="string">
            <text:p>Av. Alberdi 202</text:p>
          </table:table-cell>
          <table:table-cell office:value-type="string">
            <text:p>-27.452716,-58.988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</text:p>
          </table:table-cell>
          <table:table-cell office:value-type="string">
            <text:p>Adolescencia</text:p>
          </table:table-cell>
          <table:table-cell office:value-type="string">
            <text:p>8-5-1970</text:p>
          </table:table-cell>
          <table:table-cell office:value-type="string">
            <text:p>Baglietto de Alio, Hermi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1.jpg</text:p>
          </table:table-cell>
          <table:table-cell office:value-type="string">
            <text:p>Av. 9 de Julio 106</text:p>
          </table:table-cell>
          <table:table-cell office:value-type="string">
            <text:p>-27.452099,-58.9855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</text:p>
          </table:table-cell>
          <table:table-cell office:value-type="string">
            <text:p>Torso I</text:p>
          </table:table-cell>
          <table:table-cell office:value-type="string">
            <text:p>`1978</text:p>
          </table:table-cell>
          <table:table-cell office:value-type="string">
            <text:p>Balietti, Albert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2.jpg</text:p>
          </table:table-cell>
          <table:table-cell office:value-type="string">
            <text:p>Marcelo T. De Alvear 147 - Casa de Gobierno</text:p>
          </table:table-cell>
          <table:table-cell office:value-type="string">
            <text:p>-27.44924,-58.987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</text:p>
          </table:table-cell>
          <table:table-cell office:value-type="string">
            <text:p>Torso II</text:p>
          </table:table-cell>
          <table:table-cell office:value-type="string">
            <text:p/>
          </table:table-cell>
          <table:table-cell office:value-type="string">
            <text:p>Balietti, Albert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3.jpg</text:p>
          </table:table-cell>
          <table:table-cell office:value-type="string">
            <text:p>Ameghino 220</text:p>
          </table:table-cell>
          <table:table-cell office:value-type="string">
            <text:p>-27.456074,-58.9879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</text:p>
          </table:table-cell>
          <table:table-cell office:value-type="string">
            <text:p>Güemes</text:p>
          </table:table-cell>
          <table:table-cell office:value-type="string">
            <text:p/>
          </table:table-cell>
          <table:table-cell office:value-type="string">
            <text:p>Balietti, Alberto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24.jpg</text:p>
          </table:table-cell>
          <table:table-cell office:value-type="string">
            <text:p>Hipólito Yrigoyen 469</text:p>
          </table:table-cell>
          <table:table-cell office:value-type="string">
            <text:p>-27.453858,-58.9815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</text:p>
          </table:table-cell>
          <table:table-cell office:value-type="string">
            <text:p>Anunciación</text:p>
          </table:table-cell>
          <table:table-cell office:value-type="string">
            <text:p>22-2-1962</text:p>
          </table:table-cell>
          <table:table-cell office:value-type="string">
            <text:p>Barnes, Eduardo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25.jpg</text:p>
          </table:table-cell>
          <table:table-cell office:value-type="string">
            <text:p>Julio A. Roca 158</text:p>
          </table:table-cell>
          <table:table-cell office:value-type="string">
            <text:p>-27.45067,-58.9887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</text:p>
          </table:table-cell>
          <table:table-cell office:value-type="string">
            <text:p>Leon de Damasco</text:p>
          </table:table-cell>
          <table:table-cell office:value-type="string">
            <text:p>28-2-1978</text:p>
          </table:table-cell>
          <table:table-cell office:value-type="string">
            <text:p>Basaldella, Mirko</text:p>
          </table:table-cell>
          <table:table-cell office:value-type="string">
            <text:p>Italia</text:p>
          </table:table-cell>
          <table:table-cell office:value-type="string">
            <text:p>Bronce</text:p>
          </table:table-cell>
          <table:table-cell office:value-type="string">
            <text:p>26.jpg</text:p>
          </table:table-cell>
          <table:table-cell office:value-type="string">
            <text:p>Av. Avalos 955</text:p>
          </table:table-cell>
          <table:table-cell office:value-type="string">
            <text:p>-27.43724,-58.9851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</text:p>
          </table:table-cell>
          <table:table-cell office:value-type="string">
            <text:p>Ansia de luz</text:p>
          </table:table-cell>
          <table:table-cell office:value-type="string">
            <text:p>27-10-1961</text:p>
          </table:table-cell>
          <table:table-cell office:value-type="string">
            <text:p>Blotta, Hermini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7.jpg</text:p>
          </table:table-cell>
          <table:table-cell office:value-type="string">
            <text:p>Arturo Illia 99</text:p>
          </table:table-cell>
          <table:table-cell office:value-type="string">
            <text:p>-27.45337,-58.9873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</text:p>
          </table:table-cell>
          <table:table-cell office:value-type="string">
            <text:p>José Hernández</text:p>
          </table:table-cell>
          <table:table-cell office:value-type="string">
            <text:p>0-0-1998</text:p>
          </table:table-cell>
          <table:table-cell office:value-type="string">
            <text:p>Blotta, Hermin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8.jpg</text:p>
          </table:table-cell>
          <table:table-cell office:value-type="string">
            <text:p>Av. Laprida 700 al 800</text:p>
          </table:table-cell>
          <table:table-cell office:value-type="string">
            <text:p>-27.450376,-58.9732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</text:p>
          </table:table-cell>
          <table:table-cell office:value-type="string">
            <text:p>Chaco</text:p>
          </table:table-cell>
          <table:table-cell office:value-type="string">
            <text:p>30-7-1969</text:p>
          </table:table-cell>
          <table:table-cell office:value-type="string">
            <text:p>Bonome, Rodrigo</text:p>
          </table:table-cell>
          <table:table-cell office:value-type="string">
            <text:p>Argentina</text:p>
          </table:table-cell>
          <table:table-cell office:value-type="string">
            <text:p>Fuente mural - Mosaico veneciano</text:p>
          </table:table-cell>
          <table:table-cell office:value-type="string">
            <text:p>29.jpg</text:p>
          </table:table-cell>
          <table:table-cell office:value-type="string">
            <text:p>Plaza 25 de Mayo</text:p>
          </table:table-cell>
          <table:table-cell office:value-type="string">
            <text:p>-27.450552,-58.9868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</text:p>
          </table:table-cell>
          <table:table-cell office:value-type="string">
            <text:p>Hacha ceremonial</text:p>
          </table:table-cell>
          <table:table-cell office:value-type="string">
            <text:p>19-7-1998</text:p>
          </table:table-cell>
          <table:table-cell office:value-type="string">
            <text:p>Botero, Germán</text:p>
          </table:table-cell>
          <table:table-cell office:value-type="string">
            <text:p>Colombia</text:p>
          </table:table-cell>
          <table:table-cell office:value-type="string">
            <text:p>Mármol travertino y metal</text:p>
          </table:table-cell>
          <table:table-cell office:value-type="string">
            <text:p>30.jpg</text:p>
          </table:table-cell>
          <table:table-cell office:value-type="string">
            <text:p>Plazoleta Aldo y Efraín Boglietti</text:p>
          </table:table-cell>
          <table:table-cell office:value-type="string">
            <text:p>-27.445458,-58.977893</text:p>
          </table:table-cell>
          <table:table-cell office:value-type="string">
            <text:p>Premio Consalud - Segunda Trienal Americana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</text:p>
          </table:table-cell>
          <table:table-cell office:value-type="string">
            <text:p>Maternidad</text:p>
          </table:table-cell>
          <table:table-cell office:value-type="string">
            <text:p>0-0-1991</text:p>
          </table:table-cell>
          <table:table-cell office:value-type="string">
            <text:p>Vozzo, Hilario</text:p>
          </table:table-cell>
          <table:table-cell office:value-type="string">
            <text:p>Argentina</text:p>
          </table:table-cell>
          <table:table-cell office:value-type="string">
            <text:p>Cemento patinado</text:p>
          </table:table-cell>
          <table:table-cell office:value-type="string">
            <text:p>31.jpg</text:p>
          </table:table-cell>
          <table:table-cell office:value-type="string">
            <text:p>Arbo y Blanco 120</text:p>
          </table:table-cell>
          <table:table-cell office:value-type="string">
            <text:p>-27.456759,-58.9824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</text:p>
          </table:table-cell>
          <table:table-cell office:value-type="string">
            <text:p>Figura</text:p>
          </table:table-cell>
          <table:table-cell office:value-type="string">
            <text:p/>
          </table:table-cell>
          <table:table-cell office:value-type="string">
            <text:p>Bucci, Ermand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2.jpg</text:p>
          </table:table-cell>
          <table:table-cell office:value-type="string">
            <text:p>Frondizi 47</text:p>
          </table:table-cell>
          <table:table-cell office:value-type="string">
            <text:p>-27.452342,-58.9860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</text:p>
          </table:table-cell>
          <table:table-cell office:value-type="string">
            <text:p>Grupo escultórico</text:p>
          </table:table-cell>
          <table:table-cell office:value-type="string">
            <text:p/>
          </table:table-cell>
          <table:table-cell office:value-type="string">
            <text:p>Budini, Miguel Angel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3.jpg</text:p>
          </table:table-cell>
          <table:table-cell office:value-type="string">
            <text:p>Roque Saenz Peña 453</text:p>
          </table:table-cell>
          <table:table-cell office:value-type="string">
            <text:p>-27.457014,-58.9877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</text:p>
          </table:table-cell>
          <table:table-cell office:value-type="string">
            <text:p>Ritual rupestre del próximo milenio</text:p>
          </table:table-cell>
          <table:table-cell office:value-type="string">
            <text:p/>
          </table:table-cell>
          <table:table-cell office:value-type="string">
            <text:p>Bustos Navarro, Carlos</text:p>
          </table:table-cell>
          <table:table-cell office:value-type="string">
            <text:p>Argentina</text:p>
          </table:table-cell>
          <table:table-cell office:value-type="string">
            <text:p>Madera, resina y metal</text:p>
          </table:table-cell>
          <table:table-cell office:value-type="string">
            <text:p>34.jpg</text:p>
          </table:table-cell>
          <table:table-cell office:value-type="string">
            <text:p>Av. Sabin</text:p>
          </table:table-cell>
          <table:table-cell office:value-type="string">
            <text:p>-27.432361,-58.980505</text:p>
          </table:table-cell>
          <table:table-cell office:value-type="string">
            <text:p>Premio del Público - Concurso Mileni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</text:p>
          </table:table-cell>
          <table:table-cell office:value-type="string">
            <text:p>Sin título</text:p>
          </table:table-cell>
          <table:table-cell office:value-type="string">
            <text:p/>
          </table:table-cell>
          <table:table-cell office:value-type="string">
            <text:p>Bustos Navarro, Carlos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35.jpg</text:p>
          </table:table-cell>
          <table:table-cell office:value-type="string">
            <text:p>Entrada Aeropuerto Internacional Resistencia</text:p>
          </table:table-cell>
          <table:table-cell office:value-type="string">
            <text:p>-27.444047,-59.024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</text:p>
          </table:table-cell>
          <table:table-cell office:value-type="string">
            <text:p>Sin título</text:p>
          </table:table-cell>
          <table:table-cell office:value-type="string">
            <text:p/>
          </table:table-cell>
          <table:table-cell office:value-type="string">
            <text:p>Bustos Navarro, Carlos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36.jpg</text:p>
          </table:table-cell>
          <table:table-cell office:value-type="string">
            <text:p>Entrada Aeropuerto Internacional Resistencia</text:p>
          </table:table-cell>
          <table:table-cell office:value-type="string">
            <text:p>-27.444511,-59.0249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</text:p>
          </table:table-cell>
          <table:table-cell office:value-type="string">
            <text:p>Canto americano</text:p>
          </table:table-cell>
          <table:table-cell office:value-type="string">
            <text:p/>
          </table:table-cell>
          <table:table-cell office:value-type="string">
            <text:p>Bustos Navarro, Carlos</text:p>
          </table:table-cell>
          <table:table-cell office:value-type="string">
            <text:p>Argentina</text:p>
          </table:table-cell>
          <table:table-cell office:value-type="string">
            <text:p>Piedra reconstituído</text:p>
          </table:table-cell>
          <table:table-cell office:value-type="string">
            <text:p>37.jpg</text:p>
          </table:table-cell>
          <table:table-cell office:value-type="string">
            <text:p>Necochea 302</text:p>
          </table:table-cell>
          <table:table-cell office:value-type="string">
            <text:p>-27.451206,-58.9918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</text:p>
          </table:table-cell>
          <table:table-cell office:value-type="string">
            <text:p>Ofrenda americana</text:p>
          </table:table-cell>
          <table:table-cell office:value-type="string">
            <text:p>28-7-1993</text:p>
          </table:table-cell>
          <table:table-cell office:value-type="string">
            <text:p>Caner, Fausto</text:p>
          </table:table-cell>
          <table:table-cell office:value-type="string">
            <text:p>Argentina</text:p>
          </table:table-cell>
          <table:table-cell office:value-type="string">
            <text:p>Lava volcánica</text:p>
          </table:table-cell>
          <table:table-cell office:value-type="string">
            <text:p>39.jpg</text:p>
          </table:table-cell>
          <table:table-cell office:value-type="string">
            <text:p>Arturo Illia 500</text:p>
          </table:table-cell>
          <table:table-cell office:value-type="string">
            <text:p>-27.45644,-58.9839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</text:p>
          </table:table-cell>
          <table:table-cell office:value-type="string">
            <text:p>Mari</text:p>
          </table:table-cell>
          <table:table-cell office:value-type="string">
            <text:p/>
          </table:table-cell>
          <table:table-cell office:value-type="string">
            <text:p>Caner, Faust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0.jpg</text:p>
          </table:table-cell>
          <table:table-cell office:value-type="string">
            <text:p>Santa María de Oro 285</text:p>
          </table:table-cell>
          <table:table-cell office:value-type="string">
            <text:p>-27.452585,-58.9898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</text:p>
          </table:table-cell>
          <table:table-cell office:value-type="string">
            <text:p>Trilogía de máscaras</text:p>
          </table:table-cell>
          <table:table-cell office:value-type="string">
            <text:p/>
          </table:table-cell>
          <table:table-cell office:value-type="string">
            <text:p>Carletti, José</text:p>
          </table:table-cell>
          <table:table-cell office:value-type="string">
            <text:p/>
          </table:table-cell>
          <table:table-cell office:value-type="string">
            <text:p>Piedra</text:p>
          </table:table-cell>
          <table:table-cell office:value-type="string">
            <text:p>41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554,-59.0491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</text:p>
          </table:table-cell>
          <table:table-cell office:value-type="string">
            <text:p>Comunicador de emociones III</text:p>
          </table:table-cell>
          <table:table-cell office:value-type="string">
            <text:p/>
          </table:table-cell>
          <table:table-cell office:value-type="string">
            <text:p>Carrasco, Ted</text:p>
          </table:table-cell>
          <table:table-cell office:value-type="string">
            <text:p>Bolivia</text:p>
          </table:table-cell>
          <table:table-cell office:value-type="string">
            <text:p>Mármol travertino</text:p>
          </table:table-cell>
          <table:table-cell office:value-type="string">
            <text:p>42.jpg</text:p>
          </table:table-cell>
          <table:table-cell office:value-type="string">
            <text:p>Av. De los Inmigrantes 1001 - Museum </text:p>
          </table:table-cell>
          <table:table-cell office:value-type="string">
            <text:p>-27.438676,-58.981632</text:p>
          </table:table-cell>
          <table:table-cell office:value-type="string">
            <text:p>Premio Fundación Andreani - Primera Bienal Internacio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</text:p>
          </table:table-cell>
          <table:table-cell office:value-type="string">
            <text:p>Imagen del alba</text:p>
          </table:table-cell>
          <table:table-cell office:value-type="string">
            <text:p/>
          </table:table-cell>
          <table:table-cell office:value-type="string">
            <text:p>Carriza, Hugo César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3.jpg</text:p>
          </table:table-cell>
          <table:table-cell office:value-type="string">
            <text:p>Av. Sarmiento 2300</text:p>
          </table:table-cell>
          <table:table-cell office:value-type="string">
            <text:p>-27.434258,-58.9674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</text:p>
          </table:table-cell>
          <table:table-cell office:value-type="string">
            <text:p>Cuando llegue la hora te estaré esperando</text:p>
          </table:table-cell>
          <table:table-cell office:value-type="string">
            <text:p>31-12-1996</text:p>
          </table:table-cell>
          <table:table-cell office:value-type="string">
            <text:p>Castro, Luis</text:p>
          </table:table-cell>
          <table:table-cell office:value-type="string">
            <text:p>Venezuela</text:p>
          </table:table-cell>
          <table:table-cell office:value-type="string">
            <text:p>Mármol travertino</text:p>
          </table:table-cell>
          <table:table-cell office:value-type="string">
            <text:p>44.jpg</text:p>
          </table:table-cell>
          <table:table-cell office:value-type="string">
            <text:p>La Rioja 268</text:p>
          </table:table-cell>
          <table:table-cell office:value-type="string">
            <text:p>-27.444325,-58.983541</text:p>
          </table:table-cell>
          <table:table-cell office:value-type="string">
            <text:p>Premio de los Niños - Segunda Trienal Americana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</text:p>
          </table:table-cell>
          <table:table-cell office:value-type="string">
            <text:p>El sembrador</text:p>
          </table:table-cell>
          <table:table-cell office:value-type="string">
            <text:p>1-3-1962</text:p>
          </table:table-cell>
          <table:table-cell office:value-type="string">
            <text:p>Constanzo, Jul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5.jpg</text:p>
          </table:table-cell>
          <table:table-cell office:value-type="string">
            <text:p>Vedia 152</text:p>
          </table:table-cell>
          <table:table-cell office:value-type="string">
            <text:p>-27.450726,-58.9896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</text:p>
          </table:table-cell>
          <table:table-cell office:value-type="string">
            <text:p>Cabeza de Almafuerte</text:p>
          </table:table-cell>
          <table:table-cell office:value-type="string">
            <text:p>3-5-1963</text:p>
          </table:table-cell>
          <table:table-cell office:value-type="string">
            <text:p>Correa Morales, Luci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46.jpg</text:p>
          </table:table-cell>
          <table:table-cell office:value-type="string">
            <text:p>Av. San Martin 100 al 200</text:p>
          </table:table-cell>
          <table:table-cell office:value-type="string">
            <text:p>-27.456105,-58.98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</text:p>
          </table:table-cell>
          <table:table-cell office:value-type="string">
            <text:p>Margarita en monociclo paseando por la Ciudad de las Esculturas</text:p>
          </table:table-cell>
          <table:table-cell office:value-type="string">
            <text:p>6-1-1999</text:p>
          </table:table-cell>
          <table:table-cell office:value-type="string">
            <text:p>Cuevas, Carlos</text:p>
          </table:table-cell>
          <table:table-cell office:value-type="string">
            <text:p>Argentina</text:p>
          </table:table-cell>
          <table:table-cell office:value-type="string">
            <text:p>Resina</text:p>
          </table:table-cell>
          <table:table-cell office:value-type="string">
            <text:p>47.jpg</text:p>
          </table:table-cell>
          <table:table-cell office:value-type="string">
            <text:p>Av. Las Heras 120</text:p>
          </table:table-cell>
          <table:table-cell office:value-type="string">
            <text:p>-27.458437,-58.98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</text:p>
          </table:table-cell>
          <table:table-cell office:value-type="string">
            <text:p>Hombre sentado</text:p>
          </table:table-cell>
          <table:table-cell office:value-type="string">
            <text:p>`1978</text:p>
          </table:table-cell>
          <table:table-cell office:value-type="string">
            <text:p>Cuesta, Orlando Eloy</text:p>
          </table:table-cell>
          <table:table-cell office:value-type="string">
            <text:p>Argentina</text:p>
          </table:table-cell>
          <table:table-cell office:value-type="string">
            <text:p>Madera algarrobo patinado</text:p>
          </table:table-cell>
          <table:table-cell office:value-type="string">
            <text:p>48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656,-59.0490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</text:p>
          </table:table-cell>
          <table:table-cell office:value-type="string">
            <text:p>Remordimiento</text:p>
          </table:table-cell>
          <table:table-cell office:value-type="string">
            <text:p>31-10-1962</text:p>
          </table:table-cell>
          <table:table-cell office:value-type="string">
            <text:p>Cullen Ayerza, Hernán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49.jpg</text:p>
          </table:table-cell>
          <table:table-cell office:value-type="string">
            <text:p>Juan B. Justo 102</text:p>
          </table:table-cell>
          <table:table-cell office:value-type="string">
            <text:p>-27.45287,-58.9864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</text:p>
          </table:table-cell>
          <table:table-cell office:value-type="string">
            <text:p>Dúo</text:p>
          </table:table-cell>
          <table:table-cell office:value-type="string">
            <text:p>25-8-1999</text:p>
          </table:table-cell>
          <table:table-cell office:value-type="string">
            <text:p>Chablais, Jean Paul</text:p>
          </table:table-cell>
          <table:table-cell office:value-type="string">
            <text:p>Francia</text:p>
          </table:table-cell>
          <table:table-cell office:value-type="string">
            <text:p>Mármol travertino</text:p>
          </table:table-cell>
          <table:table-cell office:value-type="string">
            <text:p>50.jpg</text:p>
          </table:table-cell>
          <table:table-cell office:value-type="string">
            <text:p>Av. San Martin 602 - Escuela de Comercio 7, 8 y 9</text:p>
          </table:table-cell>
          <table:table-cell office:value-type="string">
            <text:p>-27.459685,-58.987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</text:p>
          </table:table-cell>
          <table:table-cell office:value-type="string">
            <text:p>Péndulo</text:p>
          </table:table-cell>
          <table:table-cell office:value-type="string">
            <text:p>`1978</text:p>
          </table:table-cell>
          <table:table-cell office:value-type="string">
            <text:p>Daga, Ricard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51.jpg</text:p>
          </table:table-cell>
          <table:table-cell office:value-type="string">
            <text:p>Mitre 97</text:p>
          </table:table-cell>
          <table:table-cell office:value-type="string">
            <text:p>-27.44955,-58.9868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</text:p>
          </table:table-cell>
          <table:table-cell office:value-type="string">
            <text:p>Cabeza de Fernando Arranz</text:p>
          </table:table-cell>
          <table:table-cell office:value-type="string">
            <text:p/>
          </table:table-cell>
          <table:table-cell office:value-type="string">
            <text:p>De la Cárcova, Ernest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52.jpg</text:p>
          </table:table-cell>
          <table:table-cell office:value-type="string">
            <text:p>Plaza 25 de Mayo</text:p>
          </table:table-cell>
          <table:table-cell office:value-type="string">
            <text:p>-27.450291,-58.986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</text:p>
          </table:table-cell>
          <table:table-cell office:value-type="string">
            <text:p>Gaucho Victoriano Nogueira</text:p>
          </table:table-cell>
          <table:table-cell office:value-type="string">
            <text:p>`1972</text:p>
          </table:table-cell>
          <table:table-cell office:value-type="string">
            <text:p>Della Lastra, Ricardo</text:p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53.jpg</text:p>
          </table:table-cell>
          <table:table-cell office:value-type="string">
            <text:p>Av. 9 de Julio 699</text:p>
          </table:table-cell>
          <table:table-cell office:value-type="string">
            <text:p>-27.456436,-58.9803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</text:p>
          </table:table-cell>
          <table:table-cell office:value-type="string">
            <text:p>Quinre</text:p>
          </table:table-cell>
          <table:table-cell office:value-type="string">
            <text:p/>
          </table:table-cell>
          <table:table-cell office:value-type="string">
            <text:p>De Leo, José Luis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54.jpg</text:p>
          </table:table-cell>
          <table:table-cell office:value-type="string">
            <text:p>Marcelo T. De Alvear 145 - Casa de Gobierno</text:p>
          </table:table-cell>
          <table:table-cell office:value-type="string">
            <text:p>-27.449795,-58.98713</text:p>
          </table:table-cell>
          <table:table-cell office:value-type="string">
            <text:p>Tercer premio - Quint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</text:p>
          </table:table-cell>
          <table:table-cell office:value-type="string">
            <text:p>Madre</text:p>
          </table:table-cell>
          <table:table-cell office:value-type="string">
            <text:p/>
          </table:table-cell>
          <table:table-cell office:value-type="string">
            <text:p>De Robertis, Pabl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55.jpg</text:p>
          </table:table-cell>
          <table:table-cell office:value-type="string">
            <text:p>Juan D. Perón 123</text:p>
          </table:table-cell>
          <table:table-cell office:value-type="string">
            <text:p>-27.451709,-58.9894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</text:p>
          </table:table-cell>
          <table:table-cell office:value-type="string">
            <text:p>Luna</text:p>
          </table:table-cell>
          <table:table-cell office:value-type="string">
            <text:p/>
          </table:table-cell>
          <table:table-cell office:value-type="string">
            <text:p>Devoto, Antoni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56.jpg</text:p>
          </table:table-cell>
          <table:table-cell office:value-type="string">
            <text:p>Julio A. Roca 440</text:p>
          </table:table-cell>
          <table:table-cell office:value-type="string">
            <text:p>-27.448519,-58.9911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</text:p>
          </table:table-cell>
          <table:table-cell office:value-type="string">
            <text:p>Maternidad</text:p>
          </table:table-cell>
          <table:table-cell office:value-type="string">
            <text:p>10-8-1968</text:p>
          </table:table-cell>
          <table:table-cell office:value-type="string">
            <text:p>Devoto, Anton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7.jpg</text:p>
          </table:table-cell>
          <table:table-cell office:value-type="string">
            <text:p>Güemes 190</text:p>
          </table:table-cell>
          <table:table-cell office:value-type="string">
            <text:p>-27.450493,-58.9838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</text:p>
          </table:table-cell>
          <table:table-cell office:value-type="string">
            <text:p>Madre</text:p>
          </table:table-cell>
          <table:table-cell office:value-type="string">
            <text:p/>
          </table:table-cell>
          <table:table-cell office:value-type="string">
            <text:p>Diamante de Gorodner, Lola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8.jpg</text:p>
          </table:table-cell>
          <table:table-cell office:value-type="string">
            <text:p>Hipólito yrigoyen 236</text:p>
          </table:table-cell>
          <table:table-cell office:value-type="string">
            <text:p>-27.452232,-58.9835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9</text:p>
          </table:table-cell>
          <table:table-cell office:value-type="string">
            <text:p>De la serie de la ribera</text:p>
          </table:table-cell>
          <table:table-cell office:value-type="string">
            <text:p/>
          </table:table-cell>
          <table:table-cell office:value-type="string">
            <text:p>Díaz, Alberto ""Bastón""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59.jpg</text:p>
          </table:table-cell>
          <table:table-cell office:value-type="string">
            <text:p>Roque Saenz Peña 180 - Secheep</text:p>
          </table:table-cell>
          <table:table-cell office:value-type="string">
            <text:p>-27.454703,-58.985641</text:p>
          </table:table-cell>
          <table:table-cell office:value-type="string">
            <text:p>Tercer Premio - Primera Trienal Nacional de Escult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0</text:p>
          </table:table-cell>
          <table:table-cell office:value-type="string">
            <text:p>En memoria de...</text:p>
          </table:table-cell>
          <table:table-cell office:value-type="string">
            <text:p>19-7-1998</text:p>
          </table:table-cell>
          <table:table-cell office:value-type="string">
            <text:p>Díaz Navarro, Carlos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60.jpg</text:p>
          </table:table-cell>
          <table:table-cell office:value-type="string">
            <text:p>Plazoleta Aldo y Efraín Boglietti</text:p>
          </table:table-cell>
          <table:table-cell office:value-type="string">
            <text:p>-27.445111,-58.97796</text:p>
          </table:table-cell>
          <table:table-cell office:value-type="string">
            <text:p>Premio Fundación Andreani - 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1</text:p>
          </table:table-cell>
          <table:table-cell office:value-type="string">
            <text:p>Convivencia 23</text:p>
          </table:table-cell>
          <table:table-cell office:value-type="string">
            <text:p/>
          </table:table-cell>
          <table:table-cell office:value-type="string">
            <text:p>Díaz Navarro, Carlos</text:p>
          </table:table-cell>
          <table:table-cell office:value-type="string">
            <text:p>Argentina</text:p>
          </table:table-cell>
          <table:table-cell office:value-type="string">
            <text:p>Madera y granito</text:p>
          </table:table-cell>
          <table:table-cell office:value-type="string">
            <text:p>61.jpg</text:p>
          </table:table-cell>
          <table:table-cell office:value-type="string">
            <text:p>Sala de Exposición MUSEUM</text:p>
          </table:table-cell>
          <table:table-cell office:value-type="string">
            <text:p/>
          </table:table-cell>
          <table:table-cell office:value-type="string">
            <text:p>Primer Premio - Primer Concurso Americano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2</text:p>
          </table:table-cell>
          <table:table-cell office:value-type="string">
            <text:p>Angel mío</text:p>
          </table:table-cell>
          <table:table-cell office:value-type="string">
            <text:p>5-11-1998</text:p>
          </table:table-cell>
          <table:table-cell office:value-type="string">
            <text:p>Dinev, Mitko</text:p>
          </table:table-cell>
          <table:table-cell office:value-type="string">
            <text:p>Bulgaria</text:p>
          </table:table-cell>
          <table:table-cell office:value-type="string">
            <text:p>Metal</text:p>
          </table:table-cell>
          <table:table-cell office:value-type="string">
            <text:p>62.jpg</text:p>
          </table:table-cell>
          <table:table-cell office:value-type="string">
            <text:p>Av. De los Inmigrantes 1001 - Museum </text:p>
          </table:table-cell>
          <table:table-cell office:value-type="string">
            <text:p>-27.454865,-58.982007</text:p>
          </table:table-cell>
          <table:table-cell office:value-type="string">
            <text:p>Premio del Público y de los Niños - Primera Bienal Internacio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3</text:p>
          </table:table-cell>
          <table:table-cell office:value-type="string">
            <text:p>Cabeza de Juan Ramón Lestani</text:p>
          </table:table-cell>
          <table:table-cell office:value-type="string">
            <text:p>2-2-1959</text:p>
          </table:table-cell>
          <table:table-cell office:value-type="string">
            <text:p>Dominguez, Crisant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63.jpg</text:p>
          </table:table-cell>
          <table:table-cell office:value-type="string">
            <text:p>Av. Italia 1</text:p>
          </table:table-cell>
          <table:table-cell office:value-type="string">
            <text:p>-27.454865,-58.982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4</text:p>
          </table:table-cell>
          <table:table-cell office:value-type="string">
            <text:p>Cabeza del Poeta Gaspar Benavento</text:p>
          </table:table-cell>
          <table:table-cell office:value-type="string">
            <text:p>14-7-1961</text:p>
          </table:table-cell>
          <table:table-cell office:value-type="string">
            <text:p>Dominguez, Crisant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64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48,-58.981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5</text:p>
          </table:table-cell>
          <table:table-cell office:value-type="string">
            <text:p>Julia</text:p>
          </table:table-cell>
          <table:table-cell office:value-type="string">
            <text:p>9-12-1997</text:p>
          </table:table-cell>
          <table:table-cell office:value-type="string">
            <text:p>Dominguez, Crisant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65.jpg</text:p>
          </table:table-cell>
          <table:table-cell office:value-type="string">
            <text:p>Hipólito yrigoyen 726</text:p>
          </table:table-cell>
          <table:table-cell office:value-type="string">
            <text:p>-27.456022,-58.979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6</text:p>
          </table:table-cell>
          <table:table-cell office:value-type="string">
            <text:p>Desnudo</text:p>
          </table:table-cell>
          <table:table-cell office:value-type="string">
            <text:p/>
          </table:table-cell>
          <table:table-cell office:value-type="string">
            <text:p>Dompé, Hernán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66.jpg</text:p>
          </table:table-cell>
          <table:table-cell office:value-type="string">
            <text:p>Av. Italia 50</text:p>
          </table:table-cell>
          <table:table-cell office:value-type="string">
            <text:p>-27.454755,-58.9817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7</text:p>
          </table:table-cell>
          <table:table-cell office:value-type="string">
            <text:p>Pinchila</text:p>
          </table:table-cell>
          <table:table-cell office:value-type="string">
            <text:p>19-7-1998</text:p>
          </table:table-cell>
          <table:table-cell office:value-type="string">
            <text:p>Dompé, Hernán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67.jpg</text:p>
          </table:table-cell>
          <table:table-cell office:value-type="string">
            <text:p>Av. De los Inmigrantes 1001 - Museum </text:p>
          </table:table-cell>
          <table:table-cell office:value-type="string">
            <text:p>-27.43761,-58.981468</text:p>
          </table:table-cell>
          <table:table-cell office:value-type="string">
            <text:p>Premio del Público - 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8</text:p>
          </table:table-cell>
          <table:table-cell office:value-type="string">
            <text:p>Guardiana del sol</text:p>
          </table:table-cell>
          <table:table-cell office:value-type="string">
            <text:p/>
          </table:table-cell>
          <table:table-cell office:value-type="string">
            <text:p>Dompé, Hernán</text:p>
          </table:table-cell>
          <table:table-cell office:value-type="string">
            <text:p>Argentina</text:p>
          </table:table-cell>
          <table:table-cell office:value-type="string">
            <text:p>Cemento patinado</text:p>
          </table:table-cell>
          <table:table-cell office:value-type="string">
            <text:p>68.jpg</text:p>
          </table:table-cell>
          <table:table-cell office:value-type="string">
            <text:p>Salta 185</text:p>
          </table:table-cell>
          <table:table-cell office:value-type="string">
            <text:p>-27.452094,-58.990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69</text:p>
          </table:table-cell>
          <table:table-cell office:value-type="string">
            <text:p>Cuchillo</text:p>
          </table:table-cell>
          <table:table-cell office:value-type="string">
            <text:p/>
          </table:table-cell>
          <table:table-cell office:value-type="string">
            <text:p>Dompé, Hernán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69.jpg</text:p>
          </table:table-cell>
          <table:table-cell office:value-type="string">
            <text:p>Roque Saenz Peña 180 - Secheep</text:p>
          </table:table-cell>
          <table:table-cell office:value-type="string">
            <text:p>-27.454784,-58.985703</text:p>
          </table:table-cell>
          <table:table-cell office:value-type="string">
            <text:p>Tercer Premio - Primer Concurso Trienal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0</text:p>
          </table:table-cell>
          <table:table-cell office:value-type="string">
            <text:p>Nave con rayo</text:p>
          </table:table-cell>
          <table:table-cell office:value-type="string">
            <text:p>25-7-2006</text:p>
          </table:table-cell>
          <table:table-cell office:value-type="string">
            <text:p>Dompé, Hernán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70.jpg</text:p>
          </table:table-cell>
          <table:table-cell office:value-type="string">
            <text:p>Sala de Exposición MUSEUM</text:p>
          </table:table-cell>
          <table:table-cell office:value-type="string">
            <text:p/>
          </table:table-cell>
          <table:table-cell office:value-type="string">
            <text:p>Segundo Puesto y Premio de Escultores - Segundo Concurso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1</text:p>
          </table:table-cell>
          <table:table-cell office:value-type="string">
            <text:p>Construyamos juntos el mundo que soñamos</text:p>
          </table:table-cell>
          <table:table-cell office:value-type="string">
            <text:p>6-11-1996</text:p>
          </table:table-cell>
          <table:table-cell office:value-type="string">
            <text:p>Eidman, Mim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71.jpg</text:p>
          </table:table-cell>
          <table:table-cell office:value-type="string">
            <text:p>Arbo y Blanco 260</text:p>
          </table:table-cell>
          <table:table-cell office:value-type="string">
            <text:p>-27.457771,-58.9835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3</text:p>
          </table:table-cell>
          <table:table-cell office:value-type="string">
            <text:p>Chaco</text:p>
          </table:table-cell>
          <table:table-cell office:value-type="string">
            <text:p>26-6-1996</text:p>
          </table:table-cell>
          <table:table-cell office:value-type="string">
            <text:p>Eidman, Mimo</text:p>
          </table:table-cell>
          <table:table-cell office:value-type="string">
            <text:p>Argentina</text:p>
          </table:table-cell>
          <table:table-cell office:value-type="string">
            <text:p>Chapa y mármol</text:p>
          </table:table-cell>
          <table:table-cell office:value-type="string">
            <text:p>73.jpg</text:p>
          </table:table-cell>
          <table:table-cell office:value-type="string">
            <text:p>Av. Sarmiento 199</text:p>
          </table:table-cell>
          <table:table-cell office:value-type="string">
            <text:p>-27.449619,-58.9849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4</text:p>
          </table:table-cell>
          <table:table-cell office:value-type="string">
            <text:p>Luana</text:p>
          </table:table-cell>
          <table:table-cell office:value-type="string">
            <text:p>5-3-1999</text:p>
          </table:table-cell>
          <table:table-cell office:value-type="string">
            <text:p>Eidman, Mimo</text:p>
          </table:table-cell>
          <table:table-cell office:value-type="string">
            <text:p>Argentina</text:p>
          </table:table-cell>
          <table:table-cell office:value-type="string">
            <text:p>Mármol travertino, metal, granito</text:p>
          </table:table-cell>
          <table:table-cell office:value-type="string">
            <text:p>74.jpg</text:p>
          </table:table-cell>
          <table:table-cell office:value-type="string">
            <text:p>Santa Fe 560</text:p>
          </table:table-cell>
          <table:table-cell office:value-type="string">
            <text:p>-27.445175,-58.9896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5</text:p>
          </table:table-cell>
          <table:table-cell office:value-type="string">
            <text:p>Reflexión</text:p>
          </table:table-cell>
          <table:table-cell office:value-type="string">
            <text:p>28-12-1999</text:p>
          </table:table-cell>
          <table:table-cell office:value-type="string">
            <text:p>Eidman, Mim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75.jpg</text:p>
          </table:table-cell>
          <table:table-cell office:value-type="string">
            <text:p>Marcelo T. De Alvear 751</text:p>
          </table:table-cell>
          <table:table-cell office:value-type="string">
            <text:p>-27.444554,-58.9922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6</text:p>
          </table:table-cell>
          <table:table-cell office:value-type="string">
            <text:p>Madre</text:p>
          </table:table-cell>
          <table:table-cell office:value-type="string">
            <text:p>21-10-1962</text:p>
          </table:table-cell>
          <table:table-cell office:value-type="string">
            <text:p>Mariscal, José</text:p>
          </table:table-cell>
          <table:table-cell office:value-type="string">
            <text:p>Argentina</text:p>
          </table:table-cell>
          <table:table-cell office:value-type="string">
            <text:p>Madera de quebracho</text:p>
          </table:table-cell>
          <table:table-cell office:value-type="string">
            <text:p>76.jpg</text:p>
          </table:table-cell>
          <table:table-cell office:value-type="string">
            <text:p>Plaza España</text:p>
          </table:table-cell>
          <table:table-cell office:value-type="string">
            <text:p>-27.458672,-58.986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7</text:p>
          </table:table-cell>
          <table:table-cell office:value-type="string">
            <text:p>Arbol de la vida</text:p>
          </table:table-cell>
          <table:table-cell office:value-type="string">
            <text:p>27-3-1999</text:p>
          </table:table-cell>
          <table:table-cell office:value-type="string">
            <text:p>Eidman, Mimo</text:p>
          </table:table-cell>
          <table:table-cell office:value-type="string">
            <text:p>Argentina</text:p>
          </table:table-cell>
          <table:table-cell office:value-type="string">
            <text:p>Cemento y metal</text:p>
          </table:table-cell>
          <table:table-cell office:value-type="string">
            <text:p>77.jpg</text:p>
          </table:table-cell>
          <table:table-cell office:value-type="string">
            <text:p>Av. Vélez Sárfield 400 al 500</text:p>
          </table:table-cell>
          <table:table-cell office:value-type="string">
            <text:p>-27.454684,-58.9761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8</text:p>
          </table:table-cell>
          <table:table-cell office:value-type="string">
            <text:p>Monumento al maestro</text:p>
          </table:table-cell>
          <table:table-cell office:value-type="string">
            <text:p/>
          </table:table-cell>
          <table:table-cell office:value-type="string">
            <text:p>Eidman, Mimo y Fabriciano</text:p>
          </table:table-cell>
          <table:table-cell office:value-type="string">
            <text:p>Argentina</text:p>
          </table:table-cell>
          <table:table-cell office:value-type="string">
            <text:p>Mural cemento</text:p>
          </table:table-cell>
          <table:table-cell office:value-type="string">
            <text:p>78.jpg</text:p>
          </table:table-cell>
          <table:table-cell office:value-type="string">
            <text:p>Plaza 25 de Mayo</text:p>
          </table:table-cell>
          <table:table-cell office:value-type="string">
            <text:p>-27.450752,-58.9872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79</text:p>
          </table:table-cell>
          <table:table-cell office:value-type="string">
            <text:p>La noche</text:p>
          </table:table-cell>
          <table:table-cell office:value-type="string">
            <text:p>8-11-1968</text:p>
          </table:table-cell>
          <table:table-cell office:value-type="string">
            <text:p>Eloisegui, Rubén</text:p>
          </table:table-cell>
          <table:table-cell office:value-type="string">
            <text:p>Argentina</text:p>
          </table:table-cell>
          <table:table-cell office:value-type="string">
            <text:p>Piedra roja reconstituída</text:p>
          </table:table-cell>
          <table:table-cell office:value-type="string">
            <text:p>79.jpg</text:p>
          </table:table-cell>
          <table:table-cell office:value-type="string">
            <text:p>Av. Alberdi 175</text:p>
          </table:table-cell>
          <table:table-cell office:value-type="string">
            <text:p>-27.452523,-58.9879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0</text:p>
          </table:table-cell>
          <table:table-cell office:value-type="string">
            <text:p>Libertad</text:p>
          </table:table-cell>
          <table:table-cell office:value-type="string">
            <text:p>0-0-1976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80.jpg</text:p>
          </table:table-cell>
          <table:table-cell office:value-type="string">
            <text:p>Arturo Illía 270</text:p>
          </table:table-cell>
          <table:table-cell office:value-type="string">
            <text:p>-27.454862,-58.985915</text:p>
          </table:table-cell>
          <table:table-cell office:value-type="string">
            <text:p>Primer premio - LXV Salón Nacion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1</text:p>
          </table:table-cell>
          <table:table-cell office:value-type="string">
            <text:p>Encadenamiento diagonal</text:p>
          </table:table-cell>
          <table:table-cell office:value-type="string">
            <text:p>26-6-1995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dolomita</text:p>
          </table:table-cell>
          <table:table-cell office:value-type="string">
            <text:p>81.jpg</text:p>
          </table:table-cell>
          <table:table-cell office:value-type="string">
            <text:p>Julio A. Roca 1741</text:p>
          </table:table-cell>
          <table:table-cell office:value-type="string">
            <text:p>-27.437977,-59.0032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2</text:p>
          </table:table-cell>
          <table:table-cell office:value-type="string">
            <text:p>Apoyo esencial</text:p>
          </table:table-cell>
          <table:table-cell office:value-type="string">
            <text:p>27-11-1997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 - Madera y metal</text:p>
          </table:table-cell>
          <table:table-cell office:value-type="string">
            <text:p>82.jpg</text:p>
          </table:table-cell>
          <table:table-cell office:value-type="string">
            <text:p>Güemes 46</text:p>
          </table:table-cell>
          <table:table-cell office:value-type="string">
            <text:p>-27.451586,-58.9851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3</text:p>
          </table:table-cell>
          <table:table-cell office:value-type="string">
            <text:p>Victoria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de Carrara</text:p>
          </table:table-cell>
          <table:table-cell office:value-type="string">
            <text:p>83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661,-59.048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4</text:p>
          </table:table-cell>
          <table:table-cell office:value-type="string">
            <text:p>Victoria II</text:p>
          </table:table-cell>
          <table:table-cell office:value-type="string">
            <text:p>0-0-1983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84.jpg</text:p>
          </table:table-cell>
          <table:table-cell office:value-type="string">
            <text:p>Güemes 144</text:p>
          </table:table-cell>
          <table:table-cell office:value-type="string">
            <text:p>-27.450970918970555,-58.9844477176666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5</text:p>
          </table:table-cell>
          <table:table-cell office:value-type="string">
            <text:p>Familia</text:p>
          </table:table-cell>
          <table:table-cell office:value-type="string">
            <text:p>19-7-199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85.jpg</text:p>
          </table:table-cell>
          <table:table-cell office:value-type="string">
            <text:p>Av. Mac Lean y Julio A. Roca</text:p>
          </table:table-cell>
          <table:table-cell office:value-type="string">
            <text:p>-27.439245,-59.0019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6</text:p>
          </table:table-cell>
          <table:table-cell office:value-type="string">
            <text:p>Canto americano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86.jpg</text:p>
          </table:table-cell>
          <table:table-cell office:value-type="string">
            <text:p>Frondizi 123</text:p>
          </table:table-cell>
          <table:table-cell office:value-type="string">
            <text:p>-27.452884,-58.9866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8</text:p>
          </table:table-cell>
          <table:table-cell office:value-type="string">
            <text:p>Maternidad</text:p>
          </table:table-cell>
          <table:table-cell office:value-type="string">
            <text:p>`1993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88.jpg</text:p>
          </table:table-cell>
          <table:table-cell office:value-type="string">
            <text:p>Mitre 401</text:p>
          </table:table-cell>
          <table:table-cell office:value-type="string">
            <text:p>-27.447086,-58.9839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89</text:p>
          </table:table-cell>
          <table:table-cell office:value-type="string">
            <text:p>Inmaculada</text:p>
          </table:table-cell>
          <table:table-cell office:value-type="string">
            <text:p>0-0-197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de Carrara</text:p>
          </table:table-cell>
          <table:table-cell office:value-type="string">
            <text:p>89.jpg</text:p>
          </table:table-cell>
          <table:table-cell office:value-type="string">
            <text:p>Santa María de Oro 60</text:p>
          </table:table-cell>
          <table:table-cell office:value-type="string">
            <text:p>-27.450857,-58.9881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0</text:p>
          </table:table-cell>
          <table:table-cell office:value-type="string">
            <text:p>San Fernando</text:p>
          </table:table-cell>
          <table:table-cell office:value-type="string">
            <text:p>0-0-197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de Carrara</text:p>
          </table:table-cell>
          <table:table-cell office:value-type="string">
            <text:p>90.jpg</text:p>
          </table:table-cell>
          <table:table-cell office:value-type="string">
            <text:p>Santa María de Oro 60</text:p>
          </table:table-cell>
          <table:table-cell office:value-type="string">
            <text:p>-27.450947,-58.9882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2</text:p>
          </table:table-cell>
          <table:table-cell office:value-type="string">
            <text:p>Magnetismo</text:p>
          </table:table-cell>
          <table:table-cell office:value-type="string">
            <text:p>0-12-1999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 y metal</text:p>
          </table:table-cell>
          <table:table-cell office:value-type="string">
            <text:p>92.jpg</text:p>
          </table:table-cell>
          <table:table-cell office:value-type="string">
            <text:p>Monteagudo 62</text:p>
          </table:table-cell>
          <table:table-cell office:value-type="string">
            <text:p>-27.455386,-58.9806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3</text:p>
          </table:table-cell>
          <table:table-cell office:value-type="string">
            <text:p>Procesión de destellos</text:p>
          </table:table-cell>
          <table:table-cell office:value-type="string">
            <text:p>28-8-1999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dolomita</text:p>
          </table:table-cell>
          <table:table-cell office:value-type="string">
            <text:p>93.jpg</text:p>
          </table:table-cell>
          <table:table-cell office:value-type="string">
            <text:p>Monteagudo 546</text:p>
          </table:table-cell>
          <table:table-cell office:value-type="string">
            <text:p>-27.451566,-58.9764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4</text:p>
          </table:table-cell>
          <table:table-cell office:value-type="string">
            <text:p>Busto de Belgrano</text:p>
          </table:table-cell>
          <table:table-cell office:value-type="string">
            <text:p>19-6-1970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94.jpg</text:p>
          </table:table-cell>
          <table:table-cell office:value-type="string">
            <text:p>Av. Belgrano 0 al 100</text:p>
          </table:table-cell>
          <table:table-cell office:value-type="string">
            <text:p>-27.447382,-58.991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5</text:p>
          </table:table-cell>
          <table:table-cell office:value-type="string">
            <text:p>Bruno Ramirez</text:p>
          </table:table-cell>
          <table:table-cell office:value-type="string">
            <text:p>11-9-197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95.jpg</text:p>
          </table:table-cell>
          <table:table-cell office:value-type="string">
            <text:p>Av. Sarmiento 108</text:p>
          </table:table-cell>
          <table:table-cell office:value-type="string">
            <text:p>-27.450243,-58.985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6</text:p>
          </table:table-cell>
          <table:table-cell office:value-type="string">
            <text:p>Encuentros I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96.jpg</text:p>
          </table:table-cell>
          <table:table-cell office:value-type="string">
            <text:p>Av. Sarmiento y ruta Nicolas Avellaneda</text:p>
          </table:table-cell>
          <table:table-cell office:value-type="string">
            <text:p>-27.422333,-58.9560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7</text:p>
          </table:table-cell>
          <table:table-cell office:value-type="string">
            <text:p>Plegaria</text:p>
          </table:table-cell>
          <table:table-cell office:value-type="string">
            <text:p>28-7-1999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Resina</text:p>
          </table:table-cell>
          <table:table-cell office:value-type="string">
            <text:p>97.jpg</text:p>
          </table:table-cell>
          <table:table-cell office:value-type="string">
            <text:p>Mitre 50</text:p>
          </table:table-cell>
          <table:table-cell office:value-type="string">
            <text:p>-27.449814,-58.9870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8</text:p>
          </table:table-cell>
          <table:table-cell office:value-type="string">
            <text:p>Señales</text:p>
          </table:table-cell>
          <table:table-cell office:value-type="string">
            <text:p>`1999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98.jpg</text:p>
          </table:table-cell>
          <table:table-cell office:value-type="string">
            <text:p>Av. San Martin 499</text:p>
          </table:table-cell>
          <table:table-cell office:value-type="string">
            <text:p>-27.458885,-58.9863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99</text:p>
          </table:table-cell>
          <table:table-cell office:value-type="string">
            <text:p>Inmaculada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99.jpg</text:p>
          </table:table-cell>
          <table:table-cell office:value-type="string">
            <text:p>Ruta 11 y ruta 16</text:p>
          </table:table-cell>
          <table:table-cell office:value-type="string">
            <text:p>-27.411919,-59.002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0</text:p>
          </table:table-cell>
          <table:table-cell office:value-type="string">
            <text:p>A la mar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100.jpg</text:p>
          </table:table-cell>
          <table:table-cell office:value-type="string">
            <text:p>Av. Firpo 103 </text:p>
          </table:table-cell>
          <table:table-cell office:value-type="string">
            <text:p>-27.478485,-58.9530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1</text:p>
          </table:table-cell>
          <table:table-cell office:value-type="string">
            <text:p>Mujer del éxodo (reproducción)</text:p>
          </table:table-cell>
          <table:table-cell office:value-type="string">
            <text:p>4-4-1962</text:p>
          </table:table-cell>
          <table:table-cell office:value-type="string">
            <text:p>Falcini, Luis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01.jpg</text:p>
          </table:table-cell>
          <table:table-cell office:value-type="string">
            <text:p>Peatonal Arturo Illía 161</text:p>
          </table:table-cell>
          <table:table-cell office:value-type="string">
            <text:p>-27.45391,-58.986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2</text:p>
          </table:table-cell>
          <table:table-cell office:value-type="string">
            <text:p>Espera</text:p>
          </table:table-cell>
          <table:table-cell office:value-type="string">
            <text:p/>
          </table:table-cell>
          <table:table-cell office:value-type="string">
            <text:p>Fernández Mar, Nicasio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102.jpg</text:p>
          </table:table-cell>
          <table:table-cell office:value-type="string">
            <text:p>Santa María de Oro 2</text:p>
          </table:table-cell>
          <table:table-cell office:value-type="string">
            <text:p>-27.450399,-58.9876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3</text:p>
          </table:table-cell>
          <table:table-cell office:value-type="string">
            <text:p>Estructura</text:p>
          </table:table-cell>
          <table:table-cell office:value-type="string">
            <text:p/>
          </table:table-cell>
          <table:table-cell office:value-type="string">
            <text:p>Fernández Olivi, Raúl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103.jpg</text:p>
          </table:table-cell>
          <table:table-cell office:value-type="string">
            <text:p>Marcelo T. De Alvear 145 - Casa de Gobierno</text:p>
          </table:table-cell>
          <table:table-cell office:value-type="string">
            <text:p>-27.449576,-58.986935</text:p>
          </table:table-cell>
          <table:table-cell office:value-type="string">
            <text:p>Segundo Premio - Sext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4</text:p>
          </table:table-cell>
          <table:table-cell office:value-type="string">
            <text:p>Wichiqomocoi</text:p>
          </table:table-cell>
          <table:table-cell office:value-type="string">
            <text:p>0-0-1999</text:p>
          </table:table-cell>
          <table:table-cell office:value-type="string">
            <text:p>Ferrer, Francisc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104.jpg</text:p>
          </table:table-cell>
          <table:table-cell office:value-type="string">
            <text:p>Rotonda Villa Rossi (Barranqueras)</text:p>
          </table:table-cell>
          <table:table-cell office:value-type="string">
            <text:p>-27.482885,-58.936198</text:p>
          </table:table-cell>
          <table:table-cell office:value-type="string">
            <text:p>Segundo Premio - Concurso Mileni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5</text:p>
          </table:table-cell>
          <table:table-cell office:value-type="string">
            <text:p>Cabeza de Guillermo Hillcoat</text:p>
          </table:table-cell>
          <table:table-cell office:value-type="string">
            <text:p>15-8-1963</text:p>
          </table:table-cell>
          <table:table-cell office:value-type="string">
            <text:p>Fioravanti, José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05.jpg</text:p>
          </table:table-cell>
          <table:table-cell office:value-type="string">
            <text:p>Juan B. Justo 143</text:p>
          </table:table-cell>
          <table:table-cell office:value-type="string">
            <text:p>-27.453051,-58.986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6</text:p>
          </table:table-cell>
          <table:table-cell office:value-type="string">
            <text:p>Despertar</text:p>
          </table:table-cell>
          <table:table-cell office:value-type="string">
            <text:p>19-6-1969</text:p>
          </table:table-cell>
          <table:table-cell office:value-type="string">
            <text:p>Fontana, Luci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06.jpg</text:p>
          </table:table-cell>
          <table:table-cell office:value-type="string">
            <text:p>Güemes 2</text:p>
          </table:table-cell>
          <table:table-cell office:value-type="string">
            <text:p>-27.451859,-58.985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7</text:p>
          </table:table-cell>
          <table:table-cell office:value-type="string">
            <text:p>Los peces en el bosque</text:p>
          </table:table-cell>
          <table:table-cell office:value-type="string">
            <text:p>7-7-1999</text:p>
          </table:table-cell>
          <table:table-cell office:value-type="string">
            <text:p>Fujibe, Yoshito</text:p>
          </table:table-cell>
          <table:table-cell office:value-type="string">
            <text:p>Japón</text:p>
          </table:table-cell>
          <table:table-cell office:value-type="string">
            <text:p>Mármol travertino</text:p>
          </table:table-cell>
          <table:table-cell office:value-type="string">
            <text:p>107.jpg</text:p>
          </table:table-cell>
          <table:table-cell office:value-type="string">
            <text:p>Av. Sarmiento 2100</text:p>
          </table:table-cell>
          <table:table-cell office:value-type="string">
            <text:p>-27.434494,-58.96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8</text:p>
          </table:table-cell>
          <table:table-cell office:value-type="string">
            <text:p>Bailarina</text:p>
          </table:table-cell>
          <table:table-cell office:value-type="string">
            <text:p/>
          </table:table-cell>
          <table:table-cell office:value-type="string">
            <text:p>Gabito, Walter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08.jpg</text:p>
          </table:table-cell>
          <table:table-cell office:value-type="string">
            <text:p>Av. Sarmiento 485</text:p>
          </table:table-cell>
          <table:table-cell office:value-type="string">
            <text:p>-27.447408,-58.9824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09</text:p>
          </table:table-cell>
          <table:table-cell office:value-type="string">
            <text:p>Mujer andina</text:p>
          </table:table-cell>
          <table:table-cell office:value-type="string">
            <text:p>26-9-1969</text:p>
          </table:table-cell>
          <table:table-cell office:value-type="string">
            <text:p>Gaimari, Enrique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109.jpg</text:p>
          </table:table-cell>
          <table:table-cell office:value-type="string">
            <text:p>Av. Sarmiento 335</text:p>
          </table:table-cell>
          <table:table-cell office:value-type="string">
            <text:p>-27.448534,-58.9837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1</text:p>
          </table:table-cell>
          <table:table-cell office:value-type="string">
            <text:p>Forma</text:p>
          </table:table-cell>
          <table:table-cell office:value-type="string">
            <text:p>10-7-1997</text:p>
          </table:table-cell>
          <table:table-cell office:value-type="string">
            <text:p>Gajardo, José Vicente</text:p>
          </table:table-cell>
          <table:table-cell office:value-type="string">
            <text:p>Chile</text:p>
          </table:table-cell>
          <table:table-cell office:value-type="string">
            <text:p>Mármol travertino</text:p>
          </table:table-cell>
          <table:table-cell office:value-type="string">
            <text:p>111.jpg</text:p>
          </table:table-cell>
          <table:table-cell office:value-type="string">
            <text:p>José Maria Paz 101</text:p>
          </table:table-cell>
          <table:table-cell office:value-type="string">
            <text:p>-27.453615,-58.985703</text:p>
          </table:table-cell>
          <table:table-cell office:value-type="string">
            <text:p>Segundo puesto y Premio de Esculto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2</text:p>
          </table:table-cell>
          <table:table-cell office:value-type="string">
            <text:p>Mesa</text:p>
          </table:table-cell>
          <table:table-cell office:value-type="string">
            <text:p>19-7-1998</text:p>
          </table:table-cell>
          <table:table-cell office:value-type="string">
            <text:p>Gajardo, José Vicente</text:p>
          </table:table-cell>
          <table:table-cell office:value-type="string">
            <text:p>Chile</text:p>
          </table:table-cell>
          <table:table-cell office:value-type="string">
            <text:p>Granito</text:p>
          </table:table-cell>
          <table:table-cell office:value-type="string">
            <text:p>112.jpg</text:p>
          </table:table-cell>
          <table:table-cell office:value-type="string">
            <text:p>Av. De los Inmigrantes 1001 - Museum</text:p>
          </table:table-cell>
          <table:table-cell office:value-type="string">
            <text:p>-27.437555,-58.980975</text:p>
          </table:table-cell>
          <table:table-cell office:value-type="string">
            <text:p>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3</text:p>
          </table:table-cell>
          <table:table-cell office:value-type="string">
            <text:p>Cincel</text:p>
          </table:table-cell>
          <table:table-cell office:value-type="string">
            <text:p>19-7-1998</text:p>
          </table:table-cell>
          <table:table-cell office:value-type="string">
            <text:p>Gamarra, Jorge</text:p>
          </table:table-cell>
          <table:table-cell office:value-type="string">
            <text:p>Argentina</text:p>
          </table:table-cell>
          <table:table-cell office:value-type="string">
            <text:p>Granito y chapa</text:p>
          </table:table-cell>
          <table:table-cell office:value-type="string">
            <text:p>113.jpg</text:p>
          </table:table-cell>
          <table:table-cell office:value-type="string">
            <text:p>Av. De los Inmigrantes 1001 - Museum</text:p>
          </table:table-cell>
          <table:table-cell office:value-type="string">
            <text:p>-27.437667,-58.981425</text:p>
          </table:table-cell>
          <table:table-cell office:value-type="string">
            <text:p>Gran Premio de Honor - Fondo Nacional de las Ar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4</text:p>
          </table:table-cell>
          <table:table-cell office:value-type="string">
            <text:p>Impronta</text:p>
          </table:table-cell>
          <table:table-cell office:value-type="string">
            <text:p/>
          </table:table-cell>
          <table:table-cell office:value-type="string">
            <text:p>Gamarra, Jorge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114.jpg</text:p>
          </table:table-cell>
          <table:table-cell office:value-type="string">
            <text:p>Sala de Exposiciones Museum</text:p>
          </table:table-cell>
          <table:table-cell office:value-type="string">
            <text:p/>
          </table:table-cell>
          <table:table-cell office:value-type="string">
            <text:p>Primer premio - Segund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5</text:p>
          </table:table-cell>
          <table:table-cell office:value-type="string">
            <text:p>Libre y forzado</text:p>
          </table:table-cell>
          <table:table-cell office:value-type="string">
            <text:p>19-7-1998</text:p>
          </table:table-cell>
          <table:table-cell office:value-type="string">
            <text:p>Gangolf, Serge</text:p>
          </table:table-cell>
          <table:table-cell office:value-type="string">
            <text:p>Bélgica</text:p>
          </table:table-cell>
          <table:table-cell office:value-type="string">
            <text:p>Mármol travertino</text:p>
          </table:table-cell>
          <table:table-cell office:value-type="string">
            <text:p>115.jpg</text:p>
          </table:table-cell>
          <table:table-cell office:value-type="string">
            <text:p>Av. De los Inmigrantes 1001 - Museum</text:p>
          </table:table-cell>
          <table:table-cell office:value-type="string">
            <text:p>-27.437629,-58.981168</text:p>
          </table:table-cell>
          <table:table-cell office:value-type="string">
            <text:p>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6</text:p>
          </table:table-cell>
          <table:table-cell office:value-type="string">
            <text:p>Orfelia</text:p>
          </table:table-cell>
          <table:table-cell office:value-type="string">
            <text:p>1-7-1994</text:p>
          </table:table-cell>
          <table:table-cell office:value-type="string">
            <text:p>Garcia, Orfelia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116.jpg</text:p>
          </table:table-cell>
          <table:table-cell office:value-type="string">
            <text:p>Av. Wilde 315</text:p>
          </table:table-cell>
          <table:table-cell office:value-type="string">
            <text:p>-27.44468,-58.9882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7</text:p>
          </table:table-cell>
          <table:table-cell office:value-type="string">
            <text:p>Muchacha santiagueña</text:p>
          </table:table-cell>
          <table:table-cell office:value-type="string">
            <text:p/>
          </table:table-cell>
          <table:table-cell office:value-type="string">
            <text:p>Gerstein, Noemí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17.jpg</text:p>
          </table:table-cell>
          <table:table-cell office:value-type="string">
            <text:p>Pellegrini 235</text:p>
          </table:table-cell>
          <table:table-cell office:value-type="string">
            <text:p>-27.450916,-58.9827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8</text:p>
          </table:table-cell>
          <table:table-cell office:value-type="string">
            <text:p>Uno y dos</text:p>
          </table:table-cell>
          <table:table-cell office:value-type="string">
            <text:p/>
          </table:table-cell>
          <table:table-cell office:value-type="string">
            <text:p>Giangrande, Silvio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118.jpg</text:p>
          </table:table-cell>
          <table:table-cell office:value-type="string">
            <text:p>Peatonal Arturo Illía 63</text:p>
          </table:table-cell>
          <table:table-cell office:value-type="string">
            <text:p>-27.453234,-58.9877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19</text:p>
          </table:table-cell>
          <table:table-cell office:value-type="string">
            <text:p>Cabeza de Einstein</text:p>
          </table:table-cell>
          <table:table-cell office:value-type="string">
            <text:p>0-0-1999</text:p>
          </table:table-cell>
          <table:table-cell office:value-type="string">
            <text:p>Glorioso, Maur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19.jpg</text:p>
          </table:table-cell>
          <table:table-cell office:value-type="string">
            <text:p>Frondizi 33</text:p>
          </table:table-cell>
          <table:table-cell office:value-type="string">
            <text:p>-27.452259,-58.985955</text:p>
          </table:table-cell>
          <table:table-cell office:value-type="string">
            <text:p>Premio Salón de Rosari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0</text:p>
          </table:table-cell>
          <table:table-cell office:value-type="string">
            <text:p>Maternidad</text:p>
          </table:table-cell>
          <table:table-cell office:value-type="string">
            <text:p/>
          </table:table-cell>
          <table:table-cell office:value-type="string">
            <text:p>Glorioso, Maur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20.jpg</text:p>
          </table:table-cell>
          <table:table-cell office:value-type="string">
            <text:p>Juan B. Justo 80</text:p>
          </table:table-cell>
          <table:table-cell office:value-type="string">
            <text:p>-27.452518,-58.9868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1</text:p>
          </table:table-cell>
          <table:table-cell office:value-type="string">
            <text:p>Y así van las cosas</text:p>
          </table:table-cell>
          <table:table-cell office:value-type="string">
            <text:p>19-7-1996</text:p>
          </table:table-cell>
          <table:table-cell office:value-type="string">
            <text:p>Gómez, Raúl ""Pájaro""</text:p>
          </table:table-cell>
          <table:table-cell office:value-type="string">
            <text:p>Argentina</text:p>
          </table:table-cell>
          <table:table-cell office:value-type="string">
            <text:p>Chapa </text:p>
          </table:table-cell>
          <table:table-cell office:value-type="string">
            <text:p>121.jpg</text:p>
          </table:table-cell>
          <table:table-cell office:value-type="string">
            <text:p>Av. Sarmiento 300 al 400</text:p>
          </table:table-cell>
          <table:table-cell office:value-type="string">
            <text:p>-27.448691,-58.9838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2</text:p>
          </table:table-cell>
          <table:table-cell office:value-type="string">
            <text:p>De la serie de las señales</text:p>
          </table:table-cell>
          <table:table-cell office:value-type="string">
            <text:p>19-7-1998</text:p>
          </table:table-cell>
          <table:table-cell office:value-type="string">
            <text:p>Gómez, Raúl ""Pájaro""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122.jpg</text:p>
          </table:table-cell>
          <table:table-cell office:value-type="string">
            <text:p>Av. De los Inmigrantes 1001 - Museum</text:p>
          </table:table-cell>
          <table:table-cell office:value-type="string">
            <text:p>-27.437405,-58.980913</text:p>
          </table:table-cell>
          <table:table-cell office:value-type="string">
            <text:p>Premio de los Niños, premio Consalud - 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3</text:p>
          </table:table-cell>
          <table:table-cell office:value-type="string">
            <text:p>Esperando nuevos vientos</text:p>
          </table:table-cell>
          <table:table-cell office:value-type="string">
            <text:p>00-12-2002</text:p>
          </table:table-cell>
          <table:table-cell office:value-type="string">
            <text:p>Gómez, Raúl ""Pájaro""</text:p>
          </table:table-cell>
          <table:table-cell office:value-type="string">
            <text:p>Argentina</text:p>
          </table:table-cell>
          <table:table-cell office:value-type="string">
            <text:p>Madera - Metal</text:p>
          </table:table-cell>
          <table:table-cell office:value-type="string">
            <text:p>123.jpg</text:p>
          </table:table-cell>
          <table:table-cell office:value-type="string">
            <text:p>Sala de Exposiciones Museum</text:p>
          </table:table-cell>
          <table:table-cell office:value-type="string">
            <text:p/>
          </table:table-cell>
          <table:table-cell office:value-type="string">
            <text:p>Primer premio - Primera Trienal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4</text:p>
          </table:table-cell>
          <table:table-cell office:value-type="string">
            <text:p>Transformación</text:p>
          </table:table-cell>
          <table:table-cell office:value-type="string">
            <text:p>26-6-1992</text:p>
          </table:table-cell>
          <table:table-cell office:value-type="string">
            <text:p>Gómez Lollo, Humberto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124.jpg</text:p>
          </table:table-cell>
          <table:table-cell office:value-type="string">
            <text:p>Peatonal Arturo Illía 1</text:p>
          </table:table-cell>
          <table:table-cell office:value-type="string">
            <text:p>-27.452735,-58.988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5</text:p>
          </table:table-cell>
          <table:table-cell office:value-type="string">
            <text:p>Viento norte</text:p>
          </table:table-cell>
          <table:table-cell office:value-type="string">
            <text:p>0-8-1998</text:p>
          </table:table-cell>
          <table:table-cell office:value-type="string">
            <text:p>Gómez Lollo, Humbert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125.jpg</text:p>
          </table:table-cell>
          <table:table-cell office:value-type="string">
            <text:p>Av. Sarmiento 783</text:p>
          </table:table-cell>
          <table:table-cell office:value-type="string">
            <text:p>-27.445056,-58.9797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6</text:p>
          </table:table-cell>
          <table:table-cell office:value-type="string">
            <text:p>Forma y espacio</text:p>
          </table:table-cell>
          <table:table-cell office:value-type="string">
            <text:p/>
          </table:table-cell>
          <table:table-cell office:value-type="string">
            <text:p>Gómez Lollo, Humbert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126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775,-59.0487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7</text:p>
          </table:table-cell>
          <table:table-cell office:value-type="string">
            <text:p>Tecnolito</text:p>
          </table:table-cell>
          <table:table-cell office:value-type="string">
            <text:p>9-6-1997</text:p>
          </table:table-cell>
          <table:table-cell office:value-type="string">
            <text:p>Gonzalez Salazar, Miguel Angel</text:p>
          </table:table-cell>
          <table:table-cell office:value-type="string">
            <text:p>México</text:p>
          </table:table-cell>
          <table:table-cell office:value-type="string">
            <text:p>Mármol travertino</text:p>
          </table:table-cell>
          <table:table-cell office:value-type="string">
            <text:p>127.jpg</text:p>
          </table:table-cell>
          <table:table-cell office:value-type="string">
            <text:p>Colón 164</text:p>
          </table:table-cell>
          <table:table-cell office:value-type="string">
            <text:p>-27.455443,-58.984464</text:p>
          </table:table-cell>
          <table:table-cell office:value-type="string">
            <text:p>Primer premio - Segunda Trienal Americana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8</text:p>
          </table:table-cell>
          <table:table-cell office:value-type="string">
            <text:p>Sin título</text:p>
          </table:table-cell>
          <table:table-cell office:value-type="string">
            <text:p>19-7-1998</text:p>
          </table:table-cell>
          <table:table-cell office:value-type="string">
            <text:p>Gonzalez Salazar, Miguel Angel</text:p>
          </table:table-cell>
          <table:table-cell office:value-type="string">
            <text:p>México</text:p>
          </table:table-cell>
          <table:table-cell office:value-type="string">
            <text:p>Granito</text:p>
          </table:table-cell>
          <table:table-cell office:value-type="string">
            <text:p>128.jpg</text:p>
          </table:table-cell>
          <table:table-cell office:value-type="string">
            <text:p>Av. De los Inmigrantes 1001 - Museum</text:p>
          </table:table-cell>
          <table:table-cell office:value-type="string">
            <text:p>-27.437253,-58.980484</text:p>
          </table:table-cell>
          <table:table-cell office:value-type="string">
            <text:p>Premio Nuevo Banco del Chaco - 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29</text:p>
          </table:table-cell>
          <table:table-cell office:value-type="string">
            <text:p>Desnudo</text:p>
          </table:table-cell>
          <table:table-cell office:value-type="string">
            <text:p/>
          </table:table-cell>
          <table:table-cell office:value-type="string">
            <text:p>Grillo, Juan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29.jpg</text:p>
          </table:table-cell>
          <table:table-cell office:value-type="string">
            <text:p>Güemes 626</text:p>
          </table:table-cell>
          <table:table-cell office:value-type="string">
            <text:p>-27.447096,-58.980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0</text:p>
          </table:table-cell>
          <table:table-cell office:value-type="string">
            <text:p>Máscara</text:p>
          </table:table-cell>
          <table:table-cell office:value-type="string">
            <text:p/>
          </table:table-cell>
          <table:table-cell office:value-type="string">
            <text:p>Grillo, Juan</text:p>
          </table:table-cell>
          <table:table-cell office:value-type="string">
            <text:p>Argentina</text:p>
          </table:table-cell>
          <table:table-cell office:value-type="string">
            <text:p>Granito</text:p>
          </table:table-cell>
          <table:table-cell office:value-type="string">
            <text:p>130.jpg</text:p>
          </table:table-cell>
          <table:table-cell office:value-type="string">
            <text:p>Juan D. Perón 99</text:p>
          </table:table-cell>
          <table:table-cell office:value-type="string">
            <text:p>-27.451985,-58.9891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1</text:p>
          </table:table-cell>
          <table:table-cell office:value-type="string">
            <text:p>Emiliana</text:p>
          </table:table-cell>
          <table:table-cell office:value-type="string">
            <text:p/>
          </table:table-cell>
          <table:table-cell office:value-type="string">
            <text:p>Guzanti Trías, Norma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131.jpg</text:p>
          </table:table-cell>
          <table:table-cell office:value-type="string">
            <text:p>Remedios de Escalada 132</text:p>
          </table:table-cell>
          <table:table-cell office:value-type="string">
            <text:p>-27.447796,-58.9879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2</text:p>
          </table:table-cell>
          <table:table-cell office:value-type="string">
            <text:p>Cruces</text:p>
          </table:table-cell>
          <table:table-cell office:value-type="string">
            <text:p>19-7-1998</text:p>
          </table:table-cell>
          <table:table-cell office:value-type="string">
            <text:p>Heras Velazco, María Juana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132.jpg</text:p>
          </table:table-cell>
          <table:table-cell office:value-type="string">
            <text:p>Av. De los Inmigrantes 1001 - Museum</text:p>
          </table:table-cell>
          <table:table-cell office:value-type="string">
            <text:p>-27.437267,-58.980578</text:p>
          </table:table-cell>
          <table:table-cell office:value-type="string">
            <text:p>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3</text:p>
          </table:table-cell>
          <table:table-cell office:value-type="string">
            <text:p>Formas continuas</text:p>
          </table:table-cell>
          <table:table-cell office:value-type="string">
            <text:p>`1978</text:p>
          </table:table-cell>
          <table:table-cell office:value-type="string">
            <text:p>Iommi, Eni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33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868,-59.0487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4</text:p>
          </table:table-cell>
          <table:table-cell office:value-type="string">
            <text:p>Adolfo Cristaldo</text:p>
          </table:table-cell>
          <table:table-cell office:value-type="string">
            <text:p>00-12-89</text:p>
          </table:table-cell>
          <table:table-cell office:value-type="string">
            <text:p>Jara, Ricard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34.jpg</text:p>
          </table:table-cell>
          <table:table-cell office:value-type="string">
            <text:p>Av. Sarmiento 900 al 1000</text:p>
          </table:table-cell>
          <table:table-cell office:value-type="string">
            <text:p>-27.443866,-58.978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5</text:p>
          </table:table-cell>
          <table:table-cell office:value-type="string">
            <text:p>Ronda por la unión americana</text:p>
          </table:table-cell>
          <table:table-cell office:value-type="string">
            <text:p/>
          </table:table-cell>
          <table:table-cell office:value-type="string">
            <text:p>Jara, Ricard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35.jpg</text:p>
          </table:table-cell>
          <table:table-cell office:value-type="string">
            <text:p>Vedia 180</text:p>
          </table:table-cell>
          <table:table-cell office:value-type="string">
            <text:p>-27.450916,-58.9898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6</text:p>
          </table:table-cell>
          <table:table-cell office:value-type="string">
            <text:p>Primeros pasos</text:p>
          </table:table-cell>
          <table:table-cell office:value-type="string">
            <text:p/>
          </table:table-cell>
          <table:table-cell office:value-type="string">
            <text:p>Jara, Ricard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36.jpg</text:p>
          </table:table-cell>
          <table:table-cell office:value-type="string">
            <text:p>Av. Paraguay 45</text:p>
          </table:table-cell>
          <table:table-cell office:value-type="string">
            <text:p>-27.447579,-58.9816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7</text:p>
          </table:table-cell>
          <table:table-cell office:value-type="string">
            <text:p>Crisol de razas</text:p>
          </table:table-cell>
          <table:table-cell office:value-type="string">
            <text:p/>
          </table:table-cell>
          <table:table-cell office:value-type="string">
            <text:p>Jara, Ricard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37.jpg</text:p>
          </table:table-cell>
          <table:table-cell office:value-type="string">
            <text:p>Parque 2 de Febrero</text:p>
          </table:table-cell>
          <table:table-cell office:value-type="string">
            <text:p>-27.439424,-58.9848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8</text:p>
          </table:table-cell>
          <table:table-cell office:value-type="string">
            <text:p>Recibiendo al sol</text:p>
          </table:table-cell>
          <table:table-cell office:value-type="string">
            <text:p>3-6-1997</text:p>
          </table:table-cell>
          <table:table-cell office:value-type="string">
            <text:p>Jiménez, Aquiles</text:p>
          </table:table-cell>
          <table:table-cell office:value-type="string">
            <text:p>Costa Rica</text:p>
          </table:table-cell>
          <table:table-cell office:value-type="string">
            <text:p>Mármol travertino</text:p>
          </table:table-cell>
          <table:table-cell office:value-type="string">
            <text:p>138.jpg</text:p>
          </table:table-cell>
          <table:table-cell office:value-type="string">
            <text:p>Entre Ríos 635</text:p>
          </table:table-cell>
          <table:table-cell office:value-type="string">
            <text:p>-27.443164,-58.988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39</text:p>
          </table:table-cell>
          <table:table-cell office:value-type="string">
            <text:p>Maternidad</text:p>
          </table:table-cell>
          <table:table-cell office:value-type="string">
            <text:p/>
          </table:table-cell>
          <table:table-cell office:value-type="string">
            <text:p>Jiménez, Luis</text:p>
          </table:table-cell>
          <table:table-cell office:value-type="string">
            <text:p>Argentina</text:p>
          </table:table-cell>
          <table:table-cell office:value-type="string">
            <text:p>Granito Reconstruido</text:p>
          </table:table-cell>
          <table:table-cell office:value-type="string">
            <text:p>139.jpg</text:p>
          </table:table-cell>
          <table:table-cell office:value-type="string">
            <text:p>Av. Sarmiento 655</text:p>
          </table:table-cell>
          <table:table-cell office:value-type="string">
            <text:p>-27.445965,-58.9809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0</text:p>
          </table:table-cell>
          <table:table-cell office:value-type="string">
            <text:p>Momento de Big Bang</text:p>
          </table:table-cell>
          <table:table-cell office:value-type="string">
            <text:p>29-7-1993</text:p>
          </table:table-cell>
          <table:table-cell office:value-type="string">
            <text:p>Johnson, Héctor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140.jpg</text:p>
          </table:table-cell>
          <table:table-cell office:value-type="string">
            <text:p>José Hernández 700</text:p>
          </table:table-cell>
          <table:table-cell office:value-type="string">
            <text:p>-27.451238,-58.9743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1</text:p>
          </table:table-cell>
          <table:table-cell office:value-type="string">
            <text:p>Chacohachasol</text:p>
          </table:table-cell>
          <table:table-cell office:value-type="string">
            <text:p>19-7-1998</text:p>
          </table:table-cell>
          <table:table-cell office:value-type="string">
            <text:p>Johnson, Héctor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141.jpg</text:p>
          </table:table-cell>
          <table:table-cell office:value-type="string">
            <text:p>Av. De los Inmigrantes 1001 - Museum</text:p>
          </table:table-cell>
          <table:table-cell office:value-type="string">
            <text:p>-27.439681,-58.982723</text:p>
          </table:table-cell>
          <table:table-cell office:value-type="string">
            <text:p>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2</text:p>
          </table:table-cell>
          <table:table-cell office:value-type="string">
            <text:p>Mujer espacial</text:p>
          </table:table-cell>
          <table:table-cell office:value-type="string">
            <text:p>7-7-1978</text:p>
          </table:table-cell>
          <table:table-cell office:value-type="string">
            <text:p>Juárez, Lidia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42.jpg</text:p>
          </table:table-cell>
          <table:table-cell office:value-type="string">
            <text:p>Vedia 130</text:p>
          </table:table-cell>
          <table:table-cell office:value-type="string">
            <text:p>-27.450604,-58.9895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3</text:p>
          </table:table-cell>
          <table:table-cell office:value-type="string">
            <text:p>Mensaje del aire</text:p>
          </table:table-cell>
          <table:table-cell office:value-type="string">
            <text:p/>
          </table:table-cell>
          <table:table-cell office:value-type="string">
            <text:p>Juárez, Lidia</text:p>
          </table:table-cell>
          <table:table-cell office:value-type="string">
            <text:p>Argentina</text:p>
          </table:table-cell>
          <table:table-cell office:value-type="string">
            <text:p>Hierro</text:p>
          </table:table-cell>
          <table:table-cell office:value-type="string">
            <text:p>143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885,-59.048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4</text:p>
          </table:table-cell>
          <table:table-cell office:value-type="string">
            <text:p>Santos Vega</text:p>
          </table:table-cell>
          <table:table-cell office:value-type="string">
            <text:p>29-5-1969</text:p>
          </table:table-cell>
          <table:table-cell office:value-type="string">
            <text:p>Juárez, Horac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44.jpg</text:p>
          </table:table-cell>
          <table:table-cell office:value-type="string">
            <text:p>Güemes 160</text:p>
          </table:table-cell>
          <table:table-cell office:value-type="string">
            <text:p>-27.4507186166981,-58.9842224121093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5</text:p>
          </table:table-cell>
          <table:table-cell office:value-type="string">
            <text:p>Homenaje a Domingo Candia</text:p>
          </table:table-cell>
          <table:table-cell office:value-type="string">
            <text:p/>
          </table:table-cell>
          <table:table-cell office:value-type="string">
            <text:p>Kasem, Salvador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145.jpg</text:p>
          </table:table-cell>
          <table:table-cell office:value-type="string">
            <text:p>Peatonal Juan D. Perón 99</text:p>
          </table:table-cell>
          <table:table-cell office:value-type="string">
            <text:p>-27.451921,-58.9890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6</text:p>
          </table:table-cell>
          <table:table-cell office:value-type="string">
            <text:p>Castigo</text:p>
          </table:table-cell>
          <table:table-cell office:value-type="string">
            <text:p>`1961</text:p>
          </table:table-cell>
          <table:table-cell office:value-type="string">
            <text:p>Knopp, Naum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46.jpg</text:p>
          </table:table-cell>
          <table:table-cell office:value-type="string">
            <text:p>Juan D. Perón 123</text:p>
          </table:table-cell>
          <table:table-cell office:value-type="string">
            <text:p>-27.45173,-58.989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7</text:p>
          </table:table-cell>
          <table:table-cell office:value-type="string">
            <text:p>Pareja en primavera</text:p>
          </table:table-cell>
          <table:table-cell office:value-type="string">
            <text:p>7-6-1981</text:p>
          </table:table-cell>
          <table:table-cell office:value-type="string">
            <text:p>Knopp, Naum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47.jpg</text:p>
          </table:table-cell>
          <table:table-cell office:value-type="string">
            <text:p>Pellegrini 219</text:p>
          </table:table-cell>
          <table:table-cell office:value-type="string">
            <text:p>-27.450978,-58.9828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8</text:p>
          </table:table-cell>
          <table:table-cell office:value-type="string">
            <text:p>Cosmogonía del agua</text:p>
          </table:table-cell>
          <table:table-cell office:value-type="string">
            <text:p>16-6-1969</text:p>
          </table:table-cell>
          <table:table-cell office:value-type="string">
            <text:p>Kósice, Gyula</text:p>
          </table:table-cell>
          <table:table-cell office:value-type="string">
            <text:p>Argentina</text:p>
          </table:table-cell>
          <table:table-cell office:value-type="string">
            <text:p>Acrílico</text:p>
          </table:table-cell>
          <table:table-cell office:value-type="string">
            <text:p>148.jpg</text:p>
          </table:table-cell>
          <table:table-cell office:value-type="string">
            <text:p>Arturo Illía 26 - Edificio Olivetti</text:p>
          </table:table-cell>
          <table:table-cell office:value-type="string">
            <text:p>-27.453099,-58.9880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49</text:p>
          </table:table-cell>
          <table:table-cell office:value-type="string">
            <text:p>Pas de deux</text:p>
          </table:table-cell>
          <table:table-cell office:value-type="string">
            <text:p>26-6-1999</text:p>
          </table:table-cell>
          <table:table-cell office:value-type="string">
            <text:p>Kuhnapfel, Thomas</text:p>
          </table:table-cell>
          <table:table-cell office:value-type="string">
            <text:p>Alemania</text:p>
          </table:table-cell>
          <table:table-cell office:value-type="string">
            <text:p>Metal</text:p>
          </table:table-cell>
          <table:table-cell office:value-type="string">
            <text:p>149.jpg</text:p>
          </table:table-cell>
          <table:table-cell office:value-type="string">
            <text:p>Av. De los Inmigrantes 1001 - Museum</text:p>
          </table:table-cell>
          <table:table-cell office:value-type="string">
            <text:p>-27.437979,-58.981014</text:p>
          </table:table-cell>
          <table:table-cell office:value-type="string">
            <text:p>Segundo premio - Primera Bienal Internacio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0</text:p>
          </table:table-cell>
          <table:table-cell office:value-type="string">
            <text:p>Hipopótamo</text:p>
          </table:table-cell>
          <table:table-cell office:value-type="string">
            <text:p/>
          </table:table-cell>
          <table:table-cell office:value-type="string">
            <text:p>Labourdette, Juan Carlos</text:p>
          </table:table-cell>
          <table:table-cell office:value-type="string">
            <text:p>Argentina</text:p>
          </table:table-cell>
          <table:table-cell office:value-type="string">
            <text:p>Granito</text:p>
          </table:table-cell>
          <table:table-cell office:value-type="string">
            <text:p>150.jpg</text:p>
          </table:table-cell>
          <table:table-cell office:value-type="string">
            <text:p>Av. Alberdi 201</text:p>
          </table:table-cell>
          <table:table-cell office:value-type="string">
            <text:p>-27.452839,-58.9882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1</text:p>
          </table:table-cell>
          <table:table-cell office:value-type="string">
            <text:p>Visión</text:p>
          </table:table-cell>
          <table:table-cell office:value-type="string">
            <text:p>4-7-1997</text:p>
          </table:table-cell>
          <table:table-cell office:value-type="string">
            <text:p>Lebrato, Aurelio</text:p>
          </table:table-cell>
          <table:table-cell office:value-type="string">
            <text:p>Uruguay</text:p>
          </table:table-cell>
          <table:table-cell office:value-type="string">
            <text:p>Mármol travertino</text:p>
          </table:table-cell>
          <table:table-cell office:value-type="string">
            <text:p>151.jpg</text:p>
          </table:table-cell>
          <table:table-cell office:value-type="string">
            <text:p>Entre Ríos 333</text:p>
          </table:table-cell>
          <table:table-cell office:value-type="string">
            <text:p>-27.445513,-58.9859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2</text:p>
          </table:table-cell>
          <table:table-cell office:value-type="string">
            <text:p>Tranquilidad</text:p>
          </table:table-cell>
          <table:table-cell office:value-type="string">
            <text:p>22-2-1962</text:p>
          </table:table-cell>
          <table:table-cell office:value-type="string">
            <text:p>Leguizamón Pondal, Gonzalo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152.jpg</text:p>
          </table:table-cell>
          <table:table-cell office:value-type="string">
            <text:p>Peatonal Arturo Illía 200</text:p>
          </table:table-cell>
          <table:table-cell office:value-type="string">
            <text:p>-27.4541579706238,-58.98651301860809</text:p>
          </table:table-cell>
          <table:table-cell office:value-type="string">
            <text:p>Primer Premio Salón Nacional 19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3</text:p>
          </table:table-cell>
          <table:table-cell office:value-type="string">
            <text:p>Flor indígena</text:p>
          </table:table-cell>
          <table:table-cell office:value-type="string">
            <text:p>`1978</text:p>
          </table:table-cell>
          <table:table-cell office:value-type="string">
            <text:p>Leguizamón Pondal, Gonzal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53.jpg</text:p>
          </table:table-cell>
          <table:table-cell office:value-type="string">
            <text:p>Av. Sarmiento 800 al 900</text:p>
          </table:table-cell>
          <table:table-cell office:value-type="string">
            <text:p>-27.444811,-58.979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4</text:p>
          </table:table-cell>
          <table:table-cell office:value-type="string">
            <text:p>Ondina del barroco</text:p>
          </table:table-cell>
          <table:table-cell office:value-type="string">
            <text:p/>
          </table:table-cell>
          <table:table-cell office:value-type="string">
            <text:p>Lewy, Arold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54.jpg</text:p>
          </table:table-cell>
          <table:table-cell office:value-type="string">
            <text:p>Av. Sarmiento 284</text:p>
          </table:table-cell>
          <table:table-cell office:value-type="string">
            <text:p>-27.449002,-58.9838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5</text:p>
          </table:table-cell>
          <table:table-cell office:value-type="string">
            <text:p>Metamorfosis</text:p>
          </table:table-cell>
          <table:table-cell office:value-type="string">
            <text:p/>
          </table:table-cell>
          <table:table-cell office:value-type="string">
            <text:p>Locasso, Rubén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55.jpg</text:p>
          </table:table-cell>
          <table:table-cell office:value-type="string">
            <text:p>Pueyrredón 2</text:p>
          </table:table-cell>
          <table:table-cell office:value-type="string">
            <text:p>-27.449519,-58.9881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6</text:p>
          </table:table-cell>
          <table:table-cell office:value-type="string">
            <text:p>Competencia</text:p>
          </table:table-cell>
          <table:table-cell office:value-type="string">
            <text:p>6-11-2013</text:p>
          </table:table-cell>
          <table:table-cell office:value-type="string">
            <text:p>Manuel Benitez</text:p>
          </table:table-cell>
          <table:table-cell office:value-type="string">
            <text:p>Argemtina</text:p>
          </table:table-cell>
          <table:table-cell office:value-type="string">
            <text:p>Madera</text:p>
          </table:table-cell>
          <table:table-cell office:value-type="string">
            <text:p>156.jpg</text:p>
          </table:table-cell>
          <table:table-cell office:value-type="string">
            <text:p>Av. Italia 1146</text:p>
          </table:table-cell>
          <table:table-cell office:value-type="string">
            <text:p>-27.446072343378955,-58.972012996673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7</text:p>
          </table:table-cell>
          <table:table-cell office:value-type="string">
            <text:p>Pareja</text:p>
          </table:table-cell>
          <table:table-cell office:value-type="string">
            <text:p>0-0-1990</text:p>
          </table:table-cell>
          <table:table-cell office:value-type="string">
            <text:p>Macchi, Aureli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57.jpg</text:p>
          </table:table-cell>
          <table:table-cell office:value-type="string">
            <text:p>Cordoba 766</text:p>
          </table:table-cell>
          <table:table-cell office:value-type="string">
            <text:p>-27.45090189293449,-58.9745588321238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8</text:p>
          </table:table-cell>
          <table:table-cell office:value-type="string">
            <text:p>Cabeza de Aldo Moro</text:p>
          </table:table-cell>
          <table:table-cell office:value-type="string">
            <text:p>14-7-1961</text:p>
          </table:table-cell>
          <table:table-cell office:value-type="string">
            <text:p>Marchese, Víctor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58.jpg</text:p>
          </table:table-cell>
          <table:table-cell office:value-type="string">
            <text:p>Av. Alberdi 285 - Club Social</text:p>
          </table:table-cell>
          <table:table-cell office:value-type="string">
            <text:p>-27.453375,-58.9889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59</text:p>
          </table:table-cell>
          <table:table-cell office:value-type="string">
            <text:p>Cabeza de Lynch Arribálzaga</text:p>
          </table:table-cell>
          <table:table-cell office:value-type="string">
            <text:p>1-9-1956</text:p>
          </table:table-cell>
          <table:table-cell office:value-type="string">
            <text:p>Marchese, Víctor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59.jpg</text:p>
          </table:table-cell>
          <table:table-cell office:value-type="string">
            <text:p>Av. San Martin 0 al 100</text:p>
          </table:table-cell>
          <table:table-cell office:value-type="string">
            <text:p>-27.455334,-58.982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0</text:p>
          </table:table-cell>
          <table:table-cell office:value-type="string">
            <text:p>Fernando</text:p>
          </table:table-cell>
          <table:table-cell office:value-type="string">
            <text:p>28-1-1956</text:p>
          </table:table-cell>
          <table:table-cell office:value-type="string">
            <text:p>Marchese, Víctor</text:p>
          </table:table-cell>
          <table:table-cell office:value-type="string">
            <text:p>Argentina</text:p>
          </table:table-cell>
          <table:table-cell office:value-type="string">
            <text:p>Cemento recubierto en mosaico</text:p>
          </table:table-cell>
          <table:table-cell office:value-type="string">
            <text:p>160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444,-58.9818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1</text:p>
          </table:table-cell>
          <table:table-cell office:value-type="string">
            <text:p>Fernando</text:p>
          </table:table-cell>
          <table:table-cell office:value-type="string">
            <text:p>28-5-1963</text:p>
          </table:table-cell>
          <table:table-cell office:value-type="string">
            <text:p>Marchese, Víctor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61.jpg</text:p>
          </table:table-cell>
          <table:table-cell office:value-type="string">
            <text:p>Mitre 1</text:p>
          </table:table-cell>
          <table:table-cell office:value-type="string">
            <text:p>-27.450152,-58.9874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2</text:p>
          </table:table-cell>
          <table:table-cell office:value-type="string">
            <text:p>Cabeza de Juan de Dios Mena</text:p>
          </table:table-cell>
          <table:table-cell office:value-type="string">
            <text:p>4-4-1964</text:p>
          </table:table-cell>
          <table:table-cell office:value-type="string">
            <text:p>Marchese, Víctor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62.jpg</text:p>
          </table:table-cell>
          <table:table-cell office:value-type="string">
            <text:p>Frondizi 99</text:p>
          </table:table-cell>
          <table:table-cell office:value-type="string">
            <text:p>-27.452708,-58.9864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3</text:p>
          </table:table-cell>
          <table:table-cell office:value-type="string">
            <text:p>Tupac Amaru</text:p>
          </table:table-cell>
          <table:table-cell office:value-type="string">
            <text:p/>
          </table:table-cell>
          <table:table-cell office:value-type="string">
            <text:p>Marchese, Víctor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163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887,-59.048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5</text:p>
          </table:table-cell>
          <table:table-cell office:value-type="string">
            <text:p>El Naguel</text:p>
          </table:table-cell>
          <table:table-cell office:value-type="string">
            <text:p/>
          </table:table-cell>
          <table:table-cell office:value-type="string">
            <text:p>Marino, Ricardo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165.jpg</text:p>
          </table:table-cell>
          <table:table-cell office:value-type="string">
            <text:p>Arturo Illía 901</text:p>
          </table:table-cell>
          <table:table-cell office:value-type="string">
            <text:p>-27.459906,-58.9800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6</text:p>
          </table:table-cell>
          <table:table-cell office:value-type="string">
            <text:p>Bordoneando, Tango</text:p>
          </table:table-cell>
          <table:table-cell office:value-type="string">
            <text:p/>
          </table:table-cell>
          <table:table-cell office:value-type="string">
            <text:p>Mártire, Francisco</text:p>
          </table:table-cell>
          <table:table-cell office:value-type="string">
            <text:p/>
          </table:table-cell>
          <table:table-cell office:value-type="string">
            <text:p>Granito reconstituído</text:p>
          </table:table-cell>
          <table:table-cell office:value-type="string">
            <text:p>166.jpg</text:p>
          </table:table-cell>
          <table:table-cell office:value-type="string">
            <text:p>Av. Sarmiento 100 al 200</text:p>
          </table:table-cell>
          <table:table-cell office:value-type="string">
            <text:p>-27.449947,-58.9851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7</text:p>
          </table:table-cell>
          <table:table-cell office:value-type="string">
            <text:p>Místico</text:p>
          </table:table-cell>
          <table:table-cell office:value-type="string">
            <text:p>24-7-1995</text:p>
          </table:table-cell>
          <table:table-cell office:value-type="string">
            <text:p>Medina Ayllón, Juan María</text:p>
          </table:table-cell>
          <table:table-cell office:value-type="string">
            <text:p>España</text:p>
          </table:table-cell>
          <table:table-cell office:value-type="string">
            <text:p>Madera de urunday</text:p>
          </table:table-cell>
          <table:table-cell office:value-type="string">
            <text:p>167.jpg</text:p>
          </table:table-cell>
          <table:table-cell office:value-type="string">
            <text:p>Frondizi 30 - Zan-En S.R.L.</text:p>
          </table:table-cell>
          <table:table-cell office:value-type="string">
            <text:p>-27.452178,-58.985861</text:p>
          </table:table-cell>
          <table:table-cell office:value-type="string">
            <text:p>Premio del Público y Escultores - Primer Concurso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8</text:p>
          </table:table-cell>
          <table:table-cell office:value-type="string">
            <text:p>Jasmín</text:p>
          </table:table-cell>
          <table:table-cell office:value-type="string">
            <text:p>28-7-1999</text:p>
          </table:table-cell>
          <table:table-cell office:value-type="string">
            <text:p>Modi, Mónica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168.jpg</text:p>
          </table:table-cell>
          <table:table-cell office:value-type="string">
            <text:p>Mitre 141</text:p>
          </table:table-cell>
          <table:table-cell office:value-type="string">
            <text:p>-27.449162,-58.9862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69</text:p>
          </table:table-cell>
          <table:table-cell office:value-type="string">
            <text:p>Maternidad</text:p>
          </table:table-cell>
          <table:table-cell office:value-type="string">
            <text:p>`1978</text:p>
          </table:table-cell>
          <table:table-cell office:value-type="string">
            <text:p>Monti, Alfred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69.jpg</text:p>
          </table:table-cell>
          <table:table-cell office:value-type="string">
            <text:p>Ameghino 356</text:p>
          </table:table-cell>
          <table:table-cell office:value-type="string">
            <text:p>-27.457036,-58.9868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0</text:p>
          </table:table-cell>
          <table:table-cell office:value-type="string">
            <text:p>Poetisa</text:p>
          </table:table-cell>
          <table:table-cell office:value-type="string">
            <text:p/>
          </table:table-cell>
          <table:table-cell office:value-type="string">
            <text:p>Monti, Alfred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70.jpg</text:p>
          </table:table-cell>
          <table:table-cell office:value-type="string">
            <text:p>Pellegrini 272</text:p>
          </table:table-cell>
          <table:table-cell office:value-type="string">
            <text:p>-27.450631,-58.9823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1</text:p>
          </table:table-cell>
          <table:table-cell office:value-type="string">
            <text:p>Alfredo Pértile</text:p>
          </table:table-cell>
          <table:table-cell office:value-type="string">
            <text:p>00-12-89</text:p>
          </table:table-cell>
          <table:table-cell office:value-type="string">
            <text:p>Monzón, Jorg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71.jpg</text:p>
          </table:table-cell>
          <table:table-cell office:value-type="string">
            <text:p>Marcelo T. De Alvear 488</text:p>
          </table:table-cell>
          <table:table-cell office:value-type="string">
            <text:p>-27.446594,-58.9897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2</text:p>
          </table:table-cell>
          <table:table-cell office:value-type="string">
            <text:p>López Piacentini</text:p>
          </table:table-cell>
          <table:table-cell office:value-type="string">
            <text:p/>
          </table:table-cell>
          <table:table-cell office:value-type="string">
            <text:p>Monzón, Jorg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72.jpg</text:p>
          </table:table-cell>
          <table:table-cell office:value-type="string">
            <text:p>Pellegrini 211</text:p>
          </table:table-cell>
          <table:table-cell office:value-type="string">
            <text:p>-27.451047,-58.9829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4</text:p>
          </table:table-cell>
          <table:table-cell office:value-type="string">
            <text:p>Génesis del Chaco</text:p>
          </table:table-cell>
          <table:table-cell office:value-type="string">
            <text:p>1-10-1962</text:p>
          </table:table-cell>
          <table:table-cell office:value-type="string">
            <text:p>Monsegur, Raúl</text:p>
          </table:table-cell>
          <table:table-cell office:value-type="string">
            <text:p>Argentina</text:p>
          </table:table-cell>
          <table:table-cell office:value-type="string">
            <text:p>Pidra, cemento, acetato de polivinilo</text:p>
          </table:table-cell>
          <table:table-cell office:value-type="string">
            <text:p>174.jpg</text:p>
          </table:table-cell>
          <table:table-cell office:value-type="string">
            <text:p>Plaza 25 de Mayo</text:p>
          </table:table-cell>
          <table:table-cell office:value-type="string">
            <text:p>-27.451962,-58.9861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5</text:p>
          </table:table-cell>
          <table:table-cell office:value-type="string">
            <text:p>Lobo de mar</text:p>
          </table:table-cell>
          <table:table-cell office:value-type="string">
            <text:p>31-10-1962</text:p>
          </table:table-cell>
          <table:table-cell office:value-type="string">
            <text:p>Isella de Motteau, Luisa Isabel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75.jpg</text:p>
          </table:table-cell>
          <table:table-cell office:value-type="string">
            <text:p>Peatonal Arturo Illía 101</text:p>
          </table:table-cell>
          <table:table-cell office:value-type="string">
            <text:p>-27.453537,-58.9872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6</text:p>
          </table:table-cell>
          <table:table-cell office:value-type="string">
            <text:p>La espera</text:p>
          </table:table-cell>
          <table:table-cell office:value-type="string">
            <text:p>19-7-1998</text:p>
          </table:table-cell>
          <table:table-cell office:value-type="string">
            <text:p>Nardi, Rodolfo</text:p>
          </table:table-cell>
          <table:table-cell office:value-type="string">
            <text:p>Argentina</text:p>
          </table:table-cell>
          <table:table-cell office:value-type="string">
            <text:p>Mármol travertino y metal</text:p>
          </table:table-cell>
          <table:table-cell office:value-type="string">
            <text:p>176.jpg</text:p>
          </table:table-cell>
          <table:table-cell office:value-type="string">
            <text:p>Av. De los Inmigrantes 1001 - Museum</text:p>
          </table:table-cell>
          <table:table-cell office:value-type="string">
            <text:p>-27.437548,-58.981683</text:p>
          </table:table-cell>
          <table:table-cell office:value-type="string">
            <text:p>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7</text:p>
          </table:table-cell>
          <table:table-cell office:value-type="string">
            <text:p>Forma y seducción</text:p>
          </table:table-cell>
          <table:table-cell office:value-type="string">
            <text:p/>
          </table:table-cell>
          <table:table-cell office:value-type="string">
            <text:p>Nardi, Rodolf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177.jpg</text:p>
          </table:table-cell>
          <table:table-cell office:value-type="string">
            <text:p>Juan D. Perón  352 - Hotel Marconi</text:p>
          </table:table-cell>
          <table:table-cell office:value-type="string">
            <text:p>-27.449780808852324,-58.9911425113678</text:p>
          </table:table-cell>
          <table:table-cell office:value-type="string">
            <text:p>Primer premio - Quint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8</text:p>
          </table:table-cell>
          <table:table-cell office:value-type="string">
            <text:p>Flor de la Puna</text:p>
          </table:table-cell>
          <table:table-cell office:value-type="string">
            <text:p/>
          </table:table-cell>
          <table:table-cell office:value-type="string">
            <text:p>Nevot, Antonio Miguel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78.jpg</text:p>
          </table:table-cell>
          <table:table-cell office:value-type="string">
            <text:p>Arturo Illía 633</text:p>
          </table:table-cell>
          <table:table-cell office:value-type="string">
            <text:p>-27.457578,-58.9826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79</text:p>
          </table:table-cell>
          <table:table-cell office:value-type="string">
            <text:p>Torito espacial</text:p>
          </table:table-cell>
          <table:table-cell office:value-type="string">
            <text:p/>
          </table:table-cell>
          <table:table-cell office:value-type="string">
            <text:p>Nieto, Héctor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179.jpg</text:p>
          </table:table-cell>
          <table:table-cell office:value-type="string">
            <text:p>Av. San Martin 465</text:p>
          </table:table-cell>
          <table:table-cell office:value-type="string">
            <text:p>-27.458602,-58.985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0</text:p>
          </table:table-cell>
          <table:table-cell office:value-type="string">
            <text:p>Serenidad</text:p>
          </table:table-cell>
          <table:table-cell office:value-type="string">
            <text:p/>
          </table:table-cell>
          <table:table-cell office:value-type="string">
            <text:p>Nistal, Yan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180.jpg</text:p>
          </table:table-cell>
          <table:table-cell office:value-type="string">
            <text:p>PellegrinI 755</text:p>
          </table:table-cell>
          <table:table-cell office:value-type="string">
            <text:p>-27.446777,-58.97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1</text:p>
          </table:table-cell>
          <table:table-cell office:value-type="string">
            <text:p>La noche</text:p>
          </table:table-cell>
          <table:table-cell office:value-type="string">
            <text:p/>
          </table:table-cell>
          <table:table-cell office:value-type="string">
            <text:p>Oriana, Anton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82.jpg</text:p>
          </table:table-cell>
          <table:table-cell office:value-type="string">
            <text:p>Brown 543</text:p>
          </table:table-cell>
          <table:table-cell office:value-type="string">
            <text:p>-27.453856,-58.9798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2</text:p>
          </table:table-cell>
          <table:table-cell office:value-type="string">
            <text:p>Guanta no más</text:p>
          </table:table-cell>
          <table:table-cell office:value-type="string">
            <text:p>0-04-1997</text:p>
          </table:table-cell>
          <table:table-cell office:value-type="string">
            <text:p>Pacheco Enciso, Juan Ernesto</text:p>
          </table:table-cell>
          <table:table-cell office:value-type="string">
            <text:p>Perú</text:p>
          </table:table-cell>
          <table:table-cell office:value-type="string">
            <text:p>Mármol travertino</text:p>
          </table:table-cell>
          <table:table-cell office:value-type="string">
            <text:p>183.jpg</text:p>
          </table:table-cell>
          <table:table-cell office:value-type="string">
            <text:p>San Buenaventura del Monte Alto 1380</text:p>
          </table:table-cell>
          <table:table-cell office:value-type="string">
            <text:p>-27.433106,-58.9838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3</text:p>
          </table:table-cell>
          <table:table-cell office:value-type="string">
            <text:p>Cabeza de mujer</text:p>
          </table:table-cell>
          <table:table-cell office:value-type="string">
            <text:p/>
          </table:table-cell>
          <table:table-cell office:value-type="string">
            <text:p>Pagés, Mariano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184.jpg</text:p>
          </table:table-cell>
          <table:table-cell office:value-type="string">
            <text:p>Arturo Illía 43</text:p>
          </table:table-cell>
          <table:table-cell office:value-type="string">
            <text:p>-27.453073,-58.9878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4</text:p>
          </table:table-cell>
          <table:table-cell office:value-type="string">
            <text:p>El mito indígena del fuego</text:p>
          </table:table-cell>
          <table:table-cell office:value-type="string">
            <text:p/>
          </table:table-cell>
          <table:table-cell office:value-type="string">
            <text:p>Paladino, Constante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185.jpg</text:p>
          </table:table-cell>
          <table:table-cell office:value-type="string">
            <text:p>Plazoleta Aldo y Efraín Boglietti</text:p>
          </table:table-cell>
          <table:table-cell office:value-type="string">
            <text:p>-27.445427,-58.9783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6</text:p>
          </table:table-cell>
          <table:table-cell office:value-type="string">
            <text:p>Intitulada</text:p>
          </table:table-cell>
          <table:table-cell office:value-type="string">
            <text:p>29-11-1996</text:p>
          </table:table-cell>
          <table:table-cell office:value-type="string">
            <text:p>Peralta, Daniel</text:p>
          </table:table-cell>
          <table:table-cell office:value-type="string">
            <text:p>Israel</text:p>
          </table:table-cell>
          <table:table-cell office:value-type="string">
            <text:p>Madera</text:p>
          </table:table-cell>
          <table:table-cell office:value-type="string">
            <text:p>186.jpg</text:p>
          </table:table-cell>
          <table:table-cell office:value-type="string">
            <text:p>Plaza 25 de May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7</text:p>
          </table:table-cell>
          <table:table-cell office:value-type="string">
            <text:p>Cabeza de canto al sol o El Calchaqui</text:p>
          </table:table-cell>
          <table:table-cell office:value-type="string">
            <text:p>10-8-1961</text:p>
          </table:table-cell>
          <table:table-cell office:value-type="string">
            <text:p>Perlotti, Luis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187.jpg</text:p>
          </table:table-cell>
          <table:table-cell office:value-type="string">
            <text:p>Av. Italia 150</text:p>
          </table:table-cell>
          <table:table-cell office:value-type="string">
            <text:p>-27.453915,-58.9807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8</text:p>
          </table:table-cell>
          <table:table-cell office:value-type="string">
            <text:p>San Martín</text:p>
          </table:table-cell>
          <table:table-cell office:value-type="string">
            <text:p>14-7-1961</text:p>
          </table:table-cell>
          <table:table-cell office:value-type="string">
            <text:p>Perlotti, Luis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88.jpg</text:p>
          </table:table-cell>
          <table:table-cell office:value-type="string">
            <text:p>Av. Alberdi 200 al 300</text:p>
          </table:table-cell>
          <table:table-cell office:value-type="string">
            <text:p>-27.453365,-58.9890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89</text:p>
          </table:table-cell>
          <table:table-cell office:value-type="string">
            <text:p>Domingo Faustino Sarmiento</text:p>
          </table:table-cell>
          <table:table-cell office:value-type="string">
            <text:p/>
          </table:table-cell>
          <table:table-cell office:value-type="string">
            <text:p>Perlotti, Luis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89.jpg</text:p>
          </table:table-cell>
          <table:table-cell office:value-type="string">
            <text:p>Av. Sarmiento 100 al 200</text:p>
          </table:table-cell>
          <table:table-cell office:value-type="string">
            <text:p>-27.450235,-58.985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0</text:p>
          </table:table-cell>
          <table:table-cell office:value-type="string">
            <text:p>Busto de Paula Albarracín</text:p>
          </table:table-cell>
          <table:table-cell office:value-type="string">
            <text:p>´1961</text:p>
          </table:table-cell>
          <table:table-cell office:value-type="string">
            <text:p>Perlotti, Luis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190.jpg</text:p>
          </table:table-cell>
          <table:table-cell office:value-type="string">
            <text:p>Plaza 25 de Mayo</text:p>
          </table:table-cell>
          <table:table-cell office:value-type="string">
            <text:p>-27.450686,-58.9857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1</text:p>
          </table:table-cell>
          <table:table-cell office:value-type="string">
            <text:p>Yolanda P. De Elizondo</text:p>
          </table:table-cell>
          <table:table-cell office:value-type="string">
            <text:p>15-7-1994</text:p>
          </table:table-cell>
          <table:table-cell office:value-type="string">
            <text:p>Pérez Bartolomé, Aída</text:p>
          </table:table-cell>
          <table:table-cell office:value-type="string">
            <text:p>España</text:p>
          </table:table-cell>
          <table:table-cell office:value-type="string">
            <text:p>Bronce</text:p>
          </table:table-cell>
          <table:table-cell office:value-type="string">
            <text:p>191.jpg</text:p>
          </table:table-cell>
          <table:table-cell office:value-type="string">
            <text:p>Dónovan 433</text:p>
          </table:table-cell>
          <table:table-cell office:value-type="string">
            <text:p>-27.451387,-58.9936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2</text:p>
          </table:table-cell>
          <table:table-cell office:value-type="string">
            <text:p>Empuje</text:p>
          </table:table-cell>
          <table:table-cell office:value-type="string">
            <text:p>6-10-1963</text:p>
          </table:table-cell>
          <table:table-cell office:value-type="string">
            <text:p>Pettoruti, Emilio</text:p>
          </table:table-cell>
          <table:table-cell office:value-type="string">
            <text:p>Argentina</text:p>
          </table:table-cell>
          <table:table-cell office:value-type="string">
            <text:p>Mosaico veneciano</text:p>
          </table:table-cell>
          <table:table-cell office:value-type="string">
            <text:p>192.jpg</text:p>
          </table:table-cell>
          <table:table-cell office:value-type="string">
            <text:p>Marcelo T. De Alvear 145 - Casa de Gobierno</text:p>
          </table:table-cell>
          <table:table-cell office:value-type="string">
            <text:p>-27.449202,-58.9873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3</text:p>
          </table:table-cell>
          <table:table-cell office:value-type="string">
            <text:p>Torso</text:p>
          </table:table-cell>
          <table:table-cell office:value-type="string">
            <text:p>18-8-1961</text:p>
          </table:table-cell>
          <table:table-cell office:value-type="string">
            <text:p>Pinnisi, Manuel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193.jpg</text:p>
          </table:table-cell>
          <table:table-cell office:value-type="string">
            <text:p>Pueyrredón 226</text:p>
          </table:table-cell>
          <table:table-cell office:value-type="string">
            <text:p>-27.447872,-58.986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4</text:p>
          </table:table-cell>
          <table:table-cell office:value-type="string">
            <text:p>Vuelo del Espíritu</text:p>
          </table:table-cell>
          <table:table-cell office:value-type="string">
            <text:p>1-7-2002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 y chapa naval</text:p>
          </table:table-cell>
          <table:table-cell office:value-type="string">
            <text:p>194.jpg</text:p>
          </table:table-cell>
          <table:table-cell office:value-type="string">
            <text:p>Av. Sarmiento 100 al 200</text:p>
          </table:table-cell>
          <table:table-cell office:value-type="string">
            <text:p>-27.449797,-58.9850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5</text:p>
          </table:table-cell>
          <table:table-cell office:value-type="string">
            <text:p>Columna ensanchándose en el centro</text:p>
          </table:table-cell>
          <table:table-cell office:value-type="string">
            <text:p>30-7-1999</text:p>
          </table:table-cell>
          <table:table-cell office:value-type="string">
            <text:p>Polacco, Ferruccio</text:p>
          </table:table-cell>
          <table:table-cell office:value-type="string">
            <text:p>Argentina</text:p>
          </table:table-cell>
          <table:table-cell office:value-type="string">
            <text:p>Acero inoxidable</text:p>
          </table:table-cell>
          <table:table-cell office:value-type="string">
            <text:p>195.jpg</text:p>
          </table:table-cell>
          <table:table-cell office:value-type="string">
            <text:p>Güemes 800</text:p>
          </table:table-cell>
          <table:table-cell office:value-type="string">
            <text:p>-27.445637,-58.9786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6</text:p>
          </table:table-cell>
          <table:table-cell office:value-type="string">
            <text:p>Madre nuestra</text:p>
          </table:table-cell>
          <table:table-cell office:value-type="string">
            <text:p>16-7-1999</text:p>
          </table:table-cell>
          <table:table-cell office:value-type="string">
            <text:p>Preminger, Tanya</text:p>
          </table:table-cell>
          <table:table-cell office:value-type="string">
            <text:p>Israel</text:p>
          </table:table-cell>
          <table:table-cell office:value-type="string">
            <text:p>Mármol travertino</text:p>
          </table:table-cell>
          <table:table-cell office:value-type="string">
            <text:p>196.jpg</text:p>
          </table:table-cell>
          <table:table-cell office:value-type="string">
            <text:p>Marcelo T. De Alvear 999</text:p>
          </table:table-cell>
          <table:table-cell office:value-type="string">
            <text:p>-27.442573,-58.994487</text:p>
          </table:table-cell>
          <table:table-cell office:value-type="string">
            <text:p>Premio Consalud - Primera Bienal Internacio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7</text:p>
          </table:table-cell>
          <table:table-cell office:value-type="string">
            <text:p>Figura</text:p>
          </table:table-cell>
          <table:table-cell office:value-type="string">
            <text:p>14-7-1961</text:p>
          </table:table-cell>
          <table:table-cell office:value-type="string">
            <text:p>Puig, Vicente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197.jpg</text:p>
          </table:table-cell>
          <table:table-cell office:value-type="string">
            <text:p>Frondizi 1</text:p>
          </table:table-cell>
          <table:table-cell office:value-type="string">
            <text:p>-27.452047,-58.985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8</text:p>
          </table:table-cell>
          <table:table-cell office:value-type="string">
            <text:p>Cabeza de mujer</text:p>
          </table:table-cell>
          <table:table-cell office:value-type="string">
            <text:p>10-7-1969</text:p>
          </table:table-cell>
          <table:table-cell office:value-type="string">
            <text:p>Puig, Vicente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198.jpg</text:p>
          </table:table-cell>
          <table:table-cell office:value-type="string">
            <text:p>Santa María de Oro 178</text:p>
          </table:table-cell>
          <table:table-cell office:value-type="string">
            <text:p>-27.451694,-58.9890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199</text:p>
          </table:table-cell>
          <table:table-cell office:value-type="string">
            <text:p>La Música</text:p>
          </table:table-cell>
          <table:table-cell office:value-type="string">
            <text:p/>
          </table:table-cell>
          <table:table-cell office:value-type="string">
            <text:p>Pujía, Anton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199.jpg</text:p>
          </table:table-cell>
          <table:table-cell office:value-type="string">
            <text:p>Juan B. Justo 42</text:p>
          </table:table-cell>
          <table:table-cell office:value-type="string">
            <text:p>-27.452327628841257,-58.98705482482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0</text:p>
          </table:table-cell>
          <table:table-cell office:value-type="string">
            <text:p>Paysandú</text:p>
          </table:table-cell>
          <table:table-cell office:value-type="string">
            <text:p/>
          </table:table-cell>
          <table:table-cell office:value-type="string">
            <text:p>Puyau, Amad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00.jpg</text:p>
          </table:table-cell>
          <table:table-cell office:value-type="string">
            <text:p>Pellegrini 148</text:p>
          </table:table-cell>
          <table:table-cell office:value-type="string">
            <text:p>-27.451704,-58.983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1</text:p>
          </table:table-cell>
          <table:table-cell office:value-type="string">
            <text:p>Americano</text:p>
          </table:table-cell>
          <table:table-cell office:value-type="string">
            <text:p>27-7-1993</text:p>
          </table:table-cell>
          <table:table-cell office:value-type="string">
            <text:p>Quintana, Orlando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201.jpg</text:p>
          </table:table-cell>
          <table:table-cell office:value-type="string">
            <text:p>Av. Wilde 268</text:p>
          </table:table-cell>
          <table:table-cell office:value-type="string">
            <text:p>-27.445249,-58.9884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2</text:p>
          </table:table-cell>
          <table:table-cell office:value-type="string">
            <text:p>Familia</text:p>
          </table:table-cell>
          <table:table-cell office:value-type="string">
            <text:p/>
          </table:table-cell>
          <table:table-cell office:value-type="string">
            <text:p>Reyes, Francisco</text:p>
          </table:table-cell>
          <table:table-cell office:value-type="string">
            <text:p>Argentina</text:p>
          </table:table-cell>
          <table:table-cell office:value-type="string">
            <text:p>Fibrocemento</text:p>
          </table:table-cell>
          <table:table-cell office:value-type="string">
            <text:p>202.jpg</text:p>
          </table:table-cell>
          <table:table-cell office:value-type="string">
            <text:p>Av. Belgrano 200</text:p>
          </table:table-cell>
          <table:table-cell office:value-type="string">
            <text:p>-27.448886,-58.9927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3</text:p>
          </table:table-cell>
          <table:table-cell office:value-type="string">
            <text:p>Los amantes</text:p>
          </table:table-cell>
          <table:table-cell office:value-type="string">
            <text:p>`1978</text:p>
          </table:table-cell>
          <table:table-cell office:value-type="string">
            <text:p>Reyes, Francisc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03.jpg</text:p>
          </table:table-cell>
          <table:table-cell office:value-type="string">
            <text:p>Av. 9 de Julio 640</text:p>
          </table:table-cell>
          <table:table-cell office:value-type="string">
            <text:p>-27.456298,-58.98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4</text:p>
          </table:table-cell>
          <table:table-cell office:value-type="string">
            <text:p>Maternidad</text:p>
          </table:table-cell>
          <table:table-cell office:value-type="string">
            <text:p/>
          </table:table-cell>
          <table:table-cell office:value-type="string">
            <text:p>Reyes, Francisco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204.jpg</text:p>
          </table:table-cell>
          <table:table-cell office:value-type="string">
            <text:p>Brown 351</text:p>
          </table:table-cell>
          <table:table-cell office:value-type="string">
            <text:p>-27.452309,-58.981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5</text:p>
          </table:table-cell>
          <table:table-cell office:value-type="string">
            <text:p>Retoño</text:p>
          </table:table-cell>
          <table:table-cell office:value-type="string">
            <text:p/>
          </table:table-cell>
          <table:table-cell office:value-type="string">
            <text:p>Reyes, Francisco</text:p>
          </table:table-cell>
          <table:table-cell office:value-type="string">
            <text:p>Argentina</text:p>
          </table:table-cell>
          <table:table-cell office:value-type="string">
            <text:p>Fibrocemento</text:p>
          </table:table-cell>
          <table:table-cell office:value-type="string">
            <text:p>205.jpg</text:p>
          </table:table-cell>
          <table:table-cell office:value-type="string">
            <text:p>Frondizi 175</text:p>
          </table:table-cell>
          <table:table-cell office:value-type="string">
            <text:p>-27.453261,-58.9870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6</text:p>
          </table:table-cell>
          <table:table-cell office:value-type="string">
            <text:p>Ofrenda</text:p>
          </table:table-cell>
          <table:table-cell office:value-type="string">
            <text:p/>
          </table:table-cell>
          <table:table-cell office:value-type="string">
            <text:p>Reyes, Francisco</text:p>
          </table:table-cell>
          <table:table-cell office:value-type="string">
            <text:p>Argentina</text:p>
          </table:table-cell>
          <table:table-cell office:value-type="string">
            <text:p>Granito reconstituído</text:p>
          </table:table-cell>
          <table:table-cell office:value-type="string">
            <text:p>206.jpg</text:p>
          </table:table-cell>
          <table:table-cell office:value-type="string">
            <text:p>Juan B. Justo 153</text:p>
          </table:table-cell>
          <table:table-cell office:value-type="string">
            <text:p>-27.453087,-58.986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7</text:p>
          </table:table-cell>
          <table:table-cell office:value-type="string">
            <text:p>Noemi</text:p>
          </table:table-cell>
          <table:table-cell office:value-type="string">
            <text:p/>
          </table:table-cell>
          <table:table-cell office:value-type="string">
            <text:p>Reynal O´Connor, Rafael</text:p>
          </table:table-cell>
          <table:table-cell office:value-type="string">
            <text:p/>
          </table:table-cell>
          <table:table-cell office:value-type="string">
            <text:p>Granito</text:p>
          </table:table-cell>
          <table:table-cell office:value-type="string">
            <text:p>207.jpg</text:p>
          </table:table-cell>
          <table:table-cell office:value-type="string">
            <text:p>José Maria Paz 181</text:p>
          </table:table-cell>
          <table:table-cell office:value-type="string">
            <text:p>-27.454105,-58.9862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09</text:p>
          </table:table-cell>
          <table:table-cell office:value-type="string">
            <text:p>Fuerza interior</text:p>
          </table:table-cell>
          <table:table-cell office:value-type="string">
            <text:p>19-7-1999</text:p>
          </table:table-cell>
          <table:table-cell office:value-type="string">
            <text:p>Ricardone, Víctor</text:p>
          </table:table-cell>
          <table:table-cell office:value-type="string">
            <text:p>Argentina</text:p>
          </table:table-cell>
          <table:table-cell office:value-type="string">
            <text:p>Piedra de Mar del Plata</text:p>
          </table:table-cell>
          <table:table-cell office:value-type="string">
            <text:p>209.jpg</text:p>
          </table:table-cell>
          <table:table-cell office:value-type="string">
            <text:p>Santa Fe 184</text:p>
          </table:table-cell>
          <table:table-cell office:value-type="string">
            <text:p>-27.448136,-58.9863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0</text:p>
          </table:table-cell>
          <table:table-cell office:value-type="string">
            <text:p>Eraclio Pérez</text:p>
          </table:table-cell>
          <table:table-cell office:value-type="string">
            <text:p/>
          </table:table-cell>
          <table:table-cell office:value-type="string">
            <text:p>Ricardone, Víctor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10.jpg</text:p>
          </table:table-cell>
          <table:table-cell office:value-type="string">
            <text:p>Av. Sarmiento 800 al 900</text:p>
          </table:table-cell>
          <table:table-cell office:value-type="string">
            <text:p>-27.444049,-58.978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1</text:p>
          </table:table-cell>
          <table:table-cell office:value-type="string">
            <text:p>Argentina 77</text:p>
          </table:table-cell>
          <table:table-cell office:value-type="string">
            <text:p/>
          </table:table-cell>
          <table:table-cell office:value-type="string">
            <text:p>Riva, Luis</text:p>
          </table:table-cell>
          <table:table-cell office:value-type="string">
            <text:p>Argentina</text:p>
          </table:table-cell>
          <table:table-cell office:value-type="string">
            <text:p>Hierro</text:p>
          </table:table-cell>
          <table:table-cell office:value-type="string">
            <text:p>211.jpg</text:p>
          </table:table-cell>
          <table:table-cell office:value-type="string">
            <text:p>Av. Sarmiento 500 al 600</text:p>
          </table:table-cell>
          <table:table-cell office:value-type="string">
            <text:p>-27.446889,-58.9819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2</text:p>
          </table:table-cell>
          <table:table-cell office:value-type="string">
            <text:p>Década del 70</text:p>
          </table:table-cell>
          <table:table-cell office:value-type="string">
            <text:p/>
          </table:table-cell>
          <table:table-cell office:value-type="string">
            <text:p>Riva, Luis</text:p>
          </table:table-cell>
          <table:table-cell office:value-type="string">
            <text:p>Argentina</text:p>
          </table:table-cell>
          <table:table-cell office:value-type="string">
            <text:p>Hierro</text:p>
          </table:table-cell>
          <table:table-cell office:value-type="string">
            <text:p>212.jpg</text:p>
          </table:table-cell>
          <table:table-cell office:value-type="string">
            <text:p>Av. Sarmiento 500 al 600</text:p>
          </table:table-cell>
          <table:table-cell office:value-type="string">
            <text:p>-27.446546,-58.9815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3</text:p>
          </table:table-cell>
          <table:table-cell office:value-type="string">
            <text:p>Lid</text:p>
          </table:table-cell>
          <table:table-cell office:value-type="string">
            <text:p>`1978</text:p>
          </table:table-cell>
          <table:table-cell office:value-type="string">
            <text:p>Riva, Luis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213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961,-59.0483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4</text:p>
          </table:table-cell>
          <table:table-cell office:value-type="string">
            <text:p>Rauda</text:p>
          </table:table-cell>
          <table:table-cell office:value-type="string">
            <text:p>`1978</text:p>
          </table:table-cell>
          <table:table-cell office:value-type="string">
            <text:p>Riva, Luis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214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932,-59.0481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5</text:p>
          </table:table-cell>
          <table:table-cell office:value-type="string">
            <text:p>De Ferrari palpita el cosmos</text:p>
          </table:table-cell>
          <table:table-cell office:value-type="string">
            <text:p>`1978</text:p>
          </table:table-cell>
          <table:table-cell office:value-type="string">
            <text:p>Romano, Enrique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215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5065,-59.0481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6</text:p>
          </table:table-cell>
          <table:table-cell office:value-type="string">
            <text:p>Cabeza de Jorge Newbery</text:p>
          </table:table-cell>
          <table:table-cell office:value-type="string">
            <text:p/>
          </table:table-cell>
          <table:table-cell office:value-type="string">
            <text:p>Rodriguez, Leonard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16.jpg</text:p>
          </table:table-cell>
          <table:table-cell office:value-type="string">
            <text:p>Av. Alberdi 282</text:p>
          </table:table-cell>
          <table:table-cell office:value-type="string">
            <text:p>-27.453334,-58.9888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7</text:p>
          </table:table-cell>
          <table:table-cell office:value-type="string">
            <text:p>Remolino catódico</text:p>
          </table:table-cell>
          <table:table-cell office:value-type="string">
            <text:p>22-6-1999</text:p>
          </table:table-cell>
          <table:table-cell office:value-type="string">
            <text:p>Romeo, Jorge</text:p>
          </table:table-cell>
          <table:table-cell office:value-type="string">
            <text:p>Italia</text:p>
          </table:table-cell>
          <table:table-cell office:value-type="string">
            <text:p>Mármol travertino</text:p>
          </table:table-cell>
          <table:table-cell office:value-type="string">
            <text:p>217.jpg</text:p>
          </table:table-cell>
          <table:table-cell office:value-type="string">
            <text:p>José Maria Paz 434</text:p>
          </table:table-cell>
          <table:table-cell office:value-type="string">
            <text:p>-27.456038,-58.9885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8</text:p>
          </table:table-cell>
          <table:table-cell office:value-type="string">
            <text:p>Maternidad</text:p>
          </table:table-cell>
          <table:table-cell office:value-type="string">
            <text:p/>
          </table:table-cell>
          <table:table-cell office:value-type="string">
            <text:p>Rosemberg, Lucrecia</text:p>
          </table:table-cell>
          <table:table-cell office:value-type="string">
            <text:p>Argentina</text:p>
          </table:table-cell>
          <table:table-cell office:value-type="string">
            <text:p>Granito reconstituido</text:p>
          </table:table-cell>
          <table:table-cell office:value-type="string">
            <text:p>218.jpg</text:p>
          </table:table-cell>
          <table:table-cell office:value-type="string">
            <text:p>San Lorenzo 190</text:p>
          </table:table-cell>
          <table:table-cell office:value-type="string">
            <text:p>-27.458004,-58.982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19</text:p>
          </table:table-cell>
          <table:table-cell office:value-type="string">
            <text:p>Ternura</text:p>
          </table:table-cell>
          <table:table-cell office:value-type="string">
            <text:p/>
          </table:table-cell>
          <table:table-cell office:value-type="string">
            <text:p>Rosas, Betty</text:p>
          </table:table-cell>
          <table:table-cell office:value-type="string">
            <text:p>Argentina</text:p>
          </table:table-cell>
          <table:table-cell office:value-type="string">
            <text:p>Cerámica</text:p>
          </table:table-cell>
          <table:table-cell office:value-type="string">
            <text:p>219.jpg</text:p>
          </table:table-cell>
          <table:table-cell office:value-type="string">
            <text:p>Frondizi 141</text:p>
          </table:table-cell>
          <table:table-cell office:value-type="string">
            <text:p>-27.453096,-58.9868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0</text:p>
          </table:table-cell>
          <table:table-cell office:value-type="string">
            <text:p>Entrega</text:p>
          </table:table-cell>
          <table:table-cell office:value-type="string">
            <text:p/>
          </table:table-cell>
          <table:table-cell office:value-type="string">
            <text:p>Rosas, Betty</text:p>
          </table:table-cell>
          <table:table-cell office:value-type="string">
            <text:p>Argentina</text:p>
          </table:table-cell>
          <table:table-cell office:value-type="string">
            <text:p>Cerámica</text:p>
          </table:table-cell>
          <table:table-cell office:value-type="string">
            <text:p>220.jpg</text:p>
          </table:table-cell>
          <table:table-cell office:value-type="string">
            <text:p>Pellegrini 246</text:p>
          </table:table-cell>
          <table:table-cell office:value-type="string">
            <text:p>-27.450842,-58.982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1</text:p>
          </table:table-cell>
          <table:table-cell office:value-type="string">
            <text:p>Maternidad</text:p>
          </table:table-cell>
          <table:table-cell office:value-type="string">
            <text:p/>
          </table:table-cell>
          <table:table-cell office:value-type="string">
            <text:p>Rosso, Mario</text:p>
          </table:table-cell>
          <table:table-cell office:value-type="string">
            <text:p/>
          </table:table-cell>
          <table:table-cell office:value-type="string">
            <text:p>Granito</text:p>
          </table:table-cell>
          <table:table-cell office:value-type="string">
            <text:p>221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373,-58.9816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2</text:p>
          </table:table-cell>
          <table:table-cell office:value-type="string">
            <text:p>El colono</text:p>
          </table:table-cell>
          <table:table-cell office:value-type="string">
            <text:p/>
          </table:table-cell>
          <table:table-cell office:value-type="string">
            <text:p>Rovatti, Luis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22.jpg</text:p>
          </table:table-cell>
          <table:table-cell office:value-type="string">
            <text:p>Av. Sarmiento y Av. Paraguay</text:p>
          </table:table-cell>
          <table:table-cell office:value-type="string">
            <text:p>-27.447215,-58.9821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3</text:p>
          </table:table-cell>
          <table:table-cell office:value-type="string">
            <text:p>Adolescentes</text:p>
          </table:table-cell>
          <table:table-cell office:value-type="string">
            <text:p/>
          </table:table-cell>
          <table:table-cell office:value-type="string">
            <text:p>Saggese, Marta</text:p>
          </table:table-cell>
          <table:table-cell office:value-type="string">
            <text:p/>
          </table:table-cell>
          <table:table-cell office:value-type="string">
            <text:p>Piedra reconstituida</text:p>
          </table:table-cell>
          <table:table-cell office:value-type="string">
            <text:p>223.jpg</text:p>
          </table:table-cell>
          <table:table-cell office:value-type="string">
            <text:p>Lopéz y Planes 667</text:p>
          </table:table-cell>
          <table:table-cell office:value-type="string">
            <text:p>-27.448222,-58.9781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4</text:p>
          </table:table-cell>
          <table:table-cell office:value-type="string">
            <text:p>Madre</text:p>
          </table:table-cell>
          <table:table-cell office:value-type="string">
            <text:p/>
          </table:table-cell>
          <table:table-cell office:value-type="string">
            <text:p>Saggese, Marta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224.jpg</text:p>
          </table:table-cell>
          <table:table-cell office:value-type="string">
            <text:p>Pellegrini 168</text:p>
          </table:table-cell>
          <table:table-cell office:value-type="string">
            <text:p>-27.451552,-58.98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5</text:p>
          </table:table-cell>
          <table:table-cell office:value-type="string">
            <text:p>Mediodía</text:p>
          </table:table-cell>
          <table:table-cell office:value-type="string">
            <text:p>27-10-1961</text:p>
          </table:table-cell>
          <table:table-cell office:value-type="string">
            <text:p>San Luis, Nicolás de (Russo, Nicolás Antonio)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25.jpg</text:p>
          </table:table-cell>
          <table:table-cell office:value-type="string">
            <text:p>Av. Alberdi 100</text:p>
          </table:table-cell>
          <table:table-cell office:value-type="string">
            <text:p>-27.452028,-58.987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6</text:p>
          </table:table-cell>
          <table:table-cell office:value-type="string">
            <text:p>La loba</text:p>
          </table:table-cell>
          <table:table-cell office:value-type="string">
            <text:p/>
          </table:table-cell>
          <table:table-cell office:value-type="string">
            <text:p>Sassone, Antonio</text:p>
          </table:table-cell>
          <table:table-cell office:value-type="string">
            <text:p>Argentina</text:p>
          </table:table-cell>
          <table:table-cell office:value-type="string">
            <text:p>Fibrocemento</text:p>
          </table:table-cell>
          <table:table-cell office:value-type="string">
            <text:p>226.jpg</text:p>
          </table:table-cell>
          <table:table-cell office:value-type="string">
            <text:p>Juan D. Perón 308</text:p>
          </table:table-cell>
          <table:table-cell office:value-type="string">
            <text:p>-27.450204,-58.9909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7</text:p>
          </table:table-cell>
          <table:table-cell office:value-type="string">
            <text:p>Artista en descanso</text:p>
          </table:table-cell>
          <table:table-cell office:value-type="string">
            <text:p/>
          </table:table-cell>
          <table:table-cell office:value-type="string">
            <text:p>Scalisi, Armando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227.jpg</text:p>
          </table:table-cell>
          <table:table-cell office:value-type="string">
            <text:p>Pueyrredón 139</text:p>
          </table:table-cell>
          <table:table-cell office:value-type="string">
            <text:p>-27.448471,-58.9871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8</text:p>
          </table:table-cell>
          <table:table-cell office:value-type="string">
            <text:p>Mujer de campo</text:p>
          </table:table-cell>
          <table:table-cell office:value-type="string">
            <text:p>23-12-1999</text:p>
          </table:table-cell>
          <table:table-cell office:value-type="string">
            <text:p>Scarano, Raúl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228.jpg</text:p>
          </table:table-cell>
          <table:table-cell office:value-type="string">
            <text:p>Av. Lavalle 415</text:p>
          </table:table-cell>
          <table:table-cell office:value-type="string">
            <text:p>-27.441781,-58.983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29</text:p>
          </table:table-cell>
          <table:table-cell office:value-type="string">
            <text:p>Hacherito</text:p>
          </table:table-cell>
          <table:table-cell office:value-type="string">
            <text:p>10-8-1961</text:p>
          </table:table-cell>
          <table:table-cell office:value-type="string">
            <text:p>Schenone, Carlos</text:p>
          </table:table-cell>
          <table:table-cell office:value-type="string">
            <text:p>Argentina</text:p>
          </table:table-cell>
          <table:table-cell office:value-type="string">
            <text:p>Madera de quebracho colorado</text:p>
          </table:table-cell>
          <table:table-cell office:value-type="string">
            <text:p>229.jpg</text:p>
          </table:table-cell>
          <table:table-cell office:value-type="string">
            <text:p>Brown 207</text:p>
          </table:table-cell>
          <table:table-cell office:value-type="string">
            <text:p>-27.45123,-58.9827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0</text:p>
          </table:table-cell>
          <table:table-cell office:value-type="string">
            <text:p>Cacique Joven</text:p>
          </table:table-cell>
          <table:table-cell office:value-type="string">
            <text:p>3-8-1956</text:p>
          </table:table-cell>
          <table:table-cell office:value-type="string">
            <text:p>Schenone, Carlos</text:p>
          </table:table-cell>
          <table:table-cell office:value-type="string">
            <text:p>Argentina</text:p>
          </table:table-cell>
          <table:table-cell office:value-type="string">
            <text:p>Madera de quebracho colorado</text:p>
          </table:table-cell>
          <table:table-cell office:value-type="string">
            <text:p>230.jpg</text:p>
          </table:table-cell>
          <table:table-cell office:value-type="string">
            <text:p>Plaza 25 de Mayo</text:p>
          </table:table-cell>
          <table:table-cell office:value-type="string">
            <text:p>-27.451399,-58.9858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1</text:p>
          </table:table-cell>
          <table:table-cell office:value-type="string">
            <text:p>Columna ritual</text:p>
          </table:table-cell>
          <table:table-cell office:value-type="string">
            <text:p>17-6-1997</text:p>
          </table:table-cell>
          <table:table-cell office:value-type="string">
            <text:p>Secretan, Francine</text:p>
          </table:table-cell>
          <table:table-cell office:value-type="string">
            <text:p>Bolivia</text:p>
          </table:table-cell>
          <table:table-cell office:value-type="string">
            <text:p>Mármol travertino</text:p>
          </table:table-cell>
          <table:table-cell office:value-type="string">
            <text:p>231.jpg</text:p>
          </table:table-cell>
          <table:table-cell office:value-type="string">
            <text:p>Frondizi 980</text:p>
          </table:table-cell>
          <table:table-cell office:value-type="string">
            <text:p>-27.459618,-58.9943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2</text:p>
          </table:table-cell>
          <table:table-cell office:value-type="string">
            <text:p>Pez guerrero</text:p>
          </table:table-cell>
          <table:table-cell office:value-type="string">
            <text:p>0-0-1991</text:p>
          </table:table-cell>
          <table:table-cell office:value-type="string">
            <text:p>Sedlacek, Wencesla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32.jpg</text:p>
          </table:table-cell>
          <table:table-cell office:value-type="string">
            <text:p>Mitre 298</text:p>
          </table:table-cell>
          <table:table-cell office:value-type="string">
            <text:p>-27.447325,-58.9839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3</text:p>
          </table:table-cell>
          <table:table-cell office:value-type="string">
            <text:p>Conexión</text:p>
          </table:table-cell>
          <table:table-cell office:value-type="string">
            <text:p/>
          </table:table-cell>
          <table:table-cell office:value-type="string">
            <text:p>Soans, Jaak</text:p>
          </table:table-cell>
          <table:table-cell office:value-type="string">
            <text:p>Estonia</text:p>
          </table:table-cell>
          <table:table-cell office:value-type="string">
            <text:p>Metal</text:p>
          </table:table-cell>
          <table:table-cell office:value-type="string">
            <text:p>233.jpg</text:p>
          </table:table-cell>
          <table:table-cell office:value-type="string">
            <text:p>Av. De los Inmigrantes 1001 - Museum</text:p>
          </table:table-cell>
          <table:table-cell office:value-type="string">
            <text:p>-27.437584,-58.981318</text:p>
          </table:table-cell>
          <table:table-cell office:value-type="string">
            <text:p>Premio Nuevo Banco del Chaco - Primera Bienal Internacio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4</text:p>
          </table:table-cell>
          <table:table-cell office:value-type="string">
            <text:p>Toro</text:p>
          </table:table-cell>
          <table:table-cell office:value-type="string">
            <text:p/>
          </table:table-cell>
          <table:table-cell office:value-type="string">
            <text:p>Solis, Manuel</text:p>
          </table:table-cell>
          <table:table-cell office:value-type="string">
            <text:p>Argentina</text:p>
          </table:table-cell>
          <table:table-cell office:value-type="string">
            <text:p>Acero modelado</text:p>
          </table:table-cell>
          <table:table-cell office:value-type="string">
            <text:p>234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5054,-59.0483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5</text:p>
          </table:table-cell>
          <table:table-cell office:value-type="string">
            <text:p>Adelfa</text:p>
          </table:table-cell>
          <table:table-cell office:value-type="string">
            <text:p/>
          </table:table-cell>
          <table:table-cell office:value-type="string">
            <text:p>Solis, Manuel</text:p>
          </table:table-cell>
          <table:table-cell office:value-type="string">
            <text:p>Argentina</text:p>
          </table:table-cell>
          <table:table-cell office:value-type="string">
            <text:p>Acero modelado</text:p>
          </table:table-cell>
          <table:table-cell office:value-type="string">
            <text:p>235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977,-59.048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6</text:p>
          </table:table-cell>
          <table:table-cell office:value-type="string">
            <text:p>En busca del sol</text:p>
          </table:table-cell>
          <table:table-cell office:value-type="string">
            <text:p>19-7-1998</text:p>
          </table:table-cell>
          <table:table-cell office:value-type="string">
            <text:p>Sotelo, Walter</text:p>
          </table:table-cell>
          <table:table-cell office:value-type="string">
            <text:p>Argentina</text:p>
          </table:table-cell>
          <table:table-cell office:value-type="string">
            <text:p>Granito y metal</text:p>
          </table:table-cell>
          <table:table-cell office:value-type="string">
            <text:p>236.jpg</text:p>
          </table:table-cell>
          <table:table-cell office:value-type="string">
            <text:p>Av. De los Inmigrantes 1001 - Museum</text:p>
          </table:table-cell>
          <table:table-cell office:value-type="string">
            <text:p>-27.437560015367378,-58.98170423693955</text:p>
          </table:table-cell>
          <table:table-cell office:value-type="string">
            <text:p>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7</text:p>
          </table:table-cell>
          <table:table-cell office:value-type="string">
            <text:p>Trascendencia</text:p>
          </table:table-cell>
          <table:table-cell office:value-type="string">
            <text:p>0-0-1983</text:p>
          </table:table-cell>
          <table:table-cell office:value-type="string">
            <text:p>Sotelo, Walter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37.jpg</text:p>
          </table:table-cell>
          <table:table-cell office:value-type="string">
            <text:p>Los Hacheros 226</text:p>
          </table:table-cell>
          <table:table-cell office:value-type="string">
            <text:p>-27.460839,-58.9796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8</text:p>
          </table:table-cell>
          <table:table-cell office:value-type="string">
            <text:p>Figura</text:p>
          </table:table-cell>
          <table:table-cell office:value-type="string">
            <text:p/>
          </table:table-cell>
          <table:table-cell office:value-type="string">
            <text:p>Sotelo, Walter</text:p>
          </table:table-cell>
          <table:table-cell office:value-type="string">
            <text:p>Argentina</text:p>
          </table:table-cell>
          <table:table-cell office:value-type="string">
            <text:p>Madera de algarrobo</text:p>
          </table:table-cell>
          <table:table-cell office:value-type="string">
            <text:p>238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989,-59.0486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39</text:p>
          </table:table-cell>
          <table:table-cell office:value-type="string">
            <text:p>Danza</text:p>
          </table:table-cell>
          <table:table-cell office:value-type="string">
            <text:p/>
          </table:table-cell>
          <table:table-cell office:value-type="string">
            <text:p>Suárez Marsal, Enrique</text:p>
          </table:table-cell>
          <table:table-cell office:value-type="string">
            <text:p/>
          </table:table-cell>
          <table:table-cell office:value-type="string">
            <text:p>Piedra Reconstruida</text:p>
          </table:table-cell>
          <table:table-cell office:value-type="string">
            <text:p>239.jpg</text:p>
          </table:table-cell>
          <table:table-cell office:value-type="string">
            <text:p>Marcelo T. De Alvear 128</text:p>
          </table:table-cell>
          <table:table-cell office:value-type="string">
            <text:p>-27.449229,-58.9867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0</text:p>
          </table:table-cell>
          <table:table-cell office:value-type="string">
            <text:p>Maternidad</text:p>
          </table:table-cell>
          <table:table-cell office:value-type="string">
            <text:p/>
          </table:table-cell>
          <table:table-cell office:value-type="string">
            <text:p>Svetlich, Oscar</text:p>
          </table:table-cell>
          <table:table-cell office:value-type="string">
            <text:p/>
          </table:table-cell>
          <table:table-cell office:value-type="string">
            <text:p>Granito Reconstruido</text:p>
          </table:table-cell>
          <table:table-cell office:value-type="string">
            <text:p>240.jpg</text:p>
          </table:table-cell>
          <table:table-cell office:value-type="string">
            <text:p>Av. Wilde 30</text:p>
          </table:table-cell>
          <table:table-cell office:value-type="string">
            <text:p>-27.447077,-58.9905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2</text:p>
          </table:table-cell>
          <table:table-cell office:value-type="string">
            <text:p>Conciencia de la humanidad</text:p>
          </table:table-cell>
          <table:table-cell office:value-type="string">
            <text:p/>
          </table:table-cell>
          <table:table-cell office:value-type="string">
            <text:p>Teeuwen, Roel</text:p>
          </table:table-cell>
          <table:table-cell office:value-type="string">
            <text:p>Holanda</text:p>
          </table:table-cell>
          <table:table-cell office:value-type="string">
            <text:p>Madera</text:p>
          </table:table-cell>
          <table:table-cell office:value-type="string">
            <text:p>242.jpg</text:p>
          </table:table-cell>
          <table:table-cell office:value-type="string">
            <text:p>Sala de Exposiciones Muse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3</text:p>
          </table:table-cell>
          <table:table-cell office:value-type="string">
            <text:p>Tres torsos</text:p>
          </table:table-cell>
          <table:table-cell office:value-type="string">
            <text:p>`1978</text:p>
          </table:table-cell>
          <table:table-cell office:value-type="string">
            <text:p>Tidone, Sepucc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43.jpg</text:p>
          </table:table-cell>
          <table:table-cell office:value-type="string">
            <text:p>Dónovan 420</text:p>
          </table:table-cell>
          <table:table-cell office:value-type="string">
            <text:p>-27.451311,-58.993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4</text:p>
          </table:table-cell>
          <table:table-cell office:value-type="string">
            <text:p>El Yupay</text:p>
          </table:table-cell>
          <table:table-cell office:value-type="string">
            <text:p/>
          </table:table-cell>
          <table:table-cell office:value-type="string">
            <text:p>Toledo Guma, Nilda</text:p>
          </table:table-cell>
          <table:table-cell office:value-type="string">
            <text:p/>
          </table:table-cell>
          <table:table-cell office:value-type="string">
            <text:p>Mármol reconstituido</text:p>
          </table:table-cell>
          <table:table-cell office:value-type="string">
            <text:p>244.jpg</text:p>
          </table:table-cell>
          <table:table-cell office:value-type="string">
            <text:p>Cangallo 636</text:p>
          </table:table-cell>
          <table:table-cell office:value-type="string">
            <text:p>-27.450645,-58.9981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5</text:p>
          </table:table-cell>
          <table:table-cell office:value-type="string">
            <text:p>(Los inmigrantes), Chaco Naciente</text:p>
          </table:table-cell>
          <table:table-cell office:value-type="string">
            <text:p>2-2-1978</text:p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245.jpg</text:p>
          </table:table-cell>
          <table:table-cell office:value-type="string">
            <text:p>Av. Avalos y Av. Lavalle</text:p>
          </table:table-cell>
          <table:table-cell office:value-type="string">
            <text:p>-27.438526,-58.986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6</text:p>
          </table:table-cell>
          <table:table-cell office:value-type="string">
            <text:p>General José María Paz</text:p>
          </table:table-cell>
          <table:table-cell office:value-type="string">
            <text:p>30-8-1985</text:p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Chapa batida</text:p>
          </table:table-cell>
          <table:table-cell office:value-type="string">
            <text:p>246.jpg</text:p>
          </table:table-cell>
          <table:table-cell office:value-type="string">
            <text:p>Av. 9 de Julio 640 - E.N.S 76 ""José M. Paz""</text:p>
          </table:table-cell>
          <table:table-cell office:value-type="string">
            <text:p>-27.456236,-58.9812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7</text:p>
          </table:table-cell>
          <table:table-cell office:value-type="string">
            <text:p>El Quijote</text:p>
          </table:table-cell>
          <table:table-cell office:value-type="string">
            <text:p>12-10-1980</text:p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Cemento- Metal</text:p>
          </table:table-cell>
          <table:table-cell office:value-type="string">
            <text:p>247.jpg</text:p>
          </table:table-cell>
          <table:table-cell office:value-type="string">
            <text:p>Plaza España</text:p>
          </table:table-cell>
          <table:table-cell office:value-type="string">
            <text:p>-27.457647,-58.986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8</text:p>
          </table:table-cell>
          <table:table-cell office:value-type="string">
            <text:p>Maternidad</text:p>
          </table:table-cell>
          <table:table-cell office:value-type="string">
            <text:p/>
          </table:table-cell>
          <table:table-cell office:value-type="string">
            <text:p>Vaira, Celestino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248.jpg</text:p>
          </table:table-cell>
          <table:table-cell office:value-type="string">
            <text:p>Roque Saenz Peña 240</text:p>
          </table:table-cell>
          <table:table-cell office:value-type="string">
            <text:p>-27.455312,-58.9860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49</text:p>
          </table:table-cell>
          <table:table-cell office:value-type="string">
            <text:p>Madre e hijo</text:p>
          </table:table-cell>
          <table:table-cell office:value-type="string">
            <text:p/>
          </table:table-cell>
          <table:table-cell office:value-type="string">
            <text:p>Vaira, Celestino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249.jpg</text:p>
          </table:table-cell>
          <table:table-cell office:value-type="string">
            <text:p>Av. Italia 1265</text:p>
          </table:table-cell>
          <table:table-cell office:value-type="string">
            <text:p>-27.445042,-58.9712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0</text:p>
          </table:table-cell>
          <table:table-cell office:value-type="string">
            <text:p>Ausencia</text:p>
          </table:table-cell>
          <table:table-cell office:value-type="string">
            <text:p/>
          </table:table-cell>
          <table:table-cell office:value-type="string">
            <text:p>Valderrey, Enriqu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50.jpg</text:p>
          </table:table-cell>
          <table:table-cell office:value-type="string">
            <text:p>Córdoba 673</text:p>
          </table:table-cell>
          <table:table-cell office:value-type="string">
            <text:p>-27.450795,-58.9745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1</text:p>
          </table:table-cell>
          <table:table-cell office:value-type="string">
            <text:p>De la calle</text:p>
          </table:table-cell>
          <table:table-cell office:value-type="string">
            <text:p>7-6-1981</text:p>
          </table:table-cell>
          <table:table-cell office:value-type="string">
            <text:p>Valderrey, Enriqu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51.jpg</text:p>
          </table:table-cell>
          <table:table-cell office:value-type="string">
            <text:p>Pellegrini 230</text:p>
          </table:table-cell>
          <table:table-cell office:value-type="string">
            <text:p>-27.450988,-58.9827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2</text:p>
          </table:table-cell>
          <table:table-cell office:value-type="string">
            <text:p>Figura</text:p>
          </table:table-cell>
          <table:table-cell office:value-type="string">
            <text:p/>
          </table:table-cell>
          <table:table-cell office:value-type="string">
            <text:p>Valderrey, Enriqu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52.jpg</text:p>
          </table:table-cell>
          <table:table-cell office:value-type="string">
            <text:p>Av. Sarmiento 600 al 700</text:p>
          </table:table-cell>
          <table:table-cell office:value-type="string">
            <text:p>-27.446327,-58.9812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3</text:p>
          </table:table-cell>
          <table:table-cell office:value-type="string">
            <text:p>Las puertas del alma</text:p>
          </table:table-cell>
          <table:table-cell office:value-type="string">
            <text:p>20-10-1999</text:p>
          </table:table-cell>
          <table:table-cell office:value-type="string">
            <text:p>Vallone, Susana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253.jpg</text:p>
          </table:table-cell>
          <table:table-cell office:value-type="string">
            <text:p>Brown 282</text:p>
          </table:table-cell>
          <table:table-cell office:value-type="string">
            <text:p>-27.451761,-58.982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4</text:p>
          </table:table-cell>
          <table:table-cell office:value-type="string">
            <text:p>Figura en la playa</text:p>
          </table:table-cell>
          <table:table-cell office:value-type="string">
            <text:p>27-10-1961</text:p>
          </table:table-cell>
          <table:table-cell office:value-type="string">
            <text:p>Vanz, Eros Rubén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54.jpg</text:p>
          </table:table-cell>
          <table:table-cell office:value-type="string">
            <text:p>Peatonal Arturo Illía 199</text:p>
          </table:table-cell>
          <table:table-cell office:value-type="string">
            <text:p>-27.45412,-58.9865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5</text:p>
          </table:table-cell>
          <table:table-cell office:value-type="string">
            <text:p>La amistad</text:p>
          </table:table-cell>
          <table:table-cell office:value-type="string">
            <text:p/>
          </table:table-cell>
          <table:table-cell office:value-type="string">
            <text:p>Vanzo, Julio</text:p>
          </table:table-cell>
          <table:table-cell office:value-type="string">
            <text:p>Argentina</text:p>
          </table:table-cell>
          <table:table-cell office:value-type="string">
            <text:p>Mosaico veneciano</text:p>
          </table:table-cell>
          <table:table-cell office:value-type="string">
            <text:p>255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48,-58.9818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6</text:p>
          </table:table-cell>
          <table:table-cell office:value-type="string">
            <text:p>Homenaje a una primavera</text:p>
          </table:table-cell>
          <table:table-cell office:value-type="string">
            <text:p/>
          </table:table-cell>
          <table:table-cell office:value-type="string">
            <text:p>Vega, Selva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56.jpg</text:p>
          </table:table-cell>
          <table:table-cell office:value-type="string">
            <text:p>Av. Sarmiento 200 al 300</text:p>
          </table:table-cell>
          <table:table-cell office:value-type="string">
            <text:p>-27.448907,-58.984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7</text:p>
          </table:table-cell>
          <table:table-cell office:value-type="string">
            <text:p>Busto de Brown</text:p>
          </table:table-cell>
          <table:table-cell office:value-type="string">
            <text:p/>
          </table:table-cell>
          <table:table-cell office:value-type="string">
            <text:p>Vergottini, Julio César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57.jpg</text:p>
          </table:table-cell>
          <table:table-cell office:value-type="string">
            <text:p>Av. Sarmiento 200 al 300</text:p>
          </table:table-cell>
          <table:table-cell office:value-type="string">
            <text:p>-27.449509,-58.9846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8</text:p>
          </table:table-cell>
          <table:table-cell office:value-type="string">
            <text:p>Raza madre</text:p>
          </table:table-cell>
          <table:table-cell office:value-type="string">
            <text:p/>
          </table:table-cell>
          <table:table-cell office:value-type="string">
            <text:p>Vergottini, Julio César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58.jpg</text:p>
          </table:table-cell>
          <table:table-cell office:value-type="string">
            <text:p>Av. 9 de Julio 100</text:p>
          </table:table-cell>
          <table:table-cell office:value-type="string">
            <text:p>-27.452018,-58.985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59</text:p>
          </table:table-cell>
          <table:table-cell office:value-type="string">
            <text:p>La conquista del monte</text:p>
          </table:table-cell>
          <table:table-cell office:value-type="string">
            <text:p/>
          </table:table-cell>
          <table:table-cell office:value-type="string">
            <text:p>Vergottini, Julio César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59.jpg</text:p>
          </table:table-cell>
          <table:table-cell office:value-type="string">
            <text:p>Av. 9 de Julio 100</text:p>
          </table:table-cell>
          <table:table-cell office:value-type="string">
            <text:p>-27.45203,-58.9855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0</text:p>
          </table:table-cell>
          <table:table-cell office:value-type="string">
            <text:p>La ocupación de la tierra</text:p>
          </table:table-cell>
          <table:table-cell office:value-type="string">
            <text:p/>
          </table:table-cell>
          <table:table-cell office:value-type="string">
            <text:p>Vergottini, Julio César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60.jpg</text:p>
          </table:table-cell>
          <table:table-cell office:value-type="string">
            <text:p>Av. 9 de Julio 100</text:p>
          </table:table-cell>
          <table:table-cell office:value-type="string">
            <text:p>-27.451987,-58.9855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1</text:p>
          </table:table-cell>
          <table:table-cell office:value-type="string">
            <text:p>La cosecha del algodón</text:p>
          </table:table-cell>
          <table:table-cell office:value-type="string">
            <text:p/>
          </table:table-cell>
          <table:table-cell office:value-type="string">
            <text:p>Vergottini, Julio César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61.jpg</text:p>
          </table:table-cell>
          <table:table-cell office:value-type="string">
            <text:p>Av. 9 de Julio 100</text:p>
          </table:table-cell>
          <table:table-cell office:value-type="string">
            <text:p>-27.451997,-58.9855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2</text:p>
          </table:table-cell>
          <table:table-cell office:value-type="string">
            <text:p>Impulso vital</text:p>
          </table:table-cell>
          <table:table-cell office:value-type="string">
            <text:p>30-6-1999</text:p>
          </table:table-cell>
          <table:table-cell office:value-type="string">
            <text:p>Verhelst, Eric</text:p>
          </table:table-cell>
          <table:table-cell office:value-type="string">
            <text:p>Bélgica</text:p>
          </table:table-cell>
          <table:table-cell office:value-type="string">
            <text:p>Mármol travertino</text:p>
          </table:table-cell>
          <table:table-cell office:value-type="string">
            <text:p>262.jpg</text:p>
          </table:table-cell>
          <table:table-cell office:value-type="string">
            <text:p>Pellegrini 316</text:p>
          </table:table-cell>
          <table:table-cell office:value-type="string">
            <text:p>-27.450274,-58.981953</text:p>
          </table:table-cell>
          <table:table-cell office:value-type="string">
            <text:p>Tercer premio - Primera Bienal Internacio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3</text:p>
          </table:table-cell>
          <table:table-cell office:value-type="string">
            <text:p>Dimensión</text:p>
          </table:table-cell>
          <table:table-cell office:value-type="string">
            <text:p>8-7-1997</text:p>
          </table:table-cell>
          <table:table-cell office:value-type="string">
            <text:p>Vildoza, Néstor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263.jpg</text:p>
          </table:table-cell>
          <table:table-cell office:value-type="string">
            <text:p>Marcelo T. De Alvear 750</text:p>
          </table:table-cell>
          <table:table-cell office:value-type="string">
            <text:p>-27.444501,-58.9921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4</text:p>
          </table:table-cell>
          <table:table-cell office:value-type="string">
            <text:p>Natural</text:p>
          </table:table-cell>
          <table:table-cell office:value-type="string">
            <text:p>00-12-2002</text:p>
          </table:table-cell>
          <table:table-cell office:value-type="string">
            <text:p>Vildoza, Néstor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264.jpg</text:p>
          </table:table-cell>
          <table:table-cell office:value-type="string">
            <text:p>Av. De los Inmigrantes 1001 - Museum</text:p>
          </table:table-cell>
          <table:table-cell office:value-type="string">
            <text:p>-27.436951,-58.981409</text:p>
          </table:table-cell>
          <table:table-cell office:value-type="string">
            <text:p>Segundo premio - Primera Trienal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5</text:p>
          </table:table-cell>
          <table:table-cell office:value-type="string">
            <text:p>Caribe</text:p>
          </table:table-cell>
          <table:table-cell office:value-type="string">
            <text:p>23-6-1997</text:p>
          </table:table-cell>
          <table:table-cell office:value-type="string">
            <text:p>Villa Soberón, José</text:p>
          </table:table-cell>
          <table:table-cell office:value-type="string">
            <text:p>Cuba</text:p>
          </table:table-cell>
          <table:table-cell office:value-type="string">
            <text:p>Mármol travertino</text:p>
          </table:table-cell>
          <table:table-cell office:value-type="string">
            <text:p>265.jpg</text:p>
          </table:table-cell>
          <table:table-cell office:value-type="string">
            <text:p>Av. Vélez Sárfield 41</text:p>
          </table:table-cell>
          <table:table-cell office:value-type="string">
            <text:p>-27.456962,-58.97921</text:p>
          </table:table-cell>
          <table:table-cell office:value-type="string">
            <text:p>Tercer premio - Segunda Trienal Americana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6</text:p>
          </table:table-cell>
          <table:table-cell office:value-type="string">
            <text:p>Habanera</text:p>
          </table:table-cell>
          <table:table-cell office:value-type="string">
            <text:p>19-7-1998</text:p>
          </table:table-cell>
          <table:table-cell office:value-type="string">
            <text:p>Villa Soberón, José</text:p>
          </table:table-cell>
          <table:table-cell office:value-type="string">
            <text:p>Cuba</text:p>
          </table:table-cell>
          <table:table-cell office:value-type="string">
            <text:p>Mármol travertino y metal</text:p>
          </table:table-cell>
          <table:table-cell office:value-type="string">
            <text:p>266.jpg</text:p>
          </table:table-cell>
          <table:table-cell office:value-type="string">
            <text:p>Av. De los Inmigrantes 1001 - Museum</text:p>
          </table:table-cell>
          <table:table-cell office:value-type="string">
            <text:p>-27.437498,-58.981589</text:p>
          </table:table-cell>
          <table:table-cell office:value-type="string">
            <text:p>Gran Premio de Ho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7</text:p>
          </table:table-cell>
          <table:table-cell office:value-type="string">
            <text:p>Nexo interior</text:p>
          </table:table-cell>
          <table:table-cell office:value-type="string">
            <text:p/>
          </table:table-cell>
          <table:table-cell office:value-type="string">
            <text:p>Vinci, Leo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267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908,-59.0488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8</text:p>
          </table:table-cell>
          <table:table-cell office:value-type="string">
            <text:p>Liberación de la forma</text:p>
          </table:table-cell>
          <table:table-cell office:value-type="string">
            <text:p>0-06-1997</text:p>
          </table:table-cell>
          <table:table-cell office:value-type="string">
            <text:p>Viracocha Quispe, Luis Alberto</text:p>
          </table:table-cell>
          <table:table-cell office:value-type="string">
            <text:p>Ecuador</text:p>
          </table:table-cell>
          <table:table-cell office:value-type="string">
            <text:p>Mármol travertino</text:p>
          </table:table-cell>
          <table:table-cell office:value-type="string">
            <text:p>268.jpg</text:p>
          </table:table-cell>
          <table:table-cell office:value-type="string">
            <text:p>Remedios de Escalada 610</text:p>
          </table:table-cell>
          <table:table-cell office:value-type="string">
            <text:p>-27.44407,-58.9837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69</text:p>
          </table:table-cell>
          <table:table-cell office:value-type="string">
            <text:p>Centauro</text:p>
          </table:table-cell>
          <table:table-cell office:value-type="string">
            <text:p/>
          </table:table-cell>
          <table:table-cell office:value-type="string">
            <text:p>Viola, Robert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69.jpg</text:p>
          </table:table-cell>
          <table:table-cell office:value-type="string">
            <text:p>Av. 9 de Julio 236</text:p>
          </table:table-cell>
          <table:table-cell office:value-type="string">
            <text:p>-27.453035,-58.984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0</text:p>
          </table:table-cell>
          <table:table-cell office:value-type="string">
            <text:p>Tiempo</text:p>
          </table:table-cell>
          <table:table-cell office:value-type="string">
            <text:p>19-7-1998</text:p>
          </table:table-cell>
          <table:table-cell office:value-type="string">
            <text:p>Vivern, Alfi</text:p>
          </table:table-cell>
          <table:table-cell office:value-type="string">
            <text:p>Brasil</text:p>
          </table:table-cell>
          <table:table-cell office:value-type="string">
            <text:p>Mármol travertino</text:p>
          </table:table-cell>
          <table:table-cell office:value-type="string">
            <text:p>270.jpg</text:p>
          </table:table-cell>
          <table:table-cell office:value-type="string">
            <text:p>Av. De los Inmigrantes 1001 - Museum</text:p>
          </table:table-cell>
          <table:table-cell office:value-type="string">
            <text:p>-27.437412,-58.9814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1</text:p>
          </table:table-cell>
          <table:table-cell office:value-type="string">
            <text:p>Mujer</text:p>
          </table:table-cell>
          <table:table-cell office:value-type="string">
            <text:p/>
          </table:table-cell>
          <table:table-cell office:value-type="string">
            <text:p>Vozzo, Hilar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71.jpg</text:p>
          </table:table-cell>
          <table:table-cell office:value-type="string">
            <text:p>Av. Sarmiento 700 al 800</text:p>
          </table:table-cell>
          <table:table-cell office:value-type="string">
            <text:p>-27.445563,-58.9803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2</text:p>
          </table:table-cell>
          <table:table-cell office:value-type="string">
            <text:p>Joven</text:p>
          </table:table-cell>
          <table:table-cell office:value-type="string">
            <text:p/>
          </table:table-cell>
          <table:table-cell office:value-type="string">
            <text:p>Zonza Briano, Pedr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72.jpg</text:p>
          </table:table-cell>
          <table:table-cell office:value-type="string">
            <text:p>Lopéz y Planes 247</text:p>
          </table:table-cell>
          <table:table-cell office:value-type="string">
            <text:p>-27.451516,-58.9818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3</text:p>
          </table:table-cell>
          <table:table-cell office:value-type="string">
            <text:p>Post Guerra</text:p>
          </table:table-cell>
          <table:table-cell office:value-type="string">
            <text:p/>
          </table:table-cell>
          <table:table-cell office:value-type="string">
            <text:p>Andina, Emili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273.jpg</text:p>
          </table:table-cell>
          <table:table-cell office:value-type="string">
            <text:p>Av. Paraguay 65</text:p>
          </table:table-cell>
          <table:table-cell office:value-type="string">
            <text:p>-27.447646,-58.9815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4</text:p>
          </table:table-cell>
          <table:table-cell office:value-type="string">
            <text:p>Mariscal Francisco Solano López</text:p>
          </table:table-cell>
          <table:table-cell office:value-type="string">
            <text:p>14-5-19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274.jpg</text:p>
          </table:table-cell>
          <table:table-cell office:value-type="string">
            <text:p>Av. Italia 500</text:p>
          </table:table-cell>
          <table:table-cell office:value-type="string">
            <text:p>-27.451104,-58.9778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5</text:p>
          </table:table-cell>
          <table:table-cell office:value-type="string">
            <text:p>Busto del General San Mart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275.jpg</text:p>
          </table:table-cell>
          <table:table-cell office:value-type="string">
            <text:p>Brown 520</text:p>
          </table:table-cell>
          <table:table-cell office:value-type="string">
            <text:p>-27.453734,-58.9801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6</text:p>
          </table:table-cell>
          <table:table-cell office:value-type="string">
            <text:p>Bocha</text:p>
          </table:table-cell>
          <table:table-cell office:value-type="string">
            <text:p>`1978</text:p>
          </table:table-cell>
          <table:table-cell office:value-type="string">
            <text:p>Bronge</text:p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276.jpg</text:p>
          </table:table-cell>
          <table:table-cell office:value-type="string">
            <text:p>Dónovan 421 - Plaza 9 de Julio</text:p>
          </table:table-cell>
          <table:table-cell office:value-type="string">
            <text:p>-27.451328,-58.9937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7</text:p>
          </table:table-cell>
          <table:table-cell office:value-type="string">
            <text:p>Dante Alighieri</text:p>
          </table:table-cell>
          <table:table-cell office:value-type="string">
            <text:p>27-10-19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277.jpg</text:p>
          </table:table-cell>
          <table:table-cell office:value-type="string">
            <text:p>Arturo Illía 912</text:p>
          </table:table-cell>
          <table:table-cell office:value-type="string">
            <text:p>-27.460058,-58.9800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8</text:p>
          </table:table-cell>
          <table:table-cell office:value-type="string">
            <text:p>General San Mart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278.jpg</text:p>
          </table:table-cell>
          <table:table-cell office:value-type="string">
            <text:p>Plaza 25 de Mayo</text:p>
          </table:table-cell>
          <table:table-cell office:value-type="string">
            <text:p>-27.451128,-58.9865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79</text:p>
          </table:table-cell>
          <table:table-cell office:value-type="string">
            <text:p>General Dónovan</text:p>
          </table:table-cell>
          <table:table-cell office:value-type="string">
            <text:p>´19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279.jpg</text:p>
          </table:table-cell>
          <table:table-cell office:value-type="string">
            <text:p>Plaza 25 de Mayo</text:p>
          </table:table-cell>
          <table:table-cell office:value-type="string">
            <text:p>-27.450073,-58.986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0</text:p>
          </table:table-cell>
          <table:table-cell office:value-type="string">
            <text:p>Guemes</text:p>
          </table:table-cell>
          <table:table-cell office:value-type="string">
            <text:p/>
          </table:table-cell>
          <table:table-cell office:value-type="string">
            <text:p>Sanchez, Juan de María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80.jpg</text:p>
          </table:table-cell>
          <table:table-cell office:value-type="string">
            <text:p>Plaza 25 de Mayo</text:p>
          </table:table-cell>
          <table:table-cell office:value-type="string">
            <text:p>-27.451609,-58.9858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1</text:p>
          </table:table-cell>
          <table:table-cell office:value-type="string">
            <text:p>Cabeza de Alberdi</text:p>
          </table:table-cell>
          <table:table-cell office:value-type="string">
            <text:p>26-8-19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281.jpg</text:p>
          </table:table-cell>
          <table:table-cell office:value-type="string">
            <text:p>Plaza 25 de Mayo</text:p>
          </table:table-cell>
          <table:table-cell office:value-type="string">
            <text:p>-27.451803,-58.9870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2</text:p>
          </table:table-cell>
          <table:table-cell office:value-type="string">
            <text:p>Hipólito Yrigoyen</text:p>
          </table:table-cell>
          <table:table-cell office:value-type="string">
            <text:p>00-07-19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282.jpg</text:p>
          </table:table-cell>
          <table:table-cell office:value-type="string">
            <text:p>Plaza 25 de Mayo</text:p>
          </table:table-cell>
          <table:table-cell office:value-type="string">
            <text:p>-27.450914,-58.985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3</text:p>
          </table:table-cell>
          <table:table-cell office:value-type="string">
            <text:p>La loba romana</text:p>
          </table:table-cell>
          <table:table-cell office:value-type="string">
            <text:p>20-9-19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iedra</text:p>
          </table:table-cell>
          <table:table-cell office:value-type="string">
            <text:p>283.jpg</text:p>
          </table:table-cell>
          <table:table-cell office:value-type="string">
            <text:p>Plaza 25 de Mayo</text:p>
          </table:table-cell>
          <table:table-cell office:value-type="string">
            <text:p>-27.451338,-58.9855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4</text:p>
          </table:table-cell>
          <table:table-cell office:value-type="string">
            <text:p>Venus</text:p>
          </table:table-cell>
          <table:table-cell office:value-type="string">
            <text:p/>
          </table:table-cell>
          <table:table-cell office:value-type="string">
            <text:p>Callgrain</text:p>
          </table:table-cell>
          <table:table-cell office:value-type="string">
            <text:p/>
          </table:table-cell>
          <table:table-cell office:value-type="string">
            <text:p>Mármol reconstituído</text:p>
          </table:table-cell>
          <table:table-cell office:value-type="string">
            <text:p>284.jpg</text:p>
          </table:table-cell>
          <table:table-cell office:value-type="string">
            <text:p>Plaza 25 de Mayo</text:p>
          </table:table-cell>
          <table:table-cell office:value-type="string">
            <text:p>-27.451603,-58.9867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5</text:p>
          </table:table-cell>
          <table:table-cell office:value-type="string">
            <text:p>Dorre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285.jpg</text:p>
          </table:table-cell>
          <table:table-cell office:value-type="string">
            <text:p>Plaza 12 de Octubre</text:p>
          </table:table-cell>
          <table:table-cell office:value-type="string">
            <text:p>-27.444162,-58.986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6</text:p>
          </table:table-cell>
          <table:table-cell office:value-type="string">
            <text:p>Cazador ó Conderies D´Art Luval D´Osne</text:p>
          </table:table-cell>
          <table:table-cell office:value-type="string">
            <text:p/>
          </table:table-cell>
          <table:table-cell office:value-type="string">
            <text:p>Hamar, F.</text:p>
          </table:table-cell>
          <table:table-cell office:value-type="string">
            <text:p>Francia</text:p>
          </table:table-cell>
          <table:table-cell office:value-type="string">
            <text:p>Hierro fundido</text:p>
          </table:table-cell>
          <table:table-cell office:value-type="string">
            <text:p>286.jpg</text:p>
          </table:table-cell>
          <table:table-cell office:value-type="string">
            <text:p>Plaza 25 de Mayo</text:p>
          </table:table-cell>
          <table:table-cell office:value-type="string">
            <text:p>-27.451723,-58.9863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7</text:p>
          </table:table-cell>
          <table:table-cell office:value-type="string">
            <text:p>Monumento al General San Martín</text:p>
          </table:table-cell>
          <table:table-cell office:value-type="string">
            <text:p/>
          </table:table-cell>
          <table:table-cell office:value-type="string">
            <text:p>Tommasi, Leone</text:p>
          </table:table-cell>
          <table:table-cell office:value-type="string">
            <text:p>Italia</text:p>
          </table:table-cell>
          <table:table-cell office:value-type="string">
            <text:p>Mármol</text:p>
          </table:table-cell>
          <table:table-cell office:value-type="string">
            <text:p>287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93,-59.0241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8</text:p>
          </table:table-cell>
          <table:table-cell office:value-type="string">
            <text:p>General José de San Martín</text:p>
          </table:table-cell>
          <table:table-cell office:value-type="string">
            <text:p/>
          </table:table-cell>
          <table:table-cell office:value-type="string">
            <text:p>Mariscal, José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288.jpg</text:p>
          </table:table-cell>
          <table:table-cell office:value-type="string">
            <text:p>Marcelo T. De Alvear 145 - Casa de Gobierno</text:p>
          </table:table-cell>
          <table:table-cell office:value-type="string">
            <text:p>-27.44911,-58.9872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89</text:p>
          </table:table-cell>
          <table:table-cell office:value-type="string">
            <text:p>Juan Manuel de Rosas</text:p>
          </table:table-cell>
          <table:table-cell office:value-type="string">
            <text:p>20-11-1973</text:p>
          </table:table-cell>
          <table:table-cell office:value-type="string">
            <text:p>Gómez Lollo, Humbert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89.jpg</text:p>
          </table:table-cell>
          <table:table-cell office:value-type="string">
            <text:p>Plaza 9 de Julio</text:p>
          </table:table-cell>
          <table:table-cell office:value-type="string">
            <text:p>-27.451076,-58.9944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0</text:p>
          </table:table-cell>
          <table:table-cell office:value-type="string">
            <text:p>Monumento al General Belgr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290.jpg</text:p>
          </table:table-cell>
          <table:table-cell office:value-type="string">
            <text:p>Plaza Belgrano</text:p>
          </table:table-cell>
          <table:table-cell office:value-type="string">
            <text:p>-27.450357,-58.979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1</text:p>
          </table:table-cell>
          <table:table-cell office:value-type="string">
            <text:p>Madre Patria</text:p>
          </table:table-cell>
          <table:table-cell office:value-type="string">
            <text:p/>
          </table:table-cell>
          <table:table-cell office:value-type="string">
            <text:p>Tommasi, Leone</text:p>
          </table:table-cell>
          <table:table-cell office:value-type="string">
            <text:p/>
          </table:table-cell>
          <table:table-cell office:value-type="string">
            <text:p>Mármol</text:p>
          </table:table-cell>
          <table:table-cell office:value-type="string">
            <text:p>291.jpg</text:p>
          </table:table-cell>
          <table:table-cell office:value-type="string">
            <text:p>Av. 9 de Julio y Av. España</text:p>
          </table:table-cell>
          <table:table-cell office:value-type="string">
            <text:p>-27.483001,-58.9504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2</text:p>
          </table:table-cell>
          <table:table-cell office:value-type="string">
            <text:p>La guitarra del Tío Julio</text:p>
          </table:table-cell>
          <table:table-cell office:value-type="string">
            <text:p/>
          </table:table-cell>
          <table:table-cell office:value-type="string">
            <text:p>Oplanich, Adriana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292.JPG</text:p>
          </table:table-cell>
          <table:table-cell office:value-type="string">
            <text:p>Av. Velez Sarfiel 100</text:p>
          </table:table-cell>
          <table:table-cell office:value-type="string">
            <text:p>-27.456474,-58.9783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3</text:p>
          </table:table-cell>
          <table:table-cell office:value-type="string">
            <text:p>Encuentro</text:p>
          </table:table-cell>
          <table:table-cell office:value-type="string">
            <text:p>00-10-2000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293.JPG</text:p>
          </table:table-cell>
          <table:table-cell office:value-type="string">
            <text:p>José Hernández 1800 al 1900</text:p>
          </table:table-cell>
          <table:table-cell office:value-type="string">
            <text:p>-27.44134,-58.9635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4</text:p>
          </table:table-cell>
          <table:table-cell office:value-type="string">
            <text:p>Pareja en la ventana</text:p>
          </table:table-cell>
          <table:table-cell office:value-type="string">
            <text:p>00-08-2003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 y granito</text:p>
          </table:table-cell>
          <table:table-cell office:value-type="string">
            <text:p>294.JPG</text:p>
          </table:table-cell>
          <table:table-cell office:value-type="string">
            <text:p>Cacique Ñaré 111</text:p>
          </table:table-cell>
          <table:table-cell office:value-type="string">
            <text:p>-27.434903,-58.981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5</text:p>
          </table:table-cell>
          <table:table-cell office:value-type="string">
            <text:p>Burocracia II</text:p>
          </table:table-cell>
          <table:table-cell office:value-type="string">
            <text:p/>
          </table:table-cell>
          <table:table-cell office:value-type="string">
            <text:p>Cabrera Castillo, Dolores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295.JPG</text:p>
          </table:table-cell>
          <table:table-cell office:value-type="string">
            <text:p>Av. De los Inmigrantes 1001 - Museum</text:p>
          </table:table-cell>
          <table:table-cell office:value-type="string">
            <text:p>-27.436932,-58.981474</text:p>
          </table:table-cell>
          <table:table-cell office:value-type="string">
            <text:p>Primer premio - Sext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6</text:p>
          </table:table-cell>
          <table:table-cell office:value-type="string">
            <text:p>Eva Peron</text:p>
          </table:table-cell>
          <table:table-cell office:value-type="string">
            <text:p>29-6-2001</text:p>
          </table:table-cell>
          <table:table-cell office:value-type="string">
            <text:p>Alfredo Secreto</text:p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296.JPG</text:p>
          </table:table-cell>
          <table:table-cell office:value-type="string">
            <text:p>Plaza 25 de Mayo</text:p>
          </table:table-cell>
          <table:table-cell office:value-type="string">
            <text:p>-27.451221,-58.9878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7</text:p>
          </table:table-cell>
          <table:table-cell office:value-type="string">
            <text:p>Homenaje a ex-combatientes de Malvinas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 - Marmol</text:p>
          </table:table-cell>
          <table:table-cell office:value-type="string">
            <text:p>297.JPG</text:p>
          </table:table-cell>
          <table:table-cell office:value-type="string">
            <text:p>Plaza 25 de Mayo</text:p>
          </table:table-cell>
          <table:table-cell office:value-type="string">
            <text:p>-27.452299,-58.9866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8</text:p>
          </table:table-cell>
          <table:table-cell office:value-type="string">
            <text:p>Busto del Gral. Don José de San Martín</text:p>
          </table:table-cell>
          <table:table-cell office:value-type="string">
            <text:p>17-8-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298.JPG</text:p>
          </table:table-cell>
          <table:table-cell office:value-type="string">
            <text:p>Av. Rivadavia 226</text:p>
          </table:table-cell>
          <table:table-cell office:value-type="string">
            <text:p>-27.445406,-58.9840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299</text:p>
          </table:table-cell>
          <table:table-cell office:value-type="string">
            <text:p>Juego envolvente</text:p>
          </table:table-cell>
          <table:table-cell office:value-type="string">
            <text:p>20-12-1999</text:p>
          </table:table-cell>
          <table:table-cell office:value-type="string">
            <text:p>Polacco, Ferruccio</text:p>
          </table:table-cell>
          <table:table-cell office:value-type="string">
            <text:p>Argentina</text:p>
          </table:table-cell>
          <table:table-cell office:value-type="string">
            <text:p>Acero inoxidable</text:p>
          </table:table-cell>
          <table:table-cell office:value-type="string">
            <text:p>299.JPG</text:p>
          </table:table-cell>
          <table:table-cell office:value-type="string">
            <text:p>Av. Sarmiento y ruta Nicolas Avellaneda</text:p>
          </table:table-cell>
          <table:table-cell office:value-type="string">
            <text:p>-27.421921,-58.9572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0</text:p>
          </table:table-cell>
          <table:table-cell office:value-type="string">
            <text:p>Cuando cantaba el N`viké</text:p>
          </table:table-cell>
          <table:table-cell office:value-type="string">
            <text:p>11-7-1997</text:p>
          </table:table-cell>
          <table:table-cell office:value-type="string">
            <text:p>Eidman, Mim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300.JPG</text:p>
          </table:table-cell>
          <table:table-cell office:value-type="string">
            <text:p>Av. Sarmiento y ruta Nicolas Avellaneda</text:p>
          </table:table-cell>
          <table:table-cell office:value-type="string">
            <text:p>-27.421433,-58.9577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1</text:p>
          </table:table-cell>
          <table:table-cell office:value-type="string">
            <text:p>Espiritu Santo</text:p>
          </table:table-cell>
          <table:table-cell office:value-type="string">
            <text:p/>
          </table:table-cell>
          <table:table-cell office:value-type="string">
            <text:p>Anónimo</text:p>
          </table:table-cell>
          <table:table-cell office:value-type="string">
            <text:p/>
          </table:table-cell>
          <table:table-cell office:value-type="string">
            <text:p>Piedra roja</text:p>
          </table:table-cell>
          <table:table-cell office:value-type="string">
            <text:p>301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37,-58.9817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2</text:p>
          </table:table-cell>
          <table:table-cell office:value-type="string">
            <text:p>Tensión</text:p>
          </table:table-cell>
          <table:table-cell office:value-type="string">
            <text:p/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Mosaico y cemento blanco, negro y gris.  Sobre relieve</text:p>
          </table:table-cell>
          <table:table-cell office:value-type="string">
            <text:p>302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463,-58.9817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3</text:p>
          </table:table-cell>
          <table:table-cell office:value-type="string">
            <text:p>Abatimiento</text:p>
          </table:table-cell>
          <table:table-cell office:value-type="string">
            <text:p>`1978</text:p>
          </table:table-cell>
          <table:table-cell office:value-type="string">
            <text:p>Riva, Luis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303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789,-59.0489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4</text:p>
          </table:table-cell>
          <table:table-cell office:value-type="string">
            <text:p>Beirut</text:p>
          </table:table-cell>
          <table:table-cell office:value-type="string">
            <text:p>00-11-2000</text:p>
          </table:table-cell>
          <table:table-cell office:value-type="string">
            <text:p>Basbous, Anachar</text:p>
          </table:table-cell>
          <table:table-cell office:value-type="string">
            <text:p>Líbano</text:p>
          </table:table-cell>
          <table:table-cell office:value-type="string">
            <text:p>Mármol travertino</text:p>
          </table:table-cell>
          <table:table-cell office:value-type="string">
            <text:p>304.JPG</text:p>
          </table:table-cell>
          <table:table-cell office:value-type="string">
            <text:p>Av. Lavalle 599</text:p>
          </table:table-cell>
          <table:table-cell office:value-type="string">
            <text:p>-27.44034,-58.9847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5</text:p>
          </table:table-cell>
          <table:table-cell office:value-type="string">
            <text:p>Dr. Perrando</text:p>
          </table:table-cell>
          <table:table-cell office:value-type="string">
            <text:p/>
          </table:table-cell>
          <table:table-cell office:value-type="string">
            <text:p>Schenone, Carlos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05.JPG</text:p>
          </table:table-cell>
          <table:table-cell office:value-type="string">
            <text:p>Av. 9 de Julio 1101 - Hospital Julio C. Perrando</text:p>
          </table:table-cell>
          <table:table-cell office:value-type="string">
            <text:p>-27.45952,-58.976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6</text:p>
          </table:table-cell>
          <table:table-cell office:value-type="string">
            <text:p>Composición</text:p>
          </table:table-cell>
          <table:table-cell office:value-type="string">
            <text:p/>
          </table:table-cell>
          <table:table-cell office:value-type="string">
            <text:p>Macchi, Aurelio</text:p>
          </table:table-cell>
          <table:table-cell office:value-type="string">
            <text:p>Argentina</text:p>
          </table:table-cell>
          <table:table-cell office:value-type="string">
            <text:p>Piedra reconstituida</text:p>
          </table:table-cell>
          <table:table-cell office:value-type="string">
            <text:p>306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43,-58.9817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7</text:p>
          </table:table-cell>
          <table:table-cell office:value-type="string">
            <text:p>La Ramona</text:p>
          </table:table-cell>
          <table:table-cell office:value-type="string">
            <text:p/>
          </table:table-cell>
          <table:table-cell office:value-type="string">
            <text:p>Dominguez, Lorenzo</text:p>
          </table:table-cell>
          <table:table-cell office:value-type="string">
            <text:p/>
          </table:table-cell>
          <table:table-cell office:value-type="string">
            <text:p>Piedra roja</text:p>
          </table:table-cell>
          <table:table-cell office:value-type="string">
            <text:p>307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399,-58.9816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09</text:p>
          </table:table-cell>
          <table:table-cell office:value-type="string">
            <text:p>Amantes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09.JPG</text:p>
          </table:table-cell>
          <table:table-cell office:value-type="string">
            <text:p>Marcelo T. De Alvear 145 - Casa de Gobierno</text:p>
          </table:table-cell>
          <table:table-cell office:value-type="string">
            <text:p>-27.449293,-58.9872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0</text:p>
          </table:table-cell>
          <table:table-cell office:value-type="string">
            <text:p>El pan</text:p>
          </table:table-cell>
          <table:table-cell office:value-type="string">
            <text:p/>
          </table:table-cell>
          <table:table-cell office:value-type="string">
            <text:p>Sotelo, Walter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10.JPG</text:p>
          </table:table-cell>
          <table:table-cell office:value-type="string">
            <text:p>Frondizi 399</text:p>
          </table:table-cell>
          <table:table-cell office:value-type="string">
            <text:p>-27.455031,-58.9889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1</text:p>
          </table:table-cell>
          <table:table-cell office:value-type="string">
            <text:p>Tanino</text:p>
          </table:table-cell>
          <table:table-cell office:value-type="string">
            <text:p/>
          </table:table-cell>
          <table:table-cell office:value-type="string">
            <text:p>Arena, Doming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11.JPG</text:p>
          </table:table-cell>
          <table:table-cell office:value-type="string">
            <text:p>Marcelo T. De Alvear 145 - Casa de Gobierno</text:p>
          </table:table-cell>
          <table:table-cell office:value-type="string">
            <text:p>-27.449381,-58.9871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2</text:p>
          </table:table-cell>
          <table:table-cell office:value-type="string">
            <text:p>Sobrerrelieve de Juan B. Jus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312.JPG</text:p>
          </table:table-cell>
          <table:table-cell office:value-type="string">
            <text:p>Juan B. Justo 10</text:p>
          </table:table-cell>
          <table:table-cell office:value-type="string">
            <text:p>-27.452126,-58.9872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3</text:p>
          </table:table-cell>
          <table:table-cell office:value-type="string">
            <text:p>Sonido del tiempo</text:p>
          </table:table-cell>
          <table:table-cell office:value-type="string">
            <text:p>`Octubre 2001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etal y Resina</text:p>
          </table:table-cell>
          <table:table-cell office:value-type="string">
            <text:p>313.JPG</text:p>
          </table:table-cell>
          <table:table-cell office:value-type="string">
            <text:p>Sgto. Cabral y San Francisco Solano - Parque Ecológico Villa Prosperidad</text:p>
          </table:table-cell>
          <table:table-cell office:value-type="string">
            <text:p>-27.451263,-58.97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4</text:p>
          </table:table-cell>
          <table:table-cell office:value-type="string">
            <text:p>Busto de Eva Duarte de Pe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314.JPG</text:p>
          </table:table-cell>
          <table:table-cell office:value-type="string">
            <text:p>Av. Alberdi 200</text:p>
          </table:table-cell>
          <table:table-cell office:value-type="string">
            <text:p>-27.45259420846807,-58.98815184831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5</text:p>
          </table:table-cell>
          <table:table-cell office:value-type="string">
            <text:p>Busto de Juan Domingo Pe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315.JPG</text:p>
          </table:table-cell>
          <table:table-cell office:value-type="string">
            <text:p>Av. Alberdi 200</text:p>
          </table:table-cell>
          <table:table-cell office:value-type="string">
            <text:p>-27.452575167087513,-58.988175988197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6</text:p>
          </table:table-cell>
          <table:table-cell office:value-type="string">
            <text:p>Cabeza de Aldo</text:p>
          </table:table-cell>
          <table:table-cell office:value-type="string">
            <text:p/>
          </table:table-cell>
          <table:table-cell office:value-type="string">
            <text:p>Reyes, Francisc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316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373,-58.9817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7</text:p>
          </table:table-cell>
          <table:table-cell office:value-type="string">
            <text:p>Figura Abstracta</text:p>
          </table:table-cell>
          <table:table-cell office:value-type="string">
            <text:p/>
          </table:table-cell>
          <table:table-cell office:value-type="string">
            <text:p>Marchese, Víctor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17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435,-58.9817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8</text:p>
          </table:table-cell>
          <table:table-cell office:value-type="string">
            <text:p>Homenaje a Trento - Encuentros II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Cemento- Marmol </text:p>
          </table:table-cell>
          <table:table-cell office:value-type="string">
            <text:p>318.JPG</text:p>
          </table:table-cell>
          <table:table-cell office:value-type="string">
            <text:p>Av. Avalos 520</text:p>
          </table:table-cell>
          <table:table-cell office:value-type="string">
            <text:p>-27.440788,-58.9888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Chapa batida</text:p>
          </table:table-cell>
          <table:table-cell office:value-type="string">
            <text:p>319.JPG</text:p>
          </table:table-cell>
          <table:table-cell office:value-type="string">
            <text:p>Marcelo T. De Alvear 145 - Casa de Gobierno</text:p>
          </table:table-cell>
          <table:table-cell office:value-type="string">
            <text:p>-27.449162,-58.9874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0</text:p>
          </table:table-cell>
          <table:table-cell office:value-type="string">
            <text:p>Despojamiento Cortical</text:p>
          </table:table-cell>
          <table:table-cell office:value-type="string">
            <text:p/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Chapa batida</text:p>
          </table:table-cell>
          <table:table-cell office:value-type="string">
            <text:p>320.JPG</text:p>
          </table:table-cell>
          <table:table-cell office:value-type="string">
            <text:p>Marcelo T. De Alvear 84 - Casa de las Culturas </text:p>
          </table:table-cell>
          <table:table-cell office:value-type="string">
            <text:p>-27.449619,-58.9861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1</text:p>
          </table:table-cell>
          <table:table-cell office:value-type="string">
            <text:p>Límite</text:p>
          </table:table-cell>
          <table:table-cell office:value-type="string">
            <text:p>4-11-1961</text:p>
          </table:table-cell>
          <table:table-cell office:value-type="string">
            <text:p>Pilone, Alberto</text:p>
          </table:table-cell>
          <table:table-cell office:value-type="string">
            <text:p/>
          </table:table-cell>
          <table:table-cell office:value-type="string">
            <text:p>Cemento sobre estructura de hierro</text:p>
          </table:table-cell>
          <table:table-cell office:value-type="string">
            <text:p>321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394,-58.9818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2</text:p>
          </table:table-cell>
          <table:table-cell office:value-type="string">
            <text:p>Figura en movimiento</text:p>
          </table:table-cell>
          <table:table-cell office:value-type="string">
            <text:p/>
          </table:table-cell>
          <table:table-cell office:value-type="string">
            <text:p>Arena, Doming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22.JPG</text:p>
          </table:table-cell>
          <table:table-cell office:value-type="string">
            <text:p>Marcelo T. De Alvear 145 - Casa de Gobierno</text:p>
          </table:table-cell>
          <table:table-cell office:value-type="string">
            <text:p>-27.449859,-58.9872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3</text:p>
          </table:table-cell>
          <table:table-cell office:value-type="string">
            <text:p>Mellizos</text:p>
          </table:table-cell>
          <table:table-cell office:value-type="string">
            <text:p/>
          </table:table-cell>
          <table:table-cell office:value-type="string">
            <text:p>Litwiniuk, Ryszard</text:p>
          </table:table-cell>
          <table:table-cell office:value-type="string">
            <text:p>Polonia</text:p>
          </table:table-cell>
          <table:table-cell office:value-type="string">
            <text:p>Mármol travertino</text:p>
          </table:table-cell>
          <table:table-cell office:value-type="string">
            <text:p>323.JPG</text:p>
          </table:table-cell>
          <table:table-cell office:value-type="string">
            <text:p>Eva Peron 145 - Bº Mujeres Argentinas/ Centro Comercial</text:p>
          </table:table-cell>
          <table:table-cell office:value-type="string">
            <text:p>-27.462967,-58.948153</text:p>
          </table:table-cell>
          <table:table-cell office:value-type="string">
            <text:p>Premio del Fondo Nacional de las Ar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4</text:p>
          </table:table-cell>
          <table:table-cell office:value-type="string">
            <text:p>Yolanda De Elizondo</text:p>
          </table:table-cell>
          <table:table-cell office:value-type="string">
            <text:p>0-11-1989</text:p>
          </table:table-cell>
          <table:table-cell office:value-type="string">
            <text:p>Monzón, Jorg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24.JPG</text:p>
          </table:table-cell>
          <table:table-cell office:value-type="string">
            <text:p>Roque Saenz Peña 276</text:p>
          </table:table-cell>
          <table:table-cell office:value-type="string">
            <text:p>-27.455546,-58.9863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5</text:p>
          </table:table-cell>
          <table:table-cell office:value-type="string">
            <text:p>Navegando el Alma</text:p>
          </table:table-cell>
          <table:table-cell office:value-type="string">
            <text:p/>
          </table:table-cell>
          <table:table-cell office:value-type="string">
            <text:p>Tufan, Kemal</text:p>
          </table:table-cell>
          <table:table-cell office:value-type="string">
            <text:p>Turquía</text:p>
          </table:table-cell>
          <table:table-cell office:value-type="string">
            <text:p>Mármol travertino</text:p>
          </table:table-cell>
          <table:table-cell office:value-type="string">
            <text:p>325.JPG</text:p>
          </table:table-cell>
          <table:table-cell office:value-type="string">
            <text:p>Av. Alberdi 462</text:p>
          </table:table-cell>
          <table:table-cell office:value-type="string">
            <text:p>-27.454741,-58.990451</text:p>
          </table:table-cell>
          <table:table-cell office:value-type="string">
            <text:p>Segundo premio - Bie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6</text:p>
          </table:table-cell>
          <table:table-cell office:value-type="string">
            <text:p>Modelando</text:p>
          </table:table-cell>
          <table:table-cell office:value-type="string">
            <text:p/>
          </table:table-cell>
          <table:table-cell office:value-type="string">
            <text:p>Medina, Ana María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26.JPG</text:p>
          </table:table-cell>
          <table:table-cell office:value-type="string">
            <text:p>Av. Belgrano 36</text:p>
          </table:table-cell>
          <table:table-cell office:value-type="string">
            <text:p>-27.447429,-58.9913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7</text:p>
          </table:table-cell>
          <table:table-cell office:value-type="string">
            <text:p>Instante en la vida de una mujer</text:p>
          </table:table-cell>
          <table:table-cell office:value-type="string">
            <text:p/>
          </table:table-cell>
          <table:table-cell office:value-type="string">
            <text:p>Susana Díaz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27.JPG</text:p>
          </table:table-cell>
          <table:table-cell office:value-type="string">
            <text:p>Saavedra 741</text:p>
          </table:table-cell>
          <table:table-cell office:value-type="string">
            <text:p>-27.452218,-58.9748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8</text:p>
          </table:table-cell>
          <table:table-cell office:value-type="string">
            <text:p>Entrada y salida de Jerusalem</text:p>
          </table:table-cell>
          <table:table-cell office:value-type="string">
            <text:p/>
          </table:table-cell>
          <table:table-cell office:value-type="string">
            <text:p>Brown, Igor</text:p>
          </table:table-cell>
          <table:table-cell office:value-type="string">
            <text:p>Rusia</text:p>
          </table:table-cell>
          <table:table-cell office:value-type="string">
            <text:p>Mármol travertino</text:p>
          </table:table-cell>
          <table:table-cell office:value-type="string">
            <text:p>328.JPG</text:p>
          </table:table-cell>
          <table:table-cell office:value-type="string">
            <text:p>Av. Laprida 410</text:p>
          </table:table-cell>
          <table:table-cell office:value-type="string">
            <text:p>-27.448015,-58.975747</text:p>
          </table:table-cell>
          <table:table-cell office:value-type="string">
            <text:p>Premio Tel Cel - Primera Bienal Internacio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29</text:p>
          </table:table-cell>
          <table:table-cell office:value-type="string">
            <text:p>Paco</text:p>
          </table:table-cell>
          <table:table-cell office:value-type="string">
            <text:p/>
          </table:table-cell>
          <table:table-cell office:value-type="string">
            <text:p>Oplanich, Adriana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29.JPG</text:p>
          </table:table-cell>
          <table:table-cell office:value-type="string">
            <text:p>Arturo Illía 626</text:p>
          </table:table-cell>
          <table:table-cell office:value-type="string">
            <text:p>-27.457626,-58.9828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0</text:p>
          </table:table-cell>
          <table:table-cell office:value-type="string">
            <text:p>La Ilusion</text:p>
          </table:table-cell>
          <table:table-cell office:value-type="string">
            <text:p/>
          </table:table-cell>
          <table:table-cell office:value-type="string">
            <text:p>Vallone, Susana</text:p>
          </table:table-cell>
          <table:table-cell office:value-type="string">
            <text:p>Argentina</text:p>
          </table:table-cell>
          <table:table-cell office:value-type="string">
            <text:p>Recina</text:p>
          </table:table-cell>
          <table:table-cell office:value-type="string">
            <text:p>330.JPG</text:p>
          </table:table-cell>
          <table:table-cell office:value-type="string">
            <text:p>Av. 25 de Mayo 473</text:p>
          </table:table-cell>
          <table:table-cell office:value-type="string">
            <text:p>-27.447589,-58.990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1</text:p>
          </table:table-cell>
          <table:table-cell office:value-type="string">
            <text:p>Sube y baja con dos perros</text:p>
          </table:table-cell>
          <table:table-cell office:value-type="string">
            <text:p/>
          </table:table-cell>
          <table:table-cell office:value-type="string">
            <text:p>Smidt, Pablo</text:p>
          </table:table-cell>
          <table:table-cell office:value-type="string">
            <text:p>Argentina</text:p>
          </table:table-cell>
          <table:table-cell office:value-type="string">
            <text:p>Madera y resina</text:p>
          </table:table-cell>
          <table:table-cell office:value-type="string">
            <text:p>331.JPG</text:p>
          </table:table-cell>
          <table:table-cell office:value-type="string">
            <text:p>Av. De los Inmigrantes 1001 - Museum</text:p>
          </table:table-cell>
          <table:table-cell office:value-type="string">
            <text:p>-27.436977,-58.981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2</text:p>
          </table:table-cell>
          <table:table-cell office:value-type="string">
            <text:p>Homenaje a…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332.JPG</text:p>
          </table:table-cell>
          <table:table-cell office:value-type="string">
            <text:p>Av. Laprida 222 - Veterinaria Corsi</text:p>
          </table:table-cell>
          <table:table-cell office:value-type="string">
            <text:p>-27.446675,-58.9776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3</text:p>
          </table:table-cell>
          <table:table-cell office:value-type="string">
            <text:p>Busto del Almirante Guillermo Brown</text:p>
          </table:table-cell>
          <table:table-cell office:value-type="string">
            <text:p/>
          </table:table-cell>
          <table:table-cell office:value-type="string">
            <text:p>Vergottini, Julio César</text:p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333.JPG</text:p>
          </table:table-cell>
          <table:table-cell office:value-type="string">
            <text:p>Miguel Cané 480 - Escuela de Comercio Nº 1/ C.E.P Nº 72 Almirante Brown (Barranqueras)</text:p>
          </table:table-cell>
          <table:table-cell office:value-type="string">
            <text:p>-27.487917,-58.9362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4</text:p>
          </table:table-cell>
          <table:table-cell office:value-type="string">
            <text:p>Gral. Enrique Luzuriaga </text:p>
          </table:table-cell>
          <table:table-cell office:value-type="string">
            <text:p/>
          </table:table-cell>
          <table:table-cell office:value-type="string">
            <text:p>Acosta, Miguel Angel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34.JPG</text:p>
          </table:table-cell>
          <table:table-cell office:value-type="string">
            <text:p>Av. Alberdi 400 al 500</text:p>
          </table:table-cell>
          <table:table-cell office:value-type="string">
            <text:p>-27.454886,-58.9907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5</text:p>
          </table:table-cell>
          <table:table-cell office:value-type="string">
            <text:p>Sin título</text:p>
          </table:table-cell>
          <table:table-cell office:value-type="string">
            <text:p>20-12-2000</text:p>
          </table:table-cell>
          <table:table-cell office:value-type="string">
            <text:p>Pruden, Kalle Priit</text:p>
          </table:table-cell>
          <table:table-cell office:value-type="string">
            <text:p>Estonia</text:p>
          </table:table-cell>
          <table:table-cell office:value-type="string">
            <text:p>Metal</text:p>
          </table:table-cell>
          <table:table-cell office:value-type="string">
            <text:p>335.JPG</text:p>
          </table:table-cell>
          <table:table-cell office:value-type="string">
            <text:p>Av. Chaco 1650 - Bº Italo Argentino</text:p>
          </table:table-cell>
          <table:table-cell office:value-type="string">
            <text:p>-27.47656,-58.987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6</text:p>
          </table:table-cell>
          <table:table-cell office:value-type="string">
            <text:p>Esencias</text:p>
          </table:table-cell>
          <table:table-cell office:value-type="string">
            <text:p>0-0-2009</text:p>
          </table:table-cell>
          <table:table-cell office:value-type="string">
            <text:p>Adriana Oplanich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36.JPG</text:p>
          </table:table-cell>
          <table:table-cell office:value-type="string">
            <text:p>Echeverria 765</text:p>
          </table:table-cell>
          <table:table-cell office:value-type="string">
            <text:p>-27.452351,-58.998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7</text:p>
          </table:table-cell>
          <table:table-cell office:value-type="string">
            <text:p>Victoria</text:p>
          </table:table-cell>
          <table:table-cell office:value-type="string">
            <text:p>16-7-2000</text:p>
          </table:table-cell>
          <table:table-cell office:value-type="string">
            <text:p>Sandonato, Aurelio</text:p>
          </table:table-cell>
          <table:table-cell office:value-type="string">
            <text:p>Canadá</text:p>
          </table:table-cell>
          <table:table-cell office:value-type="string">
            <text:p>Madera de urunday</text:p>
          </table:table-cell>
          <table:table-cell office:value-type="string">
            <text:p>337.JPG</text:p>
          </table:table-cell>
          <table:table-cell office:value-type="string">
            <text:p>Santa María de Oro 143</text:p>
          </table:table-cell>
          <table:table-cell office:value-type="string">
            <text:p>-27.451545,-58.988686</text:p>
          </table:table-cell>
          <table:table-cell office:value-type="string">
            <text:p>Premio Cámara de Diputados - Primer Concurso Trienal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8</text:p>
          </table:table-cell>
          <table:table-cell office:value-type="string">
            <text:p>No dispares tu misil</text:p>
          </table:table-cell>
          <table:table-cell office:value-type="string">
            <text:p/>
          </table:table-cell>
          <table:table-cell office:value-type="string">
            <text:p>Johnson, Héctor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38.JPG</text:p>
          </table:table-cell>
          <table:table-cell office:value-type="string">
            <text:p>Lopéz y Planes 165 - Jardín de Arte</text:p>
          </table:table-cell>
          <table:table-cell office:value-type="string">
            <text:p>-27.452223,-58.982595</text:p>
          </table:table-cell>
          <table:table-cell office:value-type="string">
            <text:p>Primer Premio y mención de los Escultores - Cuart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39</text:p>
          </table:table-cell>
          <table:table-cell office:value-type="string">
            <text:p>Testimonio</text:p>
          </table:table-cell>
          <table:table-cell office:value-type="string">
            <text:p>7-12-2001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339.JPG</text:p>
          </table:table-cell>
          <table:table-cell office:value-type="string">
            <text:p>La Cangayé 227</text:p>
          </table:table-cell>
          <table:table-cell office:value-type="string">
            <text:p>-27.43971,-58.995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0</text:p>
          </table:table-cell>
          <table:table-cell office:value-type="string">
            <text:p>Caminos de la nieve</text:p>
          </table:table-cell>
          <table:table-cell office:value-type="string">
            <text:p>21-12-2001</text:p>
          </table:table-cell>
          <table:table-cell office:value-type="string">
            <text:p>Lestander, Dan</text:p>
          </table:table-cell>
          <table:table-cell office:value-type="string">
            <text:p>Suecia</text:p>
          </table:table-cell>
          <table:table-cell office:value-type="string">
            <text:p>Mármol</text:p>
          </table:table-cell>
          <table:table-cell office:value-type="string">
            <text:p>340.JPG</text:p>
          </table:table-cell>
          <table:table-cell office:value-type="string">
            <text:p>Av. Laprida y Güemes</text:p>
          </table:table-cell>
          <table:table-cell office:value-type="string">
            <text:p>-27.445505,-58.978683</text:p>
          </table:table-cell>
          <table:table-cell office:value-type="string">
            <text:p>Primer Premio - Bienal de Escultura 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1</text:p>
          </table:table-cell>
          <table:table-cell office:value-type="string">
            <text:p>Integración</text:p>
          </table:table-cell>
          <table:table-cell office:value-type="string">
            <text:p/>
          </table:table-cell>
          <table:table-cell office:value-type="string">
            <text:p>Pistilli, Hugo</text:p>
          </table:table-cell>
          <table:table-cell office:value-type="string">
            <text:p>Paraguay</text:p>
          </table:table-cell>
          <table:table-cell office:value-type="string">
            <text:p>Madera</text:p>
          </table:table-cell>
          <table:table-cell office:value-type="string">
            <text:p>341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2</text:p>
          </table:table-cell>
          <table:table-cell office:value-type="string">
            <text:p>Xanna</text:p>
          </table:table-cell>
          <table:table-cell office:value-type="string">
            <text:p/>
          </table:table-cell>
          <table:table-cell office:value-type="string">
            <text:p>Bustos Navarro, Carlos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42.JPG</text:p>
          </table:table-cell>
          <table:table-cell office:value-type="string">
            <text:p>Güemes 530</text:p>
          </table:table-cell>
          <table:table-cell office:value-type="string">
            <text:p>-27.447788,-58.980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3</text:p>
          </table:table-cell>
          <table:table-cell office:value-type="string">
            <text:p>Construcción progresiva</text:p>
          </table:table-cell>
          <table:table-cell office:value-type="string">
            <text:p>28-7-2002</text:p>
          </table:table-cell>
          <table:table-cell office:value-type="string">
            <text:p>Romano, Enrique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343.JPG</text:p>
          </table:table-cell>
          <table:table-cell office:value-type="string">
            <text:p>Av. De los Inmigrantes 1001 - Museum</text:p>
          </table:table-cell>
          <table:table-cell office:value-type="string">
            <text:p>-27.436822,-58.9822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4</text:p>
          </table:table-cell>
          <table:table-cell office:value-type="string">
            <text:p>Las tres gracias</text:p>
          </table:table-cell>
          <table:table-cell office:value-type="string">
            <text:p>28-7-2002</text:p>
          </table:table-cell>
          <table:table-cell office:value-type="string">
            <text:p>Costa, Salvador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44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5</text:p>
          </table:table-cell>
          <table:table-cell office:value-type="string">
            <text:p>Pareja en primavera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345.JPG</text:p>
          </table:table-cell>
          <table:table-cell office:value-type="string">
            <text:p>Saavedra 235 - Residencia del Gobernador</text:p>
          </table:table-cell>
          <table:table-cell office:value-type="string">
            <text:p>-27.448238,-58.9791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6</text:p>
          </table:table-cell>
          <table:table-cell office:value-type="string">
            <text:p>Inter Temporis</text:p>
          </table:table-cell>
          <table:table-cell office:value-type="string">
            <text:p>13-7-2005</text:p>
          </table:table-cell>
          <table:table-cell office:value-type="string">
            <text:p>Francini, Bettino</text:p>
          </table:table-cell>
          <table:table-cell office:value-type="string">
            <text:p>Italia</text:p>
          </table:table-cell>
          <table:table-cell office:value-type="string">
            <text:p>Metal</text:p>
          </table:table-cell>
          <table:table-cell office:value-type="string">
            <text:p>346.JPG</text:p>
          </table:table-cell>
          <table:table-cell office:value-type="string">
            <text:p>Av. De los Inmigrantes 1001 - Museum</text:p>
          </table:table-cell>
          <table:table-cell office:value-type="string">
            <text:p>-27.436744,-58.9813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7</text:p>
          </table:table-cell>
          <table:table-cell office:value-type="string">
            <text:p>Familia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347.JPG</text:p>
          </table:table-cell>
          <table:table-cell office:value-type="string">
            <text:p>Colón 735</text:p>
          </table:table-cell>
          <table:table-cell office:value-type="string">
            <text:p>-27.460106,-58.989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8</text:p>
          </table:table-cell>
          <table:table-cell office:value-type="string">
            <text:p>Bray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348.JPG</text:p>
          </table:table-cell>
          <table:table-cell office:value-type="string">
            <text:p>Av. Belgrano 1099</text:p>
          </table:table-cell>
          <table:table-cell office:value-type="string">
            <text:p>-27.455829,-59.0002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49</text:p>
          </table:table-cell>
          <table:table-cell office:value-type="string">
            <text:p>Equus - Cabeza de caballo</text:p>
          </table:table-cell>
          <table:table-cell office:value-type="string">
            <text:p>00-09-2000</text:p>
          </table:table-cell>
          <table:table-cell office:value-type="string">
            <text:p>Bertedor, Ernest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49.JPG</text:p>
          </table:table-cell>
          <table:table-cell office:value-type="string">
            <text:p>Plazoleta René Favaloro</text:p>
          </table:table-cell>
          <table:table-cell office:value-type="string">
            <text:p>-27.433746,-58.9799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0</text:p>
          </table:table-cell>
          <table:table-cell office:value-type="string">
            <text:p>El pensador</text:p>
          </table:table-cell>
          <table:table-cell office:value-type="string">
            <text:p/>
          </table:table-cell>
          <table:table-cell office:value-type="string">
            <text:p>Díaz, Susana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50.JPG</text:p>
          </table:table-cell>
          <table:table-cell office:value-type="string">
            <text:p>Av. Lavalle 595</text:p>
          </table:table-cell>
          <table:table-cell office:value-type="string">
            <text:p>-27.440409,-58.9847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1</text:p>
          </table:table-cell>
          <table:table-cell office:value-type="string">
            <text:p>Ondulación</text:p>
          </table:table-cell>
          <table:table-cell office:value-type="string">
            <text:p/>
          </table:table-cell>
          <table:table-cell office:value-type="string">
            <text:p>Verhaghe, Bernard</text:p>
          </table:table-cell>
          <table:table-cell office:value-type="string">
            <text:p/>
          </table:table-cell>
          <table:table-cell office:value-type="string">
            <text:p>Mármol travertino</text:p>
          </table:table-cell>
          <table:table-cell office:value-type="string">
            <text:p>351.JPG</text:p>
          </table:table-cell>
          <table:table-cell office:value-type="string">
            <text:p>Córdoba 198</text:p>
          </table:table-cell>
          <table:table-cell office:value-type="string">
            <text:p>-27.447167,-58.978826</text:p>
          </table:table-cell>
          <table:table-cell office:value-type="string">
            <text:p>Premio del público - Bie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2</text:p>
          </table:table-cell>
          <table:table-cell office:value-type="string">
            <text:p>Bosque</text:p>
          </table:table-cell>
          <table:table-cell office:value-type="string">
            <text:p>31-12-2000</text:p>
          </table:table-cell>
          <table:table-cell office:value-type="string">
            <text:p>Inoue, Baku</text:p>
          </table:table-cell>
          <table:table-cell office:value-type="string">
            <text:p>Japón</text:p>
          </table:table-cell>
          <table:table-cell office:value-type="string">
            <text:p>Mármol travertino</text:p>
          </table:table-cell>
          <table:table-cell office:value-type="string">
            <text:p>352.JPG</text:p>
          </table:table-cell>
          <table:table-cell office:value-type="string">
            <text:p>Av. De los Inmigrantes 1001 - Museum</text:p>
          </table:table-cell>
          <table:table-cell office:value-type="string">
            <text:p>-27.437693,-58.981122</text:p>
          </table:table-cell>
          <table:table-cell office:value-type="string">
            <text:p>Segundo Premio - Bienal de Escultu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3</text:p>
          </table:table-cell>
          <table:table-cell office:value-type="string">
            <text:p/>
          </table:table-cell>
          <table:table-cell office:value-type="string">
            <text:p>31-12-2000</text:p>
          </table:table-cell>
          <table:table-cell office:value-type="string">
            <text:p>Favaretto, Forner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353.JPG</text:p>
          </table:table-cell>
          <table:table-cell office:value-type="string">
            <text:p>Taller Fabrici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 se encuentra accesible</text:p>
          </table:table-cell>
          <table:table-cell table:number-columns-repeated="1011"/>
        </table:table-row>
        <table:table-row table:style-name="ro1">
          <table:table-cell office:value-type="string">
            <text:p>354</text:p>
          </table:table-cell>
          <table:table-cell office:value-type="string">
            <text:p>Meditación</text:p>
          </table:table-cell>
          <table:table-cell office:value-type="string">
            <text:p>00-09-2000</text:p>
          </table:table-cell>
          <table:table-cell office:value-type="string">
            <text:p>Cabrera Castillo, Dolores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354.JPG</text:p>
          </table:table-cell>
          <table:table-cell office:value-type="string">
            <text:p>Plazoleta Rene Favaloro</text:p>
          </table:table-cell>
          <table:table-cell office:value-type="string">
            <text:p>-27.433853,-58.9796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5</text:p>
          </table:table-cell>
          <table:table-cell office:value-type="string">
            <text:p>Alas de libertad </text:p>
          </table:table-cell>
          <table:table-cell office:value-type="string">
            <text:p/>
          </table:table-cell>
          <table:table-cell office:value-type="string">
            <text:p>Benitez, Manuel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55.JPG</text:p>
          </table:table-cell>
          <table:table-cell office:value-type="string">
            <text:p>Av. De los Inmigrantes - Rambla de las esculturas</text:p>
          </table:table-cell>
          <table:table-cell office:value-type="string">
            <text:p>Se retirará de la Ramb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6</text:p>
          </table:table-cell>
          <table:table-cell office:value-type="string">
            <text:p>Arbol y tormenta</text:p>
          </table:table-cell>
          <table:table-cell office:value-type="string">
            <text:p/>
          </table:table-cell>
          <table:table-cell office:value-type="string">
            <text:p>Villalobos Sandoval, Enrique</text:p>
          </table:table-cell>
          <table:table-cell office:value-type="string">
            <text:p>Chile</text:p>
          </table:table-cell>
          <table:table-cell office:value-type="string">
            <text:p>Madera</text:p>
          </table:table-cell>
          <table:table-cell office:value-type="string">
            <text:p>356.JPG</text:p>
          </table:table-cell>
          <table:table-cell office:value-type="string">
            <text:p>Av. De los Inmigrantes - Rambla de las esculturas</text:p>
          </table:table-cell>
          <table:table-cell office:value-type="string">
            <text:p>-27.43996,-58.98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7</text:p>
          </table:table-cell>
          <table:table-cell office:value-type="string">
            <text:p>En Busca de Nuevos Horizontes</text:p>
          </table:table-cell>
          <table:table-cell office:value-type="string">
            <text:p/>
          </table:table-cell>
          <table:table-cell office:value-type="string">
            <text:p>Farias Nicchi, Gabriela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57.JPG</text:p>
          </table:table-cell>
          <table:table-cell office:value-type="string">
            <text:p>Peatonal Juan D. Perón 199</text:p>
          </table:table-cell>
          <table:table-cell office:value-type="string">
            <text:p>-27.451223,-58.9899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8</text:p>
          </table:table-cell>
          <table:table-cell office:value-type="string">
            <text:p>Madre/esposa 4519</text:p>
          </table:table-cell>
          <table:table-cell office:value-type="string">
            <text:p/>
          </table:table-cell>
          <table:table-cell office:value-type="string">
            <text:p>Diaz Navarro, Carlos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58.JPG</text:p>
          </table:table-cell>
          <table:table-cell office:value-type="string">
            <text:p>Juan D. Perón 352, Hotel Marconi</text:p>
          </table:table-cell>
          <table:table-cell office:value-type="string">
            <text:p>-27.449966,-58.991282</text:p>
          </table:table-cell>
          <table:table-cell office:value-type="string">
            <text:p>Segundo Premio - Segund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59</text:p>
          </table:table-cell>
          <table:table-cell office:value-type="string">
            <text:p>Semilla del desierto</text:p>
          </table:table-cell>
          <table:table-cell office:value-type="string">
            <text:p/>
          </table:table-cell>
          <table:table-cell office:value-type="string">
            <text:p>Tulian, Chal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59.JPG</text:p>
          </table:table-cell>
          <table:table-cell office:value-type="string">
            <text:p>Av. De los Inmigrantes - Rambla de las esculturas</text:p>
          </table:table-cell>
          <table:table-cell office:value-type="string">
            <text:p>-27.43999,-58.983075</text:p>
          </table:table-cell>
          <table:table-cell office:value-type="string">
            <text:p>Tercer Premio - Cuart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0</text:p>
          </table:table-cell>
          <table:table-cell office:value-type="string">
            <text:p>Hombre</text:p>
          </table:table-cell>
          <table:table-cell office:value-type="string">
            <text:p/>
          </table:table-cell>
          <table:table-cell office:value-type="string">
            <text:p>Alvarez Lomba, Artur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60.JPG</text:p>
          </table:table-cell>
          <table:table-cell office:value-type="string">
            <text:p>Av. Sarmiento 200 al 300</text:p>
          </table:table-cell>
          <table:table-cell office:value-type="string">
            <text:p>-27.449071,-58.984228</text:p>
          </table:table-cell>
          <table:table-cell office:value-type="string">
            <text:p>Segundo Premio - Tercer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1</text:p>
          </table:table-cell>
          <table:table-cell office:value-type="string">
            <text:p>Ruptura</text:p>
          </table:table-cell>
          <table:table-cell office:value-type="string">
            <text:p/>
          </table:table-cell>
          <table:table-cell office:value-type="string">
            <text:p>Alvarez Lomba, Artur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61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>Segundo Premio - Primer Concurso Americano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2</text:p>
          </table:table-cell>
          <table:table-cell office:value-type="string">
            <text:p>Gestación</text:p>
          </table:table-cell>
          <table:table-cell office:value-type="string">
            <text:p/>
          </table:table-cell>
          <table:table-cell office:value-type="string">
            <text:p>Avalos Cussi, Agued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62.JPG</text:p>
          </table:table-cell>
          <table:table-cell office:value-type="string">
            <text:p>Roque Saenz Peña 180</text:p>
          </table:table-cell>
          <table:table-cell office:value-type="string">
            <text:p>-27.454677,-58.985336</text:p>
          </table:table-cell>
          <table:table-cell office:value-type="string">
            <text:p>Tercer Premi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3</text:p>
          </table:table-cell>
          <table:table-cell office:value-type="string">
            <text:p>Desgarramiento</text:p>
          </table:table-cell>
          <table:table-cell office:value-type="string">
            <text:p/>
          </table:table-cell>
          <table:table-cell office:value-type="string">
            <text:p>Gamarra, Jorge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63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>Primer Premio - Primer Concurso Trienal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4</text:p>
          </table:table-cell>
          <table:table-cell office:value-type="string">
            <text:p>Esencia de vida</text:p>
          </table:table-cell>
          <table:table-cell office:value-type="string">
            <text:p>28-7-2002</text:p>
          </table:table-cell>
          <table:table-cell office:value-type="string">
            <text:p>Ayala Hornung, Roberto</text:p>
          </table:table-cell>
          <table:table-cell office:value-type="string">
            <text:p>Paraguay</text:p>
          </table:table-cell>
          <table:table-cell office:value-type="string">
            <text:p>Madera</text:p>
          </table:table-cell>
          <table:table-cell office:value-type="string">
            <text:p>364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5</text:p>
          </table:table-cell>
          <table:table-cell office:value-type="string">
            <text:p>Principio</text:p>
          </table:table-cell>
          <table:table-cell office:value-type="string">
            <text:p>20-12-2011</text:p>
          </table:table-cell>
          <table:table-cell office:value-type="string">
            <text:p>Galicer, Jorgelina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65.JPG</text:p>
          </table:table-cell>
          <table:table-cell office:value-type="string">
            <text:p>Barrio España - EEP N° 383 ""Mtra.Enriqueta Mohando de Solimano""</text:p>
          </table:table-cell>
          <table:table-cell office:value-type="string">
            <text:p>-27.442711,-59.0168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6</text:p>
          </table:table-cell>
          <table:table-cell office:value-type="string">
            <text:p>URSS</text:p>
          </table:table-cell>
          <table:table-cell office:value-type="string">
            <text:p>28-7-2002</text:p>
          </table:table-cell>
          <table:table-cell office:value-type="string">
            <text:p>Valdez, Francisc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66.JPG</text:p>
          </table:table-cell>
          <table:table-cell office:value-type="string">
            <text:p>French 555 - AMUDOCH</text:p>
          </table:table-cell>
          <table:table-cell office:value-type="string">
            <text:p>-27.449833,-58.97826</text:p>
          </table:table-cell>
          <table:table-cell office:value-type="string">
            <text:p>Premio Cámara de Diputados y Premio de Escultores - Quint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7</text:p>
          </table:table-cell>
          <table:table-cell office:value-type="string">
            <text:p>Idolo femenino</text:p>
          </table:table-cell>
          <table:table-cell office:value-type="string">
            <text:p>28-7-2002</text:p>
          </table:table-cell>
          <table:table-cell office:value-type="string">
            <text:p>De la Fuente, Ana María</text:p>
          </table:table-cell>
          <table:table-cell office:value-type="string">
            <text:p>Perú</text:p>
          </table:table-cell>
          <table:table-cell office:value-type="string">
            <text:p>Madera</text:p>
          </table:table-cell>
          <table:table-cell office:value-type="string">
            <text:p>367.JPG</text:p>
          </table:table-cell>
          <table:table-cell office:value-type="string">
            <text:p>Av. De los Inmigrantes - Rambla de las esculturas</text:p>
          </table:table-cell>
          <table:table-cell office:value-type="string">
            <text:p>-27.439112,-58.9820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8</text:p>
          </table:table-cell>
          <table:table-cell office:value-type="string">
            <text:p>Nacimiento</text:p>
          </table:table-cell>
          <table:table-cell office:value-type="string">
            <text:p>28-7-2002</text:p>
          </table:table-cell>
          <table:table-cell office:value-type="string">
            <text:p>Amado Araujo, Marli</text:p>
          </table:table-cell>
          <table:table-cell office:value-type="string">
            <text:p>Brasil</text:p>
          </table:table-cell>
          <table:table-cell office:value-type="string">
            <text:p>Madera</text:p>
          </table:table-cell>
          <table:table-cell office:value-type="string">
            <text:p>368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69</text:p>
          </table:table-cell>
          <table:table-cell office:value-type="string">
            <text:p>Esperando el amanecer</text:p>
          </table:table-cell>
          <table:table-cell office:value-type="string">
            <text:p>28-7-2002</text:p>
          </table:table-cell>
          <table:table-cell office:value-type="string">
            <text:p>Bustillos, Juan</text:p>
          </table:table-cell>
          <table:table-cell office:value-type="string">
            <text:p>Bolivia</text:p>
          </table:table-cell>
          <table:table-cell office:value-type="string">
            <text:p>Madera de urunday</text:p>
          </table:table-cell>
          <table:table-cell office:value-type="string">
            <text:p>369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>Premio de Escultores - Primer Concurso Trienal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0</text:p>
          </table:table-cell>
          <table:table-cell office:value-type="string">
            <text:p>Ensimismado</text:p>
          </table:table-cell>
          <table:table-cell office:value-type="string">
            <text:p>28-7-2002</text:p>
          </table:table-cell>
          <table:table-cell office:value-type="string">
            <text:p>Pistilli, Hugo</text:p>
          </table:table-cell>
          <table:table-cell office:value-type="string">
            <text:p>Paraguay</text:p>
          </table:table-cell>
          <table:table-cell office:value-type="string">
            <text:p>Madera</text:p>
          </table:table-cell>
          <table:table-cell office:value-type="string">
            <text:p>370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>Mención - Primer Concurso Trienal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1</text:p>
          </table:table-cell>
          <table:table-cell office:value-type="string">
            <text:p>La tarde</text:p>
          </table:table-cell>
          <table:table-cell office:value-type="string">
            <text:p>28-7-2002</text:p>
          </table:table-cell>
          <table:table-cell office:value-type="string">
            <text:p>Gonzalez, Arturo Jacint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71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>Segundo - Primer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2</text:p>
          </table:table-cell>
          <table:table-cell office:value-type="string">
            <text:p>Activador</text:p>
          </table:table-cell>
          <table:table-cell office:value-type="string">
            <text:p>28-7-2002</text:p>
          </table:table-cell>
          <table:table-cell office:value-type="string">
            <text:p>Gómez, Raúl ""Pájaro""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372.JPG</text:p>
          </table:table-cell>
          <table:table-cell office:value-type="string">
            <text:p>Av. De los Inmigrantes 1001 - Museum</text:p>
          </table:table-cell>
          <table:table-cell office:value-type="string">
            <text:p>-27.436113,-58.9819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3</text:p>
          </table:table-cell>
          <table:table-cell office:value-type="string">
            <text:p>Cristo hachero</text:p>
          </table:table-cell>
          <table:table-cell office:value-type="string">
            <text:p>28-7-2002</text:p>
          </table:table-cell>
          <table:table-cell office:value-type="string">
            <text:p>Jiménez, Pedr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73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4</text:p>
          </table:table-cell>
          <table:table-cell office:value-type="string">
            <text:p>Hermandad</text:p>
          </table:table-cell>
          <table:table-cell office:value-type="string">
            <text:p>22-8-2002</text:p>
          </table:table-cell>
          <table:table-cell office:value-type="string">
            <text:p>Shiroma, Aldo</text:p>
          </table:table-cell>
          <table:table-cell office:value-type="string">
            <text:p>Perú</text:p>
          </table:table-cell>
          <table:table-cell office:value-type="string">
            <text:p>Madera y chapa</text:p>
          </table:table-cell>
          <table:table-cell office:value-type="string">
            <text:p>374.JPG</text:p>
          </table:table-cell>
          <table:table-cell office:value-type="string">
            <text:p>Sala de Exposiciones Museum</text:p>
          </table:table-cell>
          <table:table-cell office:value-type="string">
            <text:p/>
          </table:table-cell>
          <table:table-cell office:value-type="string">
            <text:p>Segundo Premio - Bienal del Chaco 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5</text:p>
          </table:table-cell>
          <table:table-cell office:value-type="string">
            <text:p>Resurrección</text:p>
          </table:table-cell>
          <table:table-cell office:value-type="string">
            <text:p>20-8-2002</text:p>
          </table:table-cell>
          <table:table-cell office:value-type="string">
            <text:p>Gonzalez de Nava, Enrique</text:p>
          </table:table-cell>
          <table:table-cell office:value-type="string">
            <text:p>Argentina</text:p>
          </table:table-cell>
          <table:table-cell office:value-type="string">
            <text:p>Madera y chapa</text:p>
          </table:table-cell>
          <table:table-cell office:value-type="string">
            <text:p>375.JPG</text:p>
          </table:table-cell>
          <table:table-cell office:value-type="string">
            <text:p>Av. Laprida y López y Planes</text:p>
          </table:table-cell>
          <table:table-cell office:value-type="string">
            <text:p>-27.447286,-58.9767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6</text:p>
          </table:table-cell>
          <table:table-cell office:value-type="string">
            <text:p>Sol de solidaridad</text:p>
          </table:table-cell>
          <table:table-cell office:value-type="string">
            <text:p>20-8-2002</text:p>
          </table:table-cell>
          <table:table-cell office:value-type="string">
            <text:p>Rocha, Marco Antonio</text:p>
          </table:table-cell>
          <table:table-cell office:value-type="string">
            <text:p>Brasil</text:p>
          </table:table-cell>
          <table:table-cell office:value-type="string">
            <text:p>Madera y chapa</text:p>
          </table:table-cell>
          <table:table-cell office:value-type="string">
            <text:p>376.JPG</text:p>
          </table:table-cell>
          <table:table-cell office:value-type="string">
            <text:p>Av. De los Inmigrantes - Rambla de las esculturas</text:p>
          </table:table-cell>
          <table:table-cell office:value-type="string">
            <text:p>-27.438243,-58.981246</text:p>
          </table:table-cell>
          <table:table-cell office:value-type="string">
            <text:p>Premio Osde - Bienal del Chaco 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7</text:p>
          </table:table-cell>
          <table:table-cell office:value-type="string">
            <text:p>Redes 21</text:p>
          </table:table-cell>
          <table:table-cell office:value-type="string">
            <text:p>23-8-2002</text:p>
          </table:table-cell>
          <table:table-cell office:value-type="string">
            <text:p>Fischer, Daniel</text:p>
          </table:table-cell>
          <table:table-cell office:value-type="string">
            <text:p>Argentina</text:p>
          </table:table-cell>
          <table:table-cell office:value-type="string">
            <text:p>Acero inoxidable</text:p>
          </table:table-cell>
          <table:table-cell office:value-type="string">
            <text:p>377.JPG</text:p>
          </table:table-cell>
          <table:table-cell office:value-type="string">
            <text:p>Av. Sarmiento 2800</text:p>
          </table:table-cell>
          <table:table-cell office:value-type="string">
            <text:p>-27.425766,-58.9598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8</text:p>
          </table:table-cell>
          <table:table-cell office:value-type="string">
            <text:p>Urunday 1994</text:p>
          </table:table-cell>
          <table:table-cell office:value-type="string">
            <text:p>19-5-2003</text:p>
          </table:table-cell>
          <table:table-cell office:value-type="string">
            <text:p>Medina, Carlos</text:p>
          </table:table-cell>
          <table:table-cell office:value-type="string">
            <text:p>Venezuela</text:p>
          </table:table-cell>
          <table:table-cell office:value-type="string">
            <text:p>Madera</text:p>
          </table:table-cell>
          <table:table-cell office:value-type="string">
            <text:p>378.JPG</text:p>
          </table:table-cell>
          <table:table-cell office:value-type="string">
            <text:p>Obligado 211 - Hotel Royal</text:p>
          </table:table-cell>
          <table:table-cell office:value-type="string">
            <text:p>-27.45511,-58.9870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79</text:p>
          </table:table-cell>
          <table:table-cell office:value-type="string">
            <text:p>Sol</text:p>
          </table:table-cell>
          <table:table-cell office:value-type="string">
            <text:p>5-10-2002</text:p>
          </table:table-cell>
          <table:table-cell office:value-type="string">
            <text:p>Lievore, Vicent</text:p>
          </table:table-cell>
          <table:table-cell office:value-type="string">
            <text:p>Francia</text:p>
          </table:table-cell>
          <table:table-cell office:value-type="string">
            <text:p>Mármol travertino</text:p>
          </table:table-cell>
          <table:table-cell office:value-type="string">
            <text:p>379.JPG</text:p>
          </table:table-cell>
          <table:table-cell office:value-type="string">
            <text:p>Roque Saenz Peña 370</text:p>
          </table:table-cell>
          <table:table-cell office:value-type="string">
            <text:p>-27.45632,-58.987152</text:p>
          </table:table-cell>
          <table:table-cell office:value-type="string">
            <text:p>Premio Fundación Andreani - Bienal del Chaco 20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0</text:p>
          </table:table-cell>
          <table:table-cell office:value-type="string">
            <text:p>Hacia nuestro origen</text:p>
          </table:table-cell>
          <table:table-cell office:value-type="string">
            <text:p>29-10-2002</text:p>
          </table:table-cell>
          <table:table-cell office:value-type="string">
            <text:p>Gómez Lollo, Humbert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80.JPG</text:p>
          </table:table-cell>
          <table:table-cell office:value-type="string">
            <text:p>Colón 234 - Policía Federal Argentina</text:p>
          </table:table-cell>
          <table:table-cell office:value-type="string">
            <text:p>-27.456014,-58.985193</text:p>
          </table:table-cell>
          <table:table-cell office:value-type="string">
            <text:p>Tercer Premio - Primer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1</text:p>
          </table:table-cell>
          <table:table-cell office:value-type="string">
            <text:p>Urk (grito de un ave lejana)</text:p>
          </table:table-cell>
          <table:table-cell office:value-type="string">
            <text:p>11-3-2003</text:p>
          </table:table-cell>
          <table:table-cell office:value-type="string">
            <text:p>De La Cruz, Alejandr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81.JPG</text:p>
          </table:table-cell>
          <table:table-cell office:value-type="string">
            <text:p>Av. San Martin 1040 - Dirección de Tránsito</text:p>
          </table:table-cell>
          <table:table-cell office:value-type="string">
            <text:p>-27.46325,-58.9914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2</text:p>
          </table:table-cell>
          <table:table-cell office:value-type="string">
            <text:p>El reloj</text:p>
          </table:table-cell>
          <table:table-cell office:value-type="string">
            <text:p>14-12-2002</text:p>
          </table:table-cell>
          <table:table-cell office:value-type="string">
            <text:p>Kohnen, Hans</text:p>
          </table:table-cell>
          <table:table-cell office:value-type="string">
            <text:p>Holanda</text:p>
          </table:table-cell>
          <table:table-cell office:value-type="string">
            <text:p>Mármol travertino</text:p>
          </table:table-cell>
          <table:table-cell office:value-type="string">
            <text:p>382.JPG</text:p>
          </table:table-cell>
          <table:table-cell office:value-type="string">
            <text:p>Ruta Nicolas Avellaneda y Av. Sarmiento</text:p>
          </table:table-cell>
          <table:table-cell office:value-type="string">
            <text:p>-27.421526,-58.9543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3</text:p>
          </table:table-cell>
          <table:table-cell office:value-type="string">
            <text:p>Un sueño</text:p>
          </table:table-cell>
          <table:table-cell office:value-type="string">
            <text:p>17-12-2002</text:p>
          </table:table-cell>
          <table:table-cell office:value-type="string">
            <text:p>Clotet, Montse Gonzalo</text:p>
          </table:table-cell>
          <table:table-cell office:value-type="string">
            <text:p>España</text:p>
          </table:table-cell>
          <table:table-cell office:value-type="string">
            <text:p>Madera</text:p>
          </table:table-cell>
          <table:table-cell office:value-type="string">
            <text:p>383.JPG</text:p>
          </table:table-cell>
          <table:table-cell office:value-type="string">
            <text:p>Av. Avalos 1085 - Club de Regatas Resistencia</text:p>
          </table:table-cell>
          <table:table-cell office:value-type="string">
            <text:p>-27.436103,-58.984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4</text:p>
          </table:table-cell>
          <table:table-cell office:value-type="string">
            <text:p>Composición</text:p>
          </table:table-cell>
          <table:table-cell office:value-type="string">
            <text:p>17-12-2002</text:p>
          </table:table-cell>
          <table:table-cell office:value-type="string">
            <text:p>Lopez Meliton, Carlos</text:p>
          </table:table-cell>
          <table:table-cell office:value-type="string">
            <text:p>Perú</text:p>
          </table:table-cell>
          <table:table-cell office:value-type="string">
            <text:p>Madera</text:p>
          </table:table-cell>
          <table:table-cell office:value-type="string">
            <text:p>384.JPG</text:p>
          </table:table-cell>
          <table:table-cell office:value-type="string">
            <text:p>Av. Avalos 1085 - Club de Regatas Resistencia</text:p>
          </table:table-cell>
          <table:table-cell office:value-type="string">
            <text:p>-27.436172,-58.984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5</text:p>
          </table:table-cell>
          <table:table-cell office:value-type="string">
            <text:p>Entre cosas olvidadas</text:p>
          </table:table-cell>
          <table:table-cell office:value-type="string">
            <text:p>17-12-2002</text:p>
          </table:table-cell>
          <table:table-cell office:value-type="string">
            <text:p>Sotelo, Walter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85.JPG</text:p>
          </table:table-cell>
          <table:table-cell office:value-type="string">
            <text:p>Sala de Exposiciones Museum</text:p>
          </table:table-cell>
          <table:table-cell office:value-type="string">
            <text:p/>
          </table:table-cell>
          <table:table-cell office:value-type="string">
            <text:p>Primer Premio - Tercer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6</text:p>
          </table:table-cell>
          <table:table-cell office:value-type="string">
            <text:p>Intuición</text:p>
          </table:table-cell>
          <table:table-cell office:value-type="string">
            <text:p>19-12-2002</text:p>
          </table:table-cell>
          <table:table-cell office:value-type="string">
            <text:p>Gangolf, Serge</text:p>
          </table:table-cell>
          <table:table-cell office:value-type="string">
            <text:p>Bélgica</text:p>
          </table:table-cell>
          <table:table-cell office:value-type="string">
            <text:p>Madera</text:p>
          </table:table-cell>
          <table:table-cell office:value-type="string">
            <text:p>386.JPG</text:p>
          </table:table-cell>
          <table:table-cell office:value-type="string">
            <text:p>Sala de Exposiciones Museum</text:p>
          </table:table-cell>
          <table:table-cell office:value-type="string">
            <text:p/>
          </table:table-cell>
          <table:table-cell office:value-type="string">
            <text:p>Primer Premio - Segundo Concurso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7</text:p>
          </table:table-cell>
          <table:table-cell office:value-type="string">
            <text:p>Hojas de urunday</text:p>
          </table:table-cell>
          <table:table-cell office:value-type="string">
            <text:p>23-12-2002</text:p>
          </table:table-cell>
          <table:table-cell office:value-type="string">
            <text:p>Morales Rossi, Ramón</text:p>
          </table:table-cell>
          <table:table-cell office:value-type="string">
            <text:p>Venezuela</text:p>
          </table:table-cell>
          <table:table-cell office:value-type="string">
            <text:p>Madera y Hierro</text:p>
          </table:table-cell>
          <table:table-cell office:value-type="string">
            <text:p>387.JPG</text:p>
          </table:table-cell>
          <table:table-cell office:value-type="string">
            <text:p>Av. Hernandarias 249 - Hotel Atrium</text:p>
          </table:table-cell>
          <table:table-cell office:value-type="string">
            <text:p>-27.447048,-58.9953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8</text:p>
          </table:table-cell>
          <table:table-cell office:value-type="string">
            <text:p>Columna para Resistencia</text:p>
          </table:table-cell>
          <table:table-cell office:value-type="string">
            <text:p>23-12-2002</text:p>
          </table:table-cell>
          <table:table-cell office:value-type="string">
            <text:p>Medina, Carlos</text:p>
          </table:table-cell>
          <table:table-cell office:value-type="string">
            <text:p>Venezuela</text:p>
          </table:table-cell>
          <table:table-cell office:value-type="string">
            <text:p>Madera</text:p>
          </table:table-cell>
          <table:table-cell office:value-type="string">
            <text:p>388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>Premio de Escultores - Primer Concurso Americano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89</text:p>
          </table:table-cell>
          <table:table-cell office:value-type="string">
            <text:p>Esfuerzos compartidos</text:p>
          </table:table-cell>
          <table:table-cell office:value-type="string">
            <text:p>19-12-2002</text:p>
          </table:table-cell>
          <table:table-cell office:value-type="string">
            <text:p>Fabriciano y Mimo Eidman</text:p>
          </table:table-cell>
          <table:table-cell office:value-type="string">
            <text:p>Argentina</text:p>
          </table:table-cell>
          <table:table-cell office:value-type="string">
            <text:p>Mármol travertino y acero</text:p>
          </table:table-cell>
          <table:table-cell office:value-type="string">
            <text:p>389.JPG</text:p>
          </table:table-cell>
          <table:table-cell office:value-type="string">
            <text:p>Lopéz y Planes 555</text:p>
          </table:table-cell>
          <table:table-cell office:value-type="string">
            <text:p>-27.449124,-58.979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0</text:p>
          </table:table-cell>
          <table:table-cell office:value-type="string">
            <text:p>Cabeza</text:p>
          </table:table-cell>
          <table:table-cell office:value-type="string">
            <text:p>27-12-2002</text:p>
          </table:table-cell>
          <table:table-cell office:value-type="string">
            <text:p>Tidone, Sepucc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90.JPG</text:p>
          </table:table-cell>
          <table:table-cell office:value-type="string">
            <text:p>Av. Alberdi 475</text:p>
          </table:table-cell>
          <table:table-cell office:value-type="string">
            <text:p>-27.454782,-58.9905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1</text:p>
          </table:table-cell>
          <table:table-cell office:value-type="string">
            <text:p>En vuelo final</text:p>
          </table:table-cell>
          <table:table-cell office:value-type="string">
            <text:p>27/12/2002 - 25/07/2006</text:p>
          </table:table-cell>
          <table:table-cell office:value-type="string">
            <text:p>Johnson, Héctor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91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>Tercer Premio - Segund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2</text:p>
          </table:table-cell>
          <table:table-cell office:value-type="string">
            <text:p>Totem</text:p>
          </table:table-cell>
          <table:table-cell office:value-type="string">
            <text:p>27-12-2002</text:p>
          </table:table-cell>
          <table:table-cell office:value-type="string">
            <text:p>Dompé, Hernán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92.JPG</text:p>
          </table:table-cell>
          <table:table-cell office:value-type="string">
            <text:p>Güemes 200 - Hotel Covadonga</text:p>
          </table:table-cell>
          <table:table-cell office:value-type="string">
            <text:p>-27.450584,-58.983902</text:p>
          </table:table-cell>
          <table:table-cell office:value-type="string">
            <text:p>Primer Premio - Primer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3</text:p>
          </table:table-cell>
          <table:table-cell office:value-type="string">
            <text:p>Seducción II</text:p>
          </table:table-cell>
          <table:table-cell office:value-type="string">
            <text:p>27/12/2002 - 25/07-2006</text:p>
          </table:table-cell>
          <table:table-cell office:value-type="string">
            <text:p>Nardi, Rodolf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93.JPG</text:p>
          </table:table-cell>
          <table:table-cell office:value-type="string">
            <text:p>Av. Las Heras 95 - Dirección General de Rentas</text:p>
          </table:table-cell>
          <table:table-cell office:value-type="string">
            <text:p/>
          </table:table-cell>
          <table:table-cell office:value-type="string">
            <text:p>Segundo Premio - Cuart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4</text:p>
          </table:table-cell>
          <table:table-cell office:value-type="string">
            <text:p>Destrucción del Edén II</text:p>
          </table:table-cell>
          <table:table-cell office:value-type="string">
            <text:p/>
          </table:table-cell>
          <table:table-cell office:value-type="string">
            <text:p>Ferrer, Francisc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394.JPG</text:p>
          </table:table-cell>
          <table:table-cell office:value-type="string">
            <text:p>Av. Laprida y Av. Sarmiento - Colegio Lino Torres</text:p>
          </table:table-cell>
          <table:table-cell office:value-type="string">
            <text:p>-27.444485,-58.979467</text:p>
          </table:table-cell>
          <table:table-cell office:value-type="string">
            <text:p>Segundo Premio - Quint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5</text:p>
          </table:table-cell>
          <table:table-cell office:value-type="string">
            <text:p>Con los pies en la tierra y la nariz en el cielo</text:p>
          </table:table-cell>
          <table:table-cell office:value-type="string">
            <text:p>00-12-2002</text:p>
          </table:table-cell>
          <table:table-cell office:value-type="string">
            <text:p>Skubich, Roger</text:p>
          </table:table-cell>
          <table:table-cell office:value-type="string">
            <text:p>Francia</text:p>
          </table:table-cell>
          <table:table-cell office:value-type="string">
            <text:p>Madera de urunday</text:p>
          </table:table-cell>
          <table:table-cell office:value-type="string">
            <text:p>395.JPG</text:p>
          </table:table-cell>
          <table:table-cell office:value-type="string">
            <text:p>DMRE</text:p>
          </table:table-cell>
          <table:table-cell office:value-type="string">
            <text:p/>
          </table:table-cell>
          <table:table-cell office:value-type="string">
            <text:p>Premio del Público y de los Niños - Segundo Concurso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6</text:p>
          </table:table-cell>
          <table:table-cell office:value-type="string">
            <text:p>Estructura para una idea</text:p>
          </table:table-cell>
          <table:table-cell office:value-type="string">
            <text:p/>
          </table:table-cell>
          <table:table-cell office:value-type="string">
            <text:p>Sastre, Melquiades</text:p>
          </table:table-cell>
          <table:table-cell office:value-type="string">
            <text:p>Puerto Rico</text:p>
          </table:table-cell>
          <table:table-cell office:value-type="string">
            <text:p>Madera</text:p>
          </table:table-cell>
          <table:table-cell office:value-type="string">
            <text:p>396.JPG</text:p>
          </table:table-cell>
          <table:table-cell office:value-type="string">
            <text:p>Av. Laprida y Av. Sarmiento - Colegio Lino Torres</text:p>
          </table:table-cell>
          <table:table-cell office:value-type="string">
            <text:p>-27.44443,-58.9794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7</text:p>
          </table:table-cell>
          <table:table-cell office:value-type="string">
            <text:p>Soldado de corazón</text:p>
          </table:table-cell>
          <table:table-cell office:value-type="string">
            <text:p>00-12-2002</text:p>
          </table:table-cell>
          <table:table-cell office:value-type="string">
            <text:p>Higa, Haroldo</text:p>
          </table:table-cell>
          <table:table-cell office:value-type="string">
            <text:p>Perú</text:p>
          </table:table-cell>
          <table:table-cell office:value-type="string">
            <text:p>Madera de cedro colorado misionero</text:p>
          </table:table-cell>
          <table:table-cell office:value-type="string">
            <text:p>397.JPG</text:p>
          </table:table-cell>
          <table:table-cell office:value-type="string">
            <text:p>Ruta Nicolas Avellaneda - Hotel Del Pomar</text:p>
          </table:table-cell>
          <table:table-cell office:value-type="string">
            <text:p>-27.42974,-58.9394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8</text:p>
          </table:table-cell>
          <table:table-cell office:value-type="string">
            <text:p>Ola</text:p>
          </table:table-cell>
          <table:table-cell office:value-type="string">
            <text:p>00-09-2000</text:p>
          </table:table-cell>
          <table:table-cell office:value-type="string">
            <text:p>Valdéz, Francisco</text:p>
          </table:table-cell>
          <table:table-cell office:value-type="string">
            <text:p>Argentina</text:p>
          </table:table-cell>
          <table:table-cell office:value-type="string">
            <text:p>Piedra</text:p>
          </table:table-cell>
          <table:table-cell office:value-type="string">
            <text:p>398.JPG</text:p>
          </table:table-cell>
          <table:table-cell office:value-type="string">
            <text:p>Plazoleta René Favaloro</text:p>
          </table:table-cell>
          <table:table-cell office:value-type="string">
            <text:p>-27.433777,-58.979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399</text:p>
          </table:table-cell>
          <table:table-cell office:value-type="string">
            <text:p>Sirena del amanecer</text:p>
          </table:table-cell>
          <table:table-cell office:value-type="string">
            <text:p>30-12-2002</text:p>
          </table:table-cell>
          <table:table-cell office:value-type="string">
            <text:p>Gerdes, Rosemary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399.JPG</text:p>
          </table:table-cell>
          <table:table-cell office:value-type="string">
            <text:p>Pueyrredón 820</text:p>
          </table:table-cell>
          <table:table-cell office:value-type="string">
            <text:p>-27.443022,-58.98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0</text:p>
          </table:table-cell>
          <table:table-cell office:value-type="string">
            <text:p>Cara o cruz</text:p>
          </table:table-cell>
          <table:table-cell office:value-type="string">
            <text:p>31-12-2002</text:p>
          </table:table-cell>
          <table:table-cell office:value-type="string">
            <text:p>Warwick, Mark</text:p>
          </table:table-cell>
          <table:table-cell office:value-type="string">
            <text:p>U.S.A.</text:p>
          </table:table-cell>
          <table:table-cell office:value-type="string">
            <text:p>Mármol travertino</text:p>
          </table:table-cell>
          <table:table-cell office:value-type="string">
            <text:p>400.JPG</text:p>
          </table:table-cell>
          <table:table-cell office:value-type="string">
            <text:p>Av. De los Inmigrantes 1001 - Museum</text:p>
          </table:table-cell>
          <table:table-cell office:value-type="string">
            <text:p>-27.437339,-58.9807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1</text:p>
          </table:table-cell>
          <table:table-cell office:value-type="string">
            <text:p>Después de la masacre de…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dera y metal</text:p>
          </table:table-cell>
          <table:table-cell office:value-type="string">
            <text:p>401.JPG</text:p>
          </table:table-cell>
          <table:table-cell office:value-type="string">
            <text:p>Julio A. Roca 1741</text:p>
          </table:table-cell>
          <table:table-cell office:value-type="string">
            <text:p>-27.438048,-59.003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ncalari, Andres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02.JPG</text:p>
          </table:table-cell>
          <table:table-cell office:value-type="string">
            <text:p>Frondizi 1014</text:p>
          </table:table-cell>
          <table:table-cell office:value-type="string">
            <text:p>-27.459972,-58.9947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3</text:p>
          </table:table-cell>
          <table:table-cell office:value-type="string">
            <text:p>Victoria</text:p>
          </table:table-cell>
          <table:table-cell office:value-type="string">
            <text:p/>
          </table:table-cell>
          <table:table-cell office:value-type="string">
            <text:p>Cortéz, Juan Carlos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403.JPG</text:p>
          </table:table-cell>
          <table:table-cell office:value-type="string">
            <text:p>Peatonal Arturo Illía 97</text:p>
          </table:table-cell>
          <table:table-cell office:value-type="string">
            <text:p>-27.453465,-58.987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4</text:p>
          </table:table-cell>
          <table:table-cell office:value-type="string">
            <text:p>Puerta de los cielos</text:p>
          </table:table-cell>
          <table:table-cell office:value-type="string">
            <text:p>1-4-2003</text:p>
          </table:table-cell>
          <table:table-cell office:value-type="string">
            <text:p>De Bueno, Oscar</text:p>
          </table:table-cell>
          <table:table-cell office:value-type="string">
            <text:p>Argentina</text:p>
          </table:table-cell>
          <table:table-cell office:value-type="string">
            <text:p>Hierro, acero, quebracho y piedra</text:p>
          </table:table-cell>
          <table:table-cell office:value-type="string">
            <text:p>404.JPG</text:p>
          </table:table-cell>
          <table:table-cell office:value-type="string">
            <text:p>Av. Sarmiento 700</text:p>
          </table:table-cell>
          <table:table-cell office:value-type="string">
            <text:p>-27.445791,-58.9805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5</text:p>
          </table:table-cell>
          <table:table-cell office:value-type="string">
            <text:p>Mama quilla</text:p>
          </table:table-cell>
          <table:table-cell office:value-type="string">
            <text:p>19-5-2003</text:p>
          </table:table-cell>
          <table:table-cell office:value-type="string">
            <text:p>Cisterna, Jorge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405.JPG</text:p>
          </table:table-cell>
          <table:table-cell office:value-type="string">
            <text:p>Güemes 200</text:p>
          </table:table-cell>
          <table:table-cell office:value-type="string">
            <text:p>-27.450535,-58.983837</text:p>
          </table:table-cell>
          <table:table-cell office:value-type="string">
            <text:p>Premio de Escultores, Segundo Concurso 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6</text:p>
          </table:table-cell>
          <table:table-cell office:value-type="string">
            <text:p>Unión</text:p>
          </table:table-cell>
          <table:table-cell office:value-type="string">
            <text:p>00-12-2000</text:p>
          </table:table-cell>
          <table:table-cell office:value-type="string">
            <text:p>Mariano Vilella</text:p>
          </table:table-cell>
          <table:table-cell office:value-type="string">
            <text:p>España</text:p>
          </table:table-cell>
          <table:table-cell office:value-type="string">
            <text:p>Mármol travertino</text:p>
          </table:table-cell>
          <table:table-cell office:value-type="string">
            <text:p>406.JPG</text:p>
          </table:table-cell>
          <table:table-cell office:value-type="string">
            <text:p>Pellegrini 499</text:p>
          </table:table-cell>
          <table:table-cell office:value-type="string">
            <text:p>-27.44895,-58.9804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7</text:p>
          </table:table-cell>
          <table:table-cell office:value-type="string">
            <text:p>Los Dueños de la Tierra</text:p>
          </table:table-cell>
          <table:table-cell office:value-type="string">
            <text:p>10-10-2003</text:p>
          </table:table-cell>
          <table:table-cell office:value-type="string">
            <text:p>Mimo Eidman</text:p>
          </table:table-cell>
          <table:table-cell office:value-type="string">
            <text:p>Argentina</text:p>
          </table:table-cell>
          <table:table-cell office:value-type="string">
            <text:p>Madera y hierro</text:p>
          </table:table-cell>
          <table:table-cell office:value-type="string">
            <text:p>407.JPG</text:p>
          </table:table-cell>
          <table:table-cell office:value-type="string">
            <text:p>Monteagudo 695</text:p>
          </table:table-cell>
          <table:table-cell office:value-type="string">
            <text:p>-27.450404,-58.9752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8</text:p>
          </table:table-cell>
          <table:table-cell office:value-type="string">
            <text:p>Opresión</text:p>
          </table:table-cell>
          <table:table-cell office:value-type="string">
            <text:p>00-08-2000</text:p>
          </table:table-cell>
          <table:table-cell office:value-type="string">
            <text:p>Acosta, Miguel Angel</text:p>
          </table:table-cell>
          <table:table-cell office:value-type="string">
            <text:p>Argentina</text:p>
          </table:table-cell>
          <table:table-cell office:value-type="string">
            <text:p>Mármol travertino -  Hierro</text:p>
          </table:table-cell>
          <table:table-cell office:value-type="string">
            <text:p>408.JPG</text:p>
          </table:table-cell>
          <table:table-cell office:value-type="string">
            <text:p>Franklin 2100, EGB Nº 706</text:p>
          </table:table-cell>
          <table:table-cell office:value-type="string">
            <text:p>-27.472929,-58.972549</text:p>
          </table:table-cell>
          <table:table-cell office:value-type="string">
            <text:p>Tercer Premio, Bienal de Escultura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09</text:p>
          </table:table-cell>
          <table:table-cell office:value-type="string">
            <text:p>Almafuerte</text:p>
          </table:table-cell>
          <table:table-cell office:value-type="string">
            <text:p/>
          </table:table-cell>
          <table:table-cell office:value-type="string">
            <text:p>Blotta, Ermini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409.JPG</text:p>
          </table:table-cell>
          <table:table-cell office:value-type="string">
            <text:p>Brown 350 - El Fogón de los Arrieros</text:p>
          </table:table-cell>
          <table:table-cell office:value-type="string">
            <text:p>-27.452397,-58.9817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0</text:p>
          </table:table-cell>
          <table:table-cell office:value-type="string">
            <text:p>Sin Titulo</text:p>
          </table:table-cell>
          <table:table-cell office:value-type="string">
            <text:p>17-12-2012</text:p>
          </table:table-cell>
          <table:table-cell office:value-type="string">
            <text:p>Zulema Adaime</text:p>
          </table:table-cell>
          <table:table-cell office:value-type="string">
            <text:p>Argentina</text:p>
          </table:table-cell>
          <table:table-cell office:value-type="string">
            <text:p>Hierro</text:p>
          </table:table-cell>
          <table:table-cell office:value-type="string">
            <text:p>410.JPG</text:p>
          </table:table-cell>
          <table:table-cell office:value-type="string">
            <text:p>Dónovan 368</text:p>
          </table:table-cell>
          <table:table-cell office:value-type="string">
            <text:p>-27.450866,-58.9931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1</text:p>
          </table:table-cell>
          <table:table-cell office:value-type="string">
            <text:p>El Guardián</text:p>
          </table:table-cell>
          <table:table-cell office:value-type="string">
            <text:p>14-1-2004</text:p>
          </table:table-cell>
          <table:table-cell office:value-type="string">
            <text:p>Abt, David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411.JPG</text:p>
          </table:table-cell>
          <table:table-cell office:value-type="string">
            <text:p>Padre Cerqueira 115</text:p>
          </table:table-cell>
          <table:table-cell office:value-type="string">
            <text:p>-27.44338,-58.9974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2</text:p>
          </table:table-cell>
          <table:table-cell office:value-type="string">
            <text:p>San Alfons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412.JPG</text:p>
          </table:table-cell>
          <table:table-cell office:value-type="string">
            <text:p>Av. Italia 1401</text:p>
          </table:table-cell>
          <table:table-cell office:value-type="string">
            <text:p>-27.44409,-58.9699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3</text:p>
          </table:table-cell>
          <table:table-cell office:value-type="string">
            <text:p>Columnas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413.JPG</text:p>
          </table:table-cell>
          <table:table-cell office:value-type="string">
            <text:p>Julio A. Roca 17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 se encuentra accesible</text:p>
          </table:table-cell>
          <table:table-cell table:number-columns-repeated="1011"/>
        </table:table-row>
        <table:table-row table:style-name="ro1">
          <table:table-cell office:value-type="string">
            <text:p>414</text:p>
          </table:table-cell>
          <table:table-cell office:value-type="string">
            <text:p>Equilibrio Diagonal I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/>
          </table:table-cell>
          <table:table-cell office:value-type="string">
            <text:p>414.JPG</text:p>
          </table:table-cell>
          <table:table-cell office:value-type="string">
            <text:p>Julio A. Roca 1741</text:p>
          </table:table-cell>
          <table:table-cell office:value-type="string">
            <text:p>-27.438091,-59.003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5</text:p>
          </table:table-cell>
          <table:table-cell office:value-type="string">
            <text:p>Amanecer en el río</text:p>
          </table:table-cell>
          <table:table-cell office:value-type="string">
            <text:p>00-00-1999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415.JPG</text:p>
          </table:table-cell>
          <table:table-cell office:value-type="string">
            <text:p>Concepción del Bermejo 1353</text:p>
          </table:table-cell>
          <table:table-cell office:value-type="string">
            <text:p>-27.432716,-58.9845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6</text:p>
          </table:table-cell>
          <table:table-cell office:value-type="string">
            <text:p>City</text:p>
          </table:table-cell>
          <table:table-cell office:value-type="string">
            <text:p>24-4-2008</text:p>
          </table:table-cell>
          <table:table-cell office:value-type="string">
            <text:p>Russu, Liviu</text:p>
          </table:table-cell>
          <table:table-cell office:value-type="string">
            <text:p>Rumania</text:p>
          </table:table-cell>
          <table:table-cell office:value-type="string">
            <text:p>Mármol travertino</text:p>
          </table:table-cell>
          <table:table-cell office:value-type="string">
            <text:p>416.JPG</text:p>
          </table:table-cell>
          <table:table-cell office:value-type="string">
            <text:p>Av. de los inmigrantes  200 al 300</text:p>
          </table:table-cell>
          <table:table-cell office:value-type="string">
            <text:p>-27.438915,-58.9817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7</text:p>
          </table:table-cell>
          <table:table-cell office:value-type="string">
            <text:p>Detalle</text:p>
          </table:table-cell>
          <table:table-cell office:value-type="string">
            <text:p>20-1-2004</text:p>
          </table:table-cell>
          <table:table-cell office:value-type="string">
            <text:p>López, Carlos</text:p>
          </table:table-cell>
          <table:table-cell office:value-type="string">
            <text:p/>
          </table:table-cell>
          <table:table-cell office:value-type="string">
            <text:p>Madera</text:p>
          </table:table-cell>
          <table:table-cell office:value-type="string">
            <text:p>417.JPG</text:p>
          </table:table-cell>
          <table:table-cell office:value-type="string">
            <text:p>Marcelo T. de Alvear 145, Casa de Gobierno. </text:p>
          </table:table-cell>
          <table:table-cell office:value-type="string">
            <text:p>-27.449688,-58.9870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8</text:p>
          </table:table-cell>
          <table:table-cell office:value-type="string">
            <text:p>Crucificción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</text:p>
          </table:table-cell>
          <table:table-cell office:value-type="string">
            <text:p>418.JPG</text:p>
          </table:table-cell>
          <table:table-cell office:value-type="string">
            <text:p>Av. 25 de Mayo  1575 - Capilla Sagrado Corazón</text:p>
          </table:table-cell>
          <table:table-cell office:value-type="string">
            <text:p>-27.438788,-59.0006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19</text:p>
          </table:table-cell>
          <table:table-cell office:value-type="string">
            <text:p>La paz de nuestros dias</text:p>
          </table:table-cell>
          <table:table-cell office:value-type="string">
            <text:p/>
          </table:table-cell>
          <table:table-cell office:value-type="string">
            <text:p>Monge, Carlos</text:p>
          </table:table-cell>
          <table:table-cell office:value-type="string">
            <text:p>México</text:p>
          </table:table-cell>
          <table:table-cell office:value-type="string">
            <text:p>Madera</text:p>
          </table:table-cell>
          <table:table-cell office:value-type="string">
            <text:p>419.JPG</text:p>
          </table:table-cell>
          <table:table-cell office:value-type="string">
            <text:p>Av. Italia 150 - Municipalidad de Resistencia.</text:p>
          </table:table-cell>
          <table:table-cell office:value-type="string">
            <text:p>-27.454056,-58.980497</text:p>
          </table:table-cell>
          <table:table-cell office:value-type="string">
            <text:p>Premio Joyería Razetto, Primer Concurso Trienal Internacional de Escultura en Made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0</text:p>
          </table:table-cell>
          <table:table-cell office:value-type="string">
            <text:p>Fusión</text:p>
          </table:table-cell>
          <table:table-cell office:value-type="string">
            <text:p>13-7-2005</text:p>
          </table:table-cell>
          <table:table-cell office:value-type="string">
            <text:p>Saavedra Geuer, León</text:p>
          </table:table-cell>
          <table:table-cell office:value-type="string">
            <text:p>Bolivia</text:p>
          </table:table-cell>
          <table:table-cell office:value-type="string">
            <text:p>Madera y chapa</text:p>
          </table:table-cell>
          <table:table-cell office:value-type="string">
            <text:p>420.JPG</text:p>
          </table:table-cell>
          <table:table-cell office:value-type="string">
            <text:p>Av. De los Inmigrantes 1001 - Museum</text:p>
          </table:table-cell>
          <table:table-cell office:value-type="string">
            <text:p>-27.437641,-58.981315</text:p>
          </table:table-cell>
          <table:table-cell office:value-type="string">
            <text:p>Primer Premio, Bienal del Chaco 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1</text:p>
          </table:table-cell>
          <table:table-cell office:value-type="string">
            <text:p>Homenaje a los caidos en Malvinas</text:p>
          </table:table-cell>
          <table:table-cell office:value-type="string">
            <text:p>10-6-2004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Hormigón armando y metal</text:p>
          </table:table-cell>
          <table:table-cell office:value-type="string">
            <text:p>421.jpg</text:p>
          </table:table-cell>
          <table:table-cell office:value-type="string">
            <text:p>Av. Sarmiento 3000</text:p>
          </table:table-cell>
          <table:table-cell office:value-type="string">
            <text:p>-27.423776,-58.95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2</text:p>
          </table:table-cell>
          <table:table-cell office:value-type="string">
            <text:p>Microcosmos</text:p>
          </table:table-cell>
          <table:table-cell office:value-type="string">
            <text:p>21-10-2004</text:p>
          </table:table-cell>
          <table:table-cell office:value-type="string">
            <text:p>Saavedra Geuer, León</text:p>
          </table:table-cell>
          <table:table-cell office:value-type="string">
            <text:p>Bolivia</text:p>
          </table:table-cell>
          <table:table-cell office:value-type="string">
            <text:p>Acero y mármol</text:p>
          </table:table-cell>
          <table:table-cell office:value-type="string">
            <text:p>422.JPG</text:p>
          </table:table-cell>
          <table:table-cell office:value-type="string">
            <text:p>Av. Alberdi 200</text:p>
          </table:table-cell>
          <table:table-cell office:value-type="string">
            <text:p>-27.452694,-58.9882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3</text:p>
          </table:table-cell>
          <table:table-cell office:value-type="string">
            <text:p>Mujer-Paz</text:p>
          </table:table-cell>
          <table:table-cell office:value-type="string">
            <text:p>29-11-2004</text:p>
          </table:table-cell>
          <table:table-cell office:value-type="string">
            <text:p>Mimo Eidman</text:p>
          </table:table-cell>
          <table:table-cell office:value-type="string">
            <text:p>Argentina</text:p>
          </table:table-cell>
          <table:table-cell office:value-type="string">
            <text:p>Resina</text:p>
          </table:table-cell>
          <table:table-cell office:value-type="string">
            <text:p>423.JPG</text:p>
          </table:table-cell>
          <table:table-cell office:value-type="string">
            <text:p>Av. Rivadavia 430</text:p>
          </table:table-cell>
          <table:table-cell office:value-type="string">
            <text:p>-27.443928,-58.9859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4</text:p>
          </table:table-cell>
          <table:table-cell office:value-type="string">
            <text:p>Madre de la tierra</text:p>
          </table:table-cell>
          <table:table-cell office:value-type="string">
            <text:p>5-1-2005</text:p>
          </table:table-cell>
          <table:table-cell office:value-type="string">
            <text:p>Juan, Elizabeth</text:p>
          </table:table-cell>
          <table:table-cell office:value-type="string">
            <text:p>Austria</text:p>
          </table:table-cell>
          <table:table-cell office:value-type="string">
            <text:p>Mármol travertino</text:p>
          </table:table-cell>
          <table:table-cell office:value-type="string">
            <text:p>424.JPG</text:p>
          </table:table-cell>
          <table:table-cell office:value-type="string">
            <text:p>Av. Sarmiento 355</text:p>
          </table:table-cell>
          <table:table-cell office:value-type="string">
            <text:p>-27.448329,-58.9835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5</text:p>
          </table:table-cell>
          <table:table-cell office:value-type="string">
            <text:p>Plenitud</text:p>
          </table:table-cell>
          <table:table-cell office:value-type="string">
            <text:p/>
          </table:table-cell>
          <table:table-cell office:value-type="string">
            <text:p>Simoni, Mariana</text:p>
          </table:table-cell>
          <table:table-cell office:value-type="string">
            <text:p>Argentina</text:p>
          </table:table-cell>
          <table:table-cell office:value-type="string">
            <text:p>Hierro</text:p>
          </table:table-cell>
          <table:table-cell office:value-type="string">
            <text:p>425.JPG</text:p>
          </table:table-cell>
          <table:table-cell office:value-type="string">
            <text:p>Av. Nicolás Rojas Acosta 99</text:p>
          </table:table-cell>
          <table:table-cell office:value-type="string">
            <text:p>-27.459692,-58.9749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6</text:p>
          </table:table-cell>
          <table:table-cell office:value-type="string">
            <text:p>Danae</text:p>
          </table:table-cell>
          <table:table-cell office:value-type="string">
            <text:p>11-3-2005</text:p>
          </table:table-cell>
          <table:table-cell office:value-type="string">
            <text:p>Encina, Mirian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26.JPG</text:p>
          </table:table-cell>
          <table:table-cell office:value-type="string">
            <text:p>Av. Nicolás Rojas Acosta 100 al 200</text:p>
          </table:table-cell>
          <table:table-cell office:value-type="string">
            <text:p>-27.459147,-58.9742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7</text:p>
          </table:table-cell>
          <table:table-cell office:value-type="string">
            <text:p>Futuro</text:p>
          </table:table-cell>
          <table:table-cell office:value-type="string">
            <text:p>`03-2005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 y metal</text:p>
          </table:table-cell>
          <table:table-cell office:value-type="string">
            <text:p>427.JPG</text:p>
          </table:table-cell>
          <table:table-cell office:value-type="string">
            <text:p>Brasilia e Issaias - EEGB 1030</text:p>
          </table:table-cell>
          <table:table-cell office:value-type="string">
            <text:p>-27.454755,-59.029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8</text:p>
          </table:table-cell>
          <table:table-cell office:value-type="string">
            <text:p>Esfuerzos compartidos</text:p>
          </table:table-cell>
          <table:table-cell office:value-type="string">
            <text:p>15-3-2005</text:p>
          </table:table-cell>
          <table:table-cell office:value-type="string">
            <text:p>Beckelmann, Gustavo</text:p>
          </table:table-cell>
          <table:table-cell office:value-type="string">
            <text:p>Paraguay</text:p>
          </table:table-cell>
          <table:table-cell office:value-type="string">
            <text:p>Madera y metal</text:p>
          </table:table-cell>
          <table:table-cell office:value-type="string">
            <text:p>428.JPG</text:p>
          </table:table-cell>
          <table:table-cell office:value-type="string">
            <text:p>Mitre 802</text:p>
          </table:table-cell>
          <table:table-cell office:value-type="string">
            <text:p>-27.443735,-58.980309</text:p>
          </table:table-cell>
          <table:table-cell office:value-type="string">
            <text:p>Tercer Premio, Bienal del Cha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29</text:p>
          </table:table-cell>
          <table:table-cell office:value-type="string">
            <text:p>La asunción de la virgen</text:p>
          </table:table-cell>
          <table:table-cell office:value-type="string">
            <text:p>`1971</text:p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Chapa batida</text:p>
          </table:table-cell>
          <table:table-cell office:value-type="string">
            <text:p>429.JPG</text:p>
          </table:table-cell>
          <table:table-cell office:value-type="string">
            <text:p>Asunción 685 - Parroquia Nuestra Señora de la Asunción.</text:p>
          </table:table-cell>
          <table:table-cell office:value-type="string">
            <text:p>-27.44477,-58.9682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0</text:p>
          </table:table-cell>
          <table:table-cell office:value-type="string">
            <text:p>San Lucas</text:p>
          </table:table-cell>
          <table:table-cell office:value-type="string">
            <text:p>`1971</text:p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Chapa batida</text:p>
          </table:table-cell>
          <table:table-cell office:value-type="string">
            <text:p>430.JPG</text:p>
          </table:table-cell>
          <table:table-cell office:value-type="string">
            <text:p>Asunción 685 - Parroquia Nuestra Señora de la Asunción.</text:p>
          </table:table-cell>
          <table:table-cell office:value-type="string">
            <text:p>-27.444923,-58.96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1</text:p>
          </table:table-cell>
          <table:table-cell office:value-type="string">
            <text:p>El dragón a los pies de San Juan</text:p>
          </table:table-cell>
          <table:table-cell office:value-type="string">
            <text:p>`1971</text:p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Chapa batida</text:p>
          </table:table-cell>
          <table:table-cell office:value-type="string">
            <text:p>431.JPG</text:p>
          </table:table-cell>
          <table:table-cell office:value-type="string">
            <text:p>Asunción 685 - Parroquia Nuestra Señora de la Asunción.</text:p>
          </table:table-cell>
          <table:table-cell office:value-type="string">
            <text:p>-27.444887,-58.968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2</text:p>
          </table:table-cell>
          <table:table-cell office:value-type="string">
            <text:p>Hacia ellos</text:p>
          </table:table-cell>
          <table:table-cell office:value-type="string">
            <text:p>1-6-2005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, bronce y granito</text:p>
          </table:table-cell>
          <table:table-cell office:value-type="string">
            <text:p>432.JPG</text:p>
          </table:table-cell>
          <table:table-cell office:value-type="string">
            <text:p>Mitre y Santa Fe</text:p>
          </table:table-cell>
          <table:table-cell office:value-type="string">
            <text:p>-27.448912,-58.9856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3</text:p>
          </table:table-cell>
          <table:table-cell office:value-type="string">
            <text:p>Semilla</text:p>
          </table:table-cell>
          <table:table-cell office:value-type="string">
            <text:p>1-8-2005</text:p>
          </table:table-cell>
          <table:table-cell office:value-type="string">
            <text:p>Beckelmann, Gustavo</text:p>
          </table:table-cell>
          <table:table-cell office:value-type="string">
            <text:p>Paraguay</text:p>
          </table:table-cell>
          <table:table-cell office:value-type="string">
            <text:p>Mármol travertino</text:p>
          </table:table-cell>
          <table:table-cell office:value-type="string">
            <text:p>433.JPG</text:p>
          </table:table-cell>
          <table:table-cell office:value-type="string">
            <text:p>Don Bosco 637</text:p>
          </table:table-cell>
          <table:table-cell office:value-type="string">
            <text:p>-27.453718,-58.9782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4</text:p>
          </table:table-cell>
          <table:table-cell office:value-type="string">
            <text:p>Juana sin techo</text:p>
          </table:table-cell>
          <table:table-cell office:value-type="string">
            <text:p>16-11-2005</text:p>
          </table:table-cell>
          <table:table-cell office:value-type="string">
            <text:p>Gaggini, Guillermo</text:p>
          </table:table-cell>
          <table:table-cell office:value-type="string">
            <text:p>Argentina</text:p>
          </table:table-cell>
          <table:table-cell office:value-type="string">
            <text:p>Madera y metal</text:p>
          </table:table-cell>
          <table:table-cell office:value-type="string">
            <text:p>434.JPG</text:p>
          </table:table-cell>
          <table:table-cell office:value-type="string">
            <text:p>Av. Avalos y Av. Rivadavia</text:p>
          </table:table-cell>
          <table:table-cell office:value-type="string">
            <text:p>-27.440931,-58.989265</text:p>
          </table:table-cell>
          <table:table-cell office:value-type="string">
            <text:p>Premio del Público y de los Niños, Bienal del Cha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5</text:p>
          </table:table-cell>
          <table:table-cell office:value-type="string">
            <text:p>Ana María</text:p>
          </table:table-cell>
          <table:table-cell office:value-type="string">
            <text:p>30-12-2005</text:p>
          </table:table-cell>
          <table:table-cell office:value-type="string">
            <text:p>Wilde, José Antoni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35.JPG</text:p>
          </table:table-cell>
          <table:table-cell office:value-type="string">
            <text:p>Ameghino 646</text:p>
          </table:table-cell>
          <table:table-cell office:value-type="string">
            <text:p>-27.459316,-58.984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6</text:p>
          </table:table-cell>
          <table:table-cell office:value-type="string">
            <text:p>Cuna</text:p>
          </table:table-cell>
          <table:table-cell office:value-type="string">
            <text:p>8-3-2006</text:p>
          </table:table-cell>
          <table:table-cell office:value-type="string">
            <text:p>Cabral, Taty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36.JPG</text:p>
          </table:table-cell>
          <table:table-cell office:value-type="string">
            <text:p>Av. Nicolás Rojas Acosta 300</text:p>
          </table:table-cell>
          <table:table-cell office:value-type="string">
            <text:p>-27.457911,-58.972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7</text:p>
          </table:table-cell>
          <table:table-cell office:value-type="string">
            <text:p>El Migrante</text:p>
          </table:table-cell>
          <table:table-cell office:value-type="string">
            <text:p>17-7-2006</text:p>
          </table:table-cell>
          <table:table-cell office:value-type="string">
            <text:p>Shiroma, Aldo</text:p>
          </table:table-cell>
          <table:table-cell office:value-type="string">
            <text:p>Perú</text:p>
          </table:table-cell>
          <table:table-cell office:value-type="string">
            <text:p>Mármol travertino</text:p>
          </table:table-cell>
          <table:table-cell office:value-type="string">
            <text:p>437.JPG</text:p>
          </table:table-cell>
          <table:table-cell office:value-type="string">
            <text:p>French 1</text:p>
          </table:table-cell>
          <table:table-cell office:value-type="string">
            <text:p>-27.454146,-58.982852</text:p>
          </table:table-cell>
          <table:table-cell office:value-type="string">
            <text:p>Premio del Público y de los Niños, Bienal Internacional de Escultura 2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8</text:p>
          </table:table-cell>
          <table:table-cell office:value-type="string">
            <text:p>Germinación II</text:p>
          </table:table-cell>
          <table:table-cell office:value-type="string">
            <text:p>20-7-2006</text:p>
          </table:table-cell>
          <table:table-cell office:value-type="string">
            <text:p>Tulian, Chalo</text:p>
          </table:table-cell>
          <table:table-cell office:value-type="string">
            <text:p>Argentina</text:p>
          </table:table-cell>
          <table:table-cell office:value-type="string">
            <text:p>Metal - Madera</text:p>
          </table:table-cell>
          <table:table-cell office:value-type="string">
            <text:p>438.JPG</text:p>
          </table:table-cell>
          <table:table-cell office:value-type="string">
            <text:p>Av. Sarmiento 400 </text:p>
          </table:table-cell>
          <table:table-cell office:value-type="string">
            <text:p>-27.447938,-58.9829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39</text:p>
          </table:table-cell>
          <table:table-cell office:value-type="string">
            <text:p>Moonrise</text:p>
          </table:table-cell>
          <table:table-cell office:value-type="string">
            <text:p>19-7-2006</text:p>
          </table:table-cell>
          <table:table-cell office:value-type="string">
            <text:p>Jubran, Hanna</text:p>
          </table:table-cell>
          <table:table-cell office:value-type="string">
            <text:p>U.S.A.</text:p>
          </table:table-cell>
          <table:table-cell office:value-type="string">
            <text:p>Mármol travertino</text:p>
          </table:table-cell>
          <table:table-cell office:value-type="string">
            <text:p>439.JPG</text:p>
          </table:table-cell>
          <table:table-cell office:value-type="string">
            <text:p>Santa Fe 88</text:p>
          </table:table-cell>
          <table:table-cell office:value-type="string">
            <text:p>-27.448893,-58.985427</text:p>
          </table:table-cell>
          <table:table-cell office:value-type="string">
            <text:p>Tercer Premio, Bienal Internacional de Escultura 2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0</text:p>
          </table:table-cell>
          <table:table-cell office:value-type="string">
            <text:p>Development</text:p>
          </table:table-cell>
          <table:table-cell office:value-type="string">
            <text:p>19-7-2006</text:p>
          </table:table-cell>
          <table:table-cell office:value-type="string">
            <text:p>Vassilev, Milen</text:p>
          </table:table-cell>
          <table:table-cell office:value-type="string">
            <text:p>Bulgaria</text:p>
          </table:table-cell>
          <table:table-cell office:value-type="string">
            <text:p>Mármol travertino</text:p>
          </table:table-cell>
          <table:table-cell office:value-type="string">
            <text:p>440.JPG</text:p>
          </table:table-cell>
          <table:table-cell office:value-type="string">
            <text:p>Santa Fe 88</text:p>
          </table:table-cell>
          <table:table-cell office:value-type="string">
            <text:p>-27.448833,-58.985515</text:p>
          </table:table-cell>
          <table:table-cell office:value-type="string">
            <text:p>Premio Fondo Nacional de las Artes, Bienal Internacional de Escultura 2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1</text:p>
          </table:table-cell>
          <table:table-cell office:value-type="string">
            <text:p>Lotus plan</text:p>
          </table:table-cell>
          <table:table-cell office:value-type="string">
            <text:p>24-7-2006</text:p>
          </table:table-cell>
          <table:table-cell office:value-type="string">
            <text:p>Hasegawa, Masahiro</text:p>
          </table:table-cell>
          <table:table-cell office:value-type="string">
            <text:p>Japón</text:p>
          </table:table-cell>
          <table:table-cell office:value-type="string">
            <text:p>Metal</text:p>
          </table:table-cell>
          <table:table-cell office:value-type="string">
            <text:p>441.JPG</text:p>
          </table:table-cell>
          <table:table-cell office:value-type="string">
            <text:p>Av. De los Inmigrantes 1001 - Museum</text:p>
          </table:table-cell>
          <table:table-cell office:value-type="string">
            <text:p>-27.43776,-58.981431</text:p>
          </table:table-cell>
          <table:table-cell office:value-type="string">
            <text:p>Tercer Puesto y Premio de Escultores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2</text:p>
          </table:table-cell>
          <table:table-cell office:value-type="string">
            <text:p>Song of wind: Crescendo</text:p>
          </table:table-cell>
          <table:table-cell office:value-type="string">
            <text:p>24-7-2006</text:p>
          </table:table-cell>
          <table:table-cell office:value-type="string">
            <text:p>Lyons, Michael</text:p>
          </table:table-cell>
          <table:table-cell office:value-type="string">
            <text:p>Inglaterra</text:p>
          </table:table-cell>
          <table:table-cell office:value-type="string">
            <text:p>Metal</text:p>
          </table:table-cell>
          <table:table-cell office:value-type="string">
            <text:p>442.JPG</text:p>
          </table:table-cell>
          <table:table-cell office:value-type="string">
            <text:p>Av. De los Inmigrantes 1001 - Museum</text:p>
          </table:table-cell>
          <table:table-cell office:value-type="string">
            <text:p>-27.44062605257932,-58.98381471633911</text:p>
          </table:table-cell>
          <table:table-cell office:value-type="string">
            <text:p>Premio Fondo Nacional de las Artes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3</text:p>
          </table:table-cell>
          <table:table-cell office:value-type="string">
            <text:p>The symphony of the sky and ground - Music of Spheres</text:p>
          </table:table-cell>
          <table:table-cell office:value-type="string">
            <text:p>24-7-2006</text:p>
          </table:table-cell>
          <table:table-cell office:value-type="string">
            <text:p>Golovkov, Vladimir</text:p>
          </table:table-cell>
          <table:table-cell office:value-type="string">
            <text:p>Rusia</text:p>
          </table:table-cell>
          <table:table-cell office:value-type="string">
            <text:p>Metal</text:p>
          </table:table-cell>
          <table:table-cell office:value-type="string">
            <text:p>443.JPG</text:p>
          </table:table-cell>
          <table:table-cell office:value-type="string">
            <text:p>Av. Alvear 2000</text:p>
          </table:table-cell>
          <table:table-cell office:value-type="string">
            <text:p>-27.442478,-59.010798</text:p>
          </table:table-cell>
          <table:table-cell office:value-type="string">
            <text:p>Premio Repsol Y.P.F.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4</text:p>
          </table:table-cell>
          <table:table-cell office:value-type="string">
            <text:p>Melodía en fuga</text:p>
          </table:table-cell>
          <table:table-cell office:value-type="string">
            <text:p>24-7-2006</text:p>
          </table:table-cell>
          <table:table-cell office:value-type="string">
            <text:p>Ceolin, Leonardo</text:p>
          </table:table-cell>
          <table:table-cell office:value-type="string">
            <text:p>Brasil</text:p>
          </table:table-cell>
          <table:table-cell office:value-type="string">
            <text:p>Metal</text:p>
          </table:table-cell>
          <table:table-cell office:value-type="string">
            <text:p>444.JPG</text:p>
          </table:table-cell>
          <table:table-cell office:value-type="string">
            <text:p>Av. De los Inmigrantes 1001 - Museum</text:p>
          </table:table-cell>
          <table:table-cell office:value-type="string">
            <text:p>-27.437381,-58.981524</text:p>
          </table:table-cell>
          <table:table-cell office:value-type="string">
            <text:p>Premio Telecom Argentina S.A.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5</text:p>
          </table:table-cell>
          <table:table-cell office:value-type="string">
            <text:p>Música</text:p>
          </table:table-cell>
          <table:table-cell office:value-type="string">
            <text:p>24-7-2006</text:p>
          </table:table-cell>
          <table:table-cell office:value-type="string">
            <text:p>Spanhiel, Jan Eduard</text:p>
          </table:table-cell>
          <table:table-cell office:value-type="string">
            <text:p>República Checa</text:p>
          </table:table-cell>
          <table:table-cell office:value-type="string">
            <text:p>Metal</text:p>
          </table:table-cell>
          <table:table-cell office:value-type="string">
            <text:p>445.JPG</text:p>
          </table:table-cell>
          <table:table-cell office:value-type="string">
            <text:p>Av. De los Inmigrantes 1001 - Museum</text:p>
          </table:table-cell>
          <table:table-cell office:value-type="string">
            <text:p>-27.437184,-58.980875</text:p>
          </table:table-cell>
          <table:table-cell office:value-type="string">
            <text:p>Premio Libertad S.A.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6</text:p>
          </table:table-cell>
          <table:table-cell office:value-type="string">
            <text:p>Homenaje a Federico Moura</text:p>
          </table:table-cell>
          <table:table-cell office:value-type="string">
            <text:p>24-7-2006</text:p>
          </table:table-cell>
          <table:table-cell office:value-type="string">
            <text:p>Pezzani, Juan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446.JPG</text:p>
          </table:table-cell>
          <table:table-cell office:value-type="string">
            <text:p>Av. La valle 489</text:p>
          </table:table-cell>
          <table:table-cell office:value-type="string">
            <text:p>-27.441112,-58.983694</text:p>
          </table:table-cell>
          <table:table-cell office:value-type="string">
            <text:p>Segundo Puesto, Premio de los Niños y del Público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7</text:p>
          </table:table-cell>
          <table:table-cell office:value-type="string">
            <text:p>One Chord</text:p>
          </table:table-cell>
          <table:table-cell office:value-type="string">
            <text:p>24-7-2006</text:p>
          </table:table-cell>
          <table:table-cell office:value-type="string">
            <text:p>Twardowski, Piotr</text:p>
          </table:table-cell>
          <table:table-cell office:value-type="string">
            <text:p>Polonia</text:p>
          </table:table-cell>
          <table:table-cell office:value-type="string">
            <text:p>Metal</text:p>
          </table:table-cell>
          <table:table-cell office:value-type="string">
            <text:p>447.JPG</text:p>
          </table:table-cell>
          <table:table-cell office:value-type="string">
            <text:p>Av. De los Inmigrantes 1001 - Museum</text:p>
          </table:table-cell>
          <table:table-cell office:value-type="string">
            <text:p>-27.437462,-58.98101</text:p>
          </table:table-cell>
          <table:table-cell office:value-type="string">
            <text:p>Primer Premio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8</text:p>
          </table:table-cell>
          <table:table-cell office:value-type="string">
            <text:p>Rhythm of nature</text:p>
          </table:table-cell>
          <table:table-cell office:value-type="string">
            <text:p>24-7-2006</text:p>
          </table:table-cell>
          <table:table-cell office:value-type="string">
            <text:p>Jubran, Hanna</text:p>
          </table:table-cell>
          <table:table-cell office:value-type="string">
            <text:p>U.S.A.</text:p>
          </table:table-cell>
          <table:table-cell office:value-type="string">
            <text:p>Metal</text:p>
          </table:table-cell>
          <table:table-cell office:value-type="string">
            <text:p>448.JPG</text:p>
          </table:table-cell>
          <table:table-cell office:value-type="string">
            <text:p>Av. De los Inmigrantes 1001 - Museum</text:p>
          </table:table-cell>
          <table:table-cell office:value-type="string">
            <text:p>-27.437086,-58.981216</text:p>
          </table:table-cell>
          <table:table-cell office:value-type="string">
            <text:p>Mención del Jurado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49</text:p>
          </table:table-cell>
          <table:table-cell office:value-type="string">
            <text:p>Sunrise</text:p>
          </table:table-cell>
          <table:table-cell office:value-type="string">
            <text:p>24-7-2006</text:p>
          </table:table-cell>
          <table:table-cell office:value-type="string">
            <text:p>Dongliang, Li</text:p>
          </table:table-cell>
          <table:table-cell office:value-type="string">
            <text:p>China</text:p>
          </table:table-cell>
          <table:table-cell office:value-type="string">
            <text:p>Metal</text:p>
          </table:table-cell>
          <table:table-cell office:value-type="string">
            <text:p>449.jpg</text:p>
          </table:table-cell>
          <table:table-cell office:value-type="string">
            <text:p>UOCRA (Barrio UOM)</text:p>
          </table:table-cell>
          <table:table-cell office:value-type="string">
            <text:p>-27.495631,-58.976275</text:p>
          </table:table-cell>
          <table:table-cell office:value-type="string">
            <text:p>Premio Honda Motor Argentina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0</text:p>
          </table:table-cell>
          <table:table-cell office:value-type="string">
            <text:p>Música</text:p>
          </table:table-cell>
          <table:table-cell office:value-type="string">
            <text:p>27-8-2006</text:p>
          </table:table-cell>
          <table:table-cell office:value-type="string">
            <text:p>Dickson, Don</text:p>
          </table:table-cell>
          <table:table-cell office:value-type="string">
            <text:p>Canadá</text:p>
          </table:table-cell>
          <table:table-cell office:value-type="string">
            <text:p>Metal</text:p>
          </table:table-cell>
          <table:table-cell office:value-type="string">
            <text:p>450.JPG</text:p>
          </table:table-cell>
          <table:table-cell office:value-type="string">
            <text:p>Av. De los Inmigrantes 1001 - Museum</text:p>
          </table:table-cell>
          <table:table-cell office:value-type="string">
            <text:p>-27.43776,-58.980647</text:p>
          </table:table-cell>
          <table:table-cell office:value-type="string">
            <text:p>Premio Multicanal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1</text:p>
          </table:table-cell>
          <table:table-cell office:value-type="string">
            <text:p>Trompetas de la Fama</text:p>
          </table:table-cell>
          <table:table-cell office:value-type="string">
            <text:p>27-8-2006</text:p>
          </table:table-cell>
          <table:table-cell office:value-type="string">
            <text:p>Lievore, Vicent</text:p>
          </table:table-cell>
          <table:table-cell office:value-type="string">
            <text:p>Francia</text:p>
          </table:table-cell>
          <table:table-cell office:value-type="string">
            <text:p>Metal</text:p>
          </table:table-cell>
          <table:table-cell office:value-type="string">
            <text:p>451.JPG</text:p>
          </table:table-cell>
          <table:table-cell office:value-type="string">
            <text:p>Parque Laguna Argüello</text:p>
          </table:table-cell>
          <table:table-cell office:value-type="string">
            <text:p>-27.454237,-58.973568</text:p>
          </table:table-cell>
          <table:table-cell office:value-type="string">
            <text:p>Premio Femechaco, Bienal Internacional de Escultura 2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2</text:p>
          </table:table-cell>
          <table:table-cell office:value-type="string">
            <text:p>Renacer</text:p>
          </table:table-cell>
          <table:table-cell office:value-type="string">
            <text:p>7-9-2006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452.JPG</text:p>
          </table:table-cell>
          <table:table-cell office:value-type="string">
            <text:p>Av. Avalos 175</text:p>
          </table:table-cell>
          <table:table-cell office:value-type="string">
            <text:p>-27.44334,-58.9922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3</text:p>
          </table:table-cell>
          <table:table-cell office:value-type="string">
            <text:p>El sur tambien existe</text:p>
          </table:table-cell>
          <table:table-cell office:value-type="string">
            <text:p>30-11-2006</text:p>
          </table:table-cell>
          <table:table-cell office:value-type="string">
            <text:p>Bustillos, Juan</text:p>
          </table:table-cell>
          <table:table-cell office:value-type="string">
            <text:p>Bolivia</text:p>
          </table:table-cell>
          <table:table-cell office:value-type="string">
            <text:p>Mármol travetino</text:p>
          </table:table-cell>
          <table:table-cell office:value-type="string">
            <text:p>453.JPG</text:p>
          </table:table-cell>
          <table:table-cell office:value-type="string">
            <text:p>Av. Alberdi 283</text:p>
          </table:table-cell>
          <table:table-cell office:value-type="string">
            <text:p>-27.453446,-58.9888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4</text:p>
          </table:table-cell>
          <table:table-cell office:value-type="string">
            <text:p>Equilibrio Diagonal II</text:p>
          </table:table-cell>
          <table:table-cell office:value-type="string">
            <text:p>15-1-2007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 y granito</text:p>
          </table:table-cell>
          <table:table-cell office:value-type="string">
            <text:p>454.JPG</text:p>
          </table:table-cell>
          <table:table-cell office:value-type="string">
            <text:p>Santiago del Estero 246</text:p>
          </table:table-cell>
          <table:table-cell office:value-type="string">
            <text:p>-27.452332,-58.992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5</text:p>
          </table:table-cell>
          <table:table-cell office:value-type="string">
            <text:p>De la Serie de las Ventanas III</text:p>
          </table:table-cell>
          <table:table-cell office:value-type="string">
            <text:p>29-1-2007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 y granito</text:p>
          </table:table-cell>
          <table:table-cell office:value-type="string">
            <text:p>455.JPG</text:p>
          </table:table-cell>
          <table:table-cell office:value-type="string">
            <text:p>Juan D. Perón 771</text:p>
          </table:table-cell>
          <table:table-cell office:value-type="string">
            <text:p>-27.446758,-58.995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6</text:p>
          </table:table-cell>
          <table:table-cell office:value-type="string">
            <text:p>Parásito</text:p>
          </table:table-cell>
          <table:table-cell office:value-type="string">
            <text:p>2-5-2007</text:p>
          </table:table-cell>
          <table:table-cell office:value-type="string">
            <text:p>Francini, Bettino</text:p>
          </table:table-cell>
          <table:table-cell office:value-type="string">
            <text:p>Italia</text:p>
          </table:table-cell>
          <table:table-cell office:value-type="string">
            <text:p>Mármol travertino</text:p>
          </table:table-cell>
          <table:table-cell office:value-type="string">
            <text:p>456.JPG</text:p>
          </table:table-cell>
          <table:table-cell office:value-type="string">
            <text:p>Juan D. Perón 445</text:p>
          </table:table-cell>
          <table:table-cell office:value-type="string">
            <text:p>-27.449317,-58.992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7</text:p>
          </table:table-cell>
          <table:table-cell office:value-type="string">
            <text:p>Anuestro Perro</text:p>
          </table:table-cell>
          <table:table-cell office:value-type="string">
            <text:p/>
          </table:table-cell>
          <table:table-cell office:value-type="string">
            <text:p>Victoria</text:p>
          </table:table-cell>
          <table:table-cell office:value-type="string">
            <text:p/>
          </table:table-cell>
          <table:table-cell office:value-type="string">
            <text:p>Cemento</text:p>
          </table:table-cell>
          <table:table-cell office:value-type="string">
            <text:p>457.JPG</text:p>
          </table:table-cell>
          <table:table-cell office:value-type="string">
            <text:p>Posadas 358</text:p>
          </table:table-cell>
          <table:table-cell office:value-type="string">
            <text:p>-27.443716,-58.988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8</text:p>
          </table:table-cell>
          <table:table-cell office:value-type="string">
            <text:p>Título desconocido</text:p>
          </table:table-cell>
          <table:table-cell office:value-type="string">
            <text:p>7-9-2007</text:p>
          </table:table-cell>
          <table:table-cell office:value-type="string">
            <text:p>Abt, David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458.JPG</text:p>
          </table:table-cell>
          <table:table-cell office:value-type="string">
            <text:p>Don Bosco 42</text:p>
          </table:table-cell>
          <table:table-cell office:value-type="string">
            <text:p>-27.449191,-58.9835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59</text:p>
          </table:table-cell>
          <table:table-cell office:value-type="string">
            <text:p>Introspección</text:p>
          </table:table-cell>
          <table:table-cell office:value-type="string">
            <text:p>00-02-2006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ól travertino</text:p>
          </table:table-cell>
          <table:table-cell office:value-type="string">
            <text:p>459.JPG</text:p>
          </table:table-cell>
          <table:table-cell office:value-type="string">
            <text:p>José Maria Paz 499</text:p>
          </table:table-cell>
          <table:table-cell office:value-type="string">
            <text:p>-27.456497,-58.9889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0</text:p>
          </table:table-cell>
          <table:table-cell office:value-type="string">
            <text:p>Un pájaro canta mejor en su árbol genealógico</text:p>
          </table:table-cell>
          <table:table-cell office:value-type="string">
            <text:p>4-9-2007</text:p>
          </table:table-cell>
          <table:table-cell office:value-type="string">
            <text:p>Juan Parafioritti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460.JPG</text:p>
          </table:table-cell>
          <table:table-cell office:value-type="string">
            <text:p>Av. De los Inmigrantes 1001 - Muse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1</text:p>
          </table:table-cell>
          <table:table-cell office:value-type="string">
            <text:p>Suelta de pájaros</text:p>
          </table:table-cell>
          <table:table-cell office:value-type="string">
            <text:p>7-9-2007</text:p>
          </table:table-cell>
          <table:table-cell office:value-type="string">
            <text:p>Daniel Cianci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461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792,-59.0490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3</text:p>
          </table:table-cell>
          <table:table-cell office:value-type="string">
            <text:p>El Supremo</text:p>
          </table:table-cell>
          <table:table-cell office:value-type="string">
            <text:p>22-9-2007</text:p>
          </table:table-cell>
          <table:table-cell office:value-type="string">
            <text:p>Benítez, Nelson</text:p>
          </table:table-cell>
          <table:table-cell office:value-type="string">
            <text:p>Paraguay</text:p>
          </table:table-cell>
          <table:table-cell office:value-type="string">
            <text:p>Madera</text:p>
          </table:table-cell>
          <table:table-cell office:value-type="string">
            <text:p>463.JPG</text:p>
          </table:table-cell>
          <table:table-cell office:value-type="string">
            <text:p>Gral. Fotheringham y Carlos Gardel - E.G.B.3 Nº 518 Comandante Andres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4</text:p>
          </table:table-cell>
          <table:table-cell office:value-type="string">
            <text:p>Explosión</text:p>
          </table:table-cell>
          <table:table-cell office:value-type="string">
            <text:p>20-11-2007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 rojo</text:p>
          </table:table-cell>
          <table:table-cell office:value-type="string">
            <text:p>464.JPG</text:p>
          </table:table-cell>
          <table:table-cell office:value-type="string">
            <text:p>Av. Castelli 236</text:p>
          </table:table-cell>
          <table:table-cell office:value-type="string">
            <text:p>-27.459182,-58.9913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5</text:p>
          </table:table-cell>
          <table:table-cell office:value-type="string">
            <text:p>Q.E.P.D. América</text:p>
          </table:table-cell>
          <table:table-cell office:value-type="string">
            <text:p>27-12-2007</text:p>
          </table:table-cell>
          <table:table-cell office:value-type="string">
            <text:p>Tulian, Chal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465.JPG</text:p>
          </table:table-cell>
          <table:table-cell office:value-type="string">
            <text:p>Av. Alvear 45</text:p>
          </table:table-cell>
          <table:table-cell office:value-type="string">
            <text:p>-27.457235,-58.9940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6</text:p>
          </table:table-cell>
          <table:table-cell office:value-type="string">
            <text:p>Tensión</text:p>
          </table:table-cell>
          <table:table-cell office:value-type="string">
            <text:p>31-12-2007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y metal</text:p>
          </table:table-cell>
          <table:table-cell office:value-type="string">
            <text:p>466.JPG</text:p>
          </table:table-cell>
          <table:table-cell office:value-type="string">
            <text:p>Arbo y Blanco 247</text:p>
          </table:table-cell>
          <table:table-cell office:value-type="string">
            <text:p>-27.457747,-58.983343</text:p>
          </table:table-cell>
          <table:table-cell office:value-type="string">
            <text:p>Medalla de Oro, Bienal Internacional de Escultura 2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7</text:p>
          </table:table-cell>
          <table:table-cell office:value-type="string">
            <text:p>Señales</text:p>
          </table:table-cell>
          <table:table-cell office:value-type="string">
            <text:p>7-1-2008</text:p>
          </table:table-cell>
          <table:table-cell office:value-type="string">
            <text:p>Ferrer, Francisc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467.JPG</text:p>
          </table:table-cell>
          <table:table-cell office:value-type="string">
            <text:p>Remedios de Escalada 555, Círculo de Suboficiales del Ejército.</text:p>
          </table:table-cell>
          <table:table-cell office:value-type="string">
            <text:p>-27.444428,-58.9843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8</text:p>
          </table:table-cell>
          <table:table-cell office:value-type="string">
            <text:p>Malvinas</text:p>
          </table:table-cell>
          <table:table-cell office:value-type="string">
            <text:p>8-2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Hormigon</text:p>
          </table:table-cell>
          <table:table-cell office:value-type="string">
            <text:p>468.JPG</text:p>
          </table:table-cell>
          <table:table-cell office:value-type="string">
            <text:p>Av. Sarmiento y ruta Nicolas Avellaneda</text:p>
          </table:table-cell>
          <table:table-cell office:value-type="string">
            <text:p>-27.422664,-58.9575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69</text:p>
          </table:table-cell>
          <table:table-cell office:value-type="string">
            <text:p>San Fernando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469.JPG</text:p>
          </table:table-cell>
          <table:table-cell office:value-type="string">
            <text:p>Parque Norte ""Caraguatá""</text:p>
          </table:table-cell>
          <table:table-cell office:value-type="string">
            <text:p>-27.389618,-58.9833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0</text:p>
          </table:table-cell>
          <table:table-cell office:value-type="string">
            <text:p>Sol</text:p>
          </table:table-cell>
          <table:table-cell office:value-type="string">
            <text:p>28-7-2002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470.JPG</text:p>
          </table:table-cell>
          <table:table-cell office:value-type="string">
            <text:p>Av. Lavalle 700 al 800</text:p>
          </table:table-cell>
          <table:table-cell office:value-type="string">
            <text:p>-27.439212,-58.9858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1</text:p>
          </table:table-cell>
          <table:table-cell office:value-type="string">
            <text:p>Esperándote</text:p>
          </table:table-cell>
          <table:table-cell office:value-type="string">
            <text:p>15-6-2003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mol travertino y metal</text:p>
          </table:table-cell>
          <table:table-cell office:value-type="string">
            <text:p>471.JPG</text:p>
          </table:table-cell>
          <table:table-cell office:value-type="string">
            <text:p>Av. De los Inmigrantes 1001 - Museum</text:p>
          </table:table-cell>
          <table:table-cell office:value-type="string">
            <text:p>-27.437253,-58.9803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2</text:p>
          </table:table-cell>
          <table:table-cell office:value-type="string">
            <text:p>Pareja II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 negro</text:p>
          </table:table-cell>
          <table:table-cell office:value-type="string">
            <text:p>472.JPG</text:p>
          </table:table-cell>
          <table:table-cell office:value-type="string">
            <text:p>Av. Lavalle 450</text:p>
          </table:table-cell>
          <table:table-cell office:value-type="string">
            <text:p>-27.441802,-58.9825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3</text:p>
          </table:table-cell>
          <table:table-cell office:value-type="string">
            <text:p>Fraternidad</text:p>
          </table:table-cell>
          <table:table-cell office:value-type="string">
            <text:p>6-6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473.JPG</text:p>
          </table:table-cell>
          <table:table-cell office:value-type="string">
            <text:p>Julio A. Roca 1799</text:p>
          </table:table-cell>
          <table:table-cell office:value-type="string">
            <text:p>-27.437677,-59.003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4</text:p>
          </table:table-cell>
          <table:table-cell office:value-type="string">
            <text:p>Familia</text:p>
          </table:table-cell>
          <table:table-cell office:value-type="string">
            <text:p>9-6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474.JPG</text:p>
          </table:table-cell>
          <table:table-cell office:value-type="string">
            <text:p>Julio A. Roca 1754</text:p>
          </table:table-cell>
          <table:table-cell office:value-type="string">
            <text:p>-27.437901,-59.0031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5</text:p>
          </table:table-cell>
          <table:table-cell office:value-type="string">
            <text:p>Descarga</text:p>
          </table:table-cell>
          <table:table-cell office:value-type="string">
            <text:p>9-6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 negro</text:p>
          </table:table-cell>
          <table:table-cell office:value-type="string">
            <text:p>475.JPG</text:p>
          </table:table-cell>
          <table:table-cell office:value-type="string">
            <text:p>Julio A. Roca 1754</text:p>
          </table:table-cell>
          <table:table-cell office:value-type="string">
            <text:p>-27.43811,-59.0028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6</text:p>
          </table:table-cell>
          <table:table-cell office:value-type="string">
            <text:p>Punto de encuentro</text:p>
          </table:table-cell>
          <table:table-cell office:value-type="string">
            <text:p>9-6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 rojo y negro</text:p>
          </table:table-cell>
          <table:table-cell office:value-type="string">
            <text:p>476.JPG</text:p>
          </table:table-cell>
          <table:table-cell office:value-type="string">
            <text:p>Salta 286</text:p>
          </table:table-cell>
          <table:table-cell office:value-type="string">
            <text:p>-27.451278,-58.991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7</text:p>
          </table:table-cell>
          <table:table-cell office:value-type="string">
            <text:p>Victor Flam</text:p>
          </table:table-cell>
          <table:table-cell office:value-type="string">
            <text:p>23-6-2008</text:p>
          </table:table-cell>
          <table:table-cell office:value-type="string">
            <text:p>Mimo Eidman</text:p>
          </table:table-cell>
          <table:table-cell office:value-type="string">
            <text:p>Argentina</text:p>
          </table:table-cell>
          <table:table-cell office:value-type="string">
            <text:p>Marmol</text:p>
          </table:table-cell>
          <table:table-cell office:value-type="string">
            <text:p>477.JPG</text:p>
          </table:table-cell>
          <table:table-cell office:value-type="string">
            <text:p>Av. Marconi y Av. Hernandarias - Cementerio Israelita</text:p>
          </table:table-cell>
          <table:table-cell office:value-type="string">
            <text:p>-27.457443,-59.0087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8</text:p>
          </table:table-cell>
          <table:table-cell office:value-type="string">
            <text:p>Dina Flan de Eidman</text:p>
          </table:table-cell>
          <table:table-cell office:value-type="string">
            <text:p>2-7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- Bronce </text:p>
          </table:table-cell>
          <table:table-cell office:value-type="string">
            <text:p>478.JPG</text:p>
          </table:table-cell>
          <table:table-cell office:value-type="string">
            <text:p>Av. Marconi y Av. Hernandarias - Cementerio Israelita</text:p>
          </table:table-cell>
          <table:table-cell office:value-type="string">
            <text:p>-27.457714,-59.008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79</text:p>
          </table:table-cell>
          <table:table-cell office:value-type="string">
            <text:p>Samuel Eidman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- Bronce </text:p>
          </table:table-cell>
          <table:table-cell office:value-type="string">
            <text:p>479.JPG</text:p>
          </table:table-cell>
          <table:table-cell office:value-type="string">
            <text:p>Av. Marconi y Av. Hernandarias - Cementerio Israelita</text:p>
          </table:table-cell>
          <table:table-cell office:value-type="string">
            <text:p>-27.457708,-59.0086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0</text:p>
          </table:table-cell>
          <table:table-cell office:value-type="string">
            <text:p>Ida Resch de Judchak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</text:p>
          </table:table-cell>
          <table:table-cell office:value-type="string">
            <text:p>480.JPG</text:p>
          </table:table-cell>
          <table:table-cell office:value-type="string">
            <text:p>Av. Marconi y Av. Hernandarias - Cementerio Israelita</text:p>
          </table:table-cell>
          <table:table-cell office:value-type="string">
            <text:p>-27.457493,-59.0085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1</text:p>
          </table:table-cell>
          <table:table-cell office:value-type="string">
            <text:p>David Judchack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</text:p>
          </table:table-cell>
          <table:table-cell office:value-type="string">
            <text:p>481.JPG</text:p>
          </table:table-cell>
          <table:table-cell office:value-type="string">
            <text:p>Av. Marconi y Av. Hernandarias - Cementerio Israelita</text:p>
          </table:table-cell>
          <table:table-cell office:value-type="string">
            <text:p>-27.457514,-59.0085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2</text:p>
          </table:table-cell>
          <table:table-cell office:value-type="string">
            <text:p>Abraham Katz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</text:p>
          </table:table-cell>
          <table:table-cell office:value-type="string">
            <text:p>482.JPG</text:p>
          </table:table-cell>
          <table:table-cell office:value-type="string">
            <text:p>Av. Marconi y Av. Hernandarias - Cementerio Israelita</text:p>
          </table:table-cell>
          <table:table-cell office:value-type="string">
            <text:p>-27.457443,-59.0087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3</text:p>
          </table:table-cell>
          <table:table-cell office:value-type="string">
            <text:p>Maria Berembaum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</text:p>
          </table:table-cell>
          <table:table-cell office:value-type="string">
            <text:p>483.JPG</text:p>
          </table:table-cell>
          <table:table-cell office:value-type="string">
            <text:p>Av. Marconi y Av. Hernandarias - Cementerio Israelita</text:p>
          </table:table-cell>
          <table:table-cell office:value-type="string">
            <text:p>-27.457466,-59.008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4</text:p>
          </table:table-cell>
          <table:table-cell office:value-type="string">
            <text:p>Juan Pablo II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84.JPG</text:p>
          </table:table-cell>
          <table:table-cell office:value-type="string">
            <text:p>Av. Sarmiento 1200</text:p>
          </table:table-cell>
          <table:table-cell office:value-type="string">
            <text:p>-27.44154,-58.9758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5</text:p>
          </table:table-cell>
          <table:table-cell office:value-type="string">
            <text:p>Tiempo de encuentros</text:p>
          </table:table-cell>
          <table:table-cell office:value-type="string">
            <text:p>11-7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dera y metal</text:p>
          </table:table-cell>
          <table:table-cell office:value-type="string">
            <text:p>485.JPG</text:p>
          </table:table-cell>
          <table:table-cell office:value-type="string">
            <text:p>Av. Avalos y Av. 25 de Mayo</text:p>
          </table:table-cell>
          <table:table-cell office:value-type="string">
            <text:p>-27.444837,-58.9936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6</text:p>
          </table:table-cell>
          <table:table-cell office:value-type="string">
            <text:p>Energía</text:p>
          </table:table-cell>
          <table:table-cell office:value-type="string">
            <text:p>15-7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 negro y cobre</text:p>
          </table:table-cell>
          <table:table-cell office:value-type="string">
            <text:p>486.JPG</text:p>
          </table:table-cell>
          <table:table-cell office:value-type="string">
            <text:p>Don Bosco 636</text:p>
          </table:table-cell>
          <table:table-cell office:value-type="string">
            <text:p>-27.453787,-58.97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7</text:p>
          </table:table-cell>
          <table:table-cell office:value-type="string">
            <text:p>El Vigia</text:p>
          </table:table-cell>
          <table:table-cell office:value-type="string">
            <text:p>15-7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dera y metal</text:p>
          </table:table-cell>
          <table:table-cell office:value-type="string">
            <text:p>487.JPG</text:p>
          </table:table-cell>
          <table:table-cell office:value-type="string">
            <text:p>Av. Italia 758</text:p>
          </table:table-cell>
          <table:table-cell office:value-type="string">
            <text:p>-27.449162,-58.9755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8</text:p>
          </table:table-cell>
          <table:table-cell office:value-type="string">
            <text:p>La Sphère Opposée</text:p>
          </table:table-cell>
          <table:table-cell office:value-type="string">
            <text:p>20-7-2008</text:p>
          </table:table-cell>
          <table:table-cell office:value-type="string">
            <text:p>Lestander, Dan</text:p>
          </table:table-cell>
          <table:table-cell office:value-type="string">
            <text:p>Suecia</text:p>
          </table:table-cell>
          <table:table-cell office:value-type="string">
            <text:p>Resina</text:p>
          </table:table-cell>
          <table:table-cell office:value-type="string">
            <text:p>488.JPG</text:p>
          </table:table-cell>
          <table:table-cell office:value-type="string">
            <text:p>Av. De los Inmigrantes 1001 - Museum</text:p>
          </table:table-cell>
          <table:table-cell office:value-type="string">
            <text:p>-27.437841,-58.9812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89</text:p>
          </table:table-cell>
          <table:table-cell office:value-type="string">
            <text:p>Ave</text:p>
          </table:table-cell>
          <table:table-cell office:value-type="string">
            <text:p>20-7-2008</text:p>
          </table:table-cell>
          <table:table-cell office:value-type="string">
            <text:p>Musante, Maur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489.JPG</text:p>
          </table:table-cell>
          <table:table-cell office:value-type="string">
            <text:p>Av. De los Inmigrantes 1001 - Museum</text:p>
          </table:table-cell>
          <table:table-cell office:value-type="string">
            <text:p>-27.43766,-58.9815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0</text:p>
          </table:table-cell>
          <table:table-cell office:value-type="string">
            <text:p>La vida es una para toda la vida</text:p>
          </table:table-cell>
          <table:table-cell office:value-type="string">
            <text:p>23-7-2008</text:p>
          </table:table-cell>
          <table:table-cell office:value-type="string">
            <text:p>Tulian, Chal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490.JPG</text:p>
          </table:table-cell>
          <table:table-cell office:value-type="string">
            <text:p>Cangallo 110</text:p>
          </table:table-cell>
          <table:table-cell office:value-type="string">
            <text:p>-27.446606,-58.9937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1</text:p>
          </table:table-cell>
          <table:table-cell office:value-type="string">
            <text:p>Sentinela</text:p>
          </table:table-cell>
          <table:table-cell office:value-type="string">
            <text:p/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</text:p>
          </table:table-cell>
          <table:table-cell office:value-type="string">
            <text:p>491.JPG</text:p>
          </table:table-cell>
          <table:table-cell office:value-type="string">
            <text:p>Colón 234 - Policia Federal Argentina.</text:p>
          </table:table-cell>
          <table:table-cell office:value-type="string">
            <text:p>-27.45606,-58.9851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2</text:p>
          </table:table-cell>
          <table:table-cell office:value-type="string">
            <text:p>Del vuelo al arraigo</text:p>
          </table:table-cell>
          <table:table-cell office:value-type="string">
            <text:p>17-7-2008</text:p>
          </table:table-cell>
          <table:table-cell office:value-type="string">
            <text:p>Arias, Marcel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492.JPG</text:p>
          </table:table-cell>
          <table:table-cell office:value-type="string">
            <text:p>Ruta Nacional 11, Km 1003,5 - Aeropuerto Internacional Resistencia</text:p>
          </table:table-cell>
          <table:table-cell office:value-type="string">
            <text:p>-27.444661,-59.0492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3</text:p>
          </table:table-cell>
          <table:table-cell office:value-type="string">
            <text:p>Viaje al interior</text:p>
          </table:table-cell>
          <table:table-cell office:value-type="string">
            <text:p/>
          </table:table-cell>
          <table:table-cell office:value-type="string">
            <text:p>Wicnudel, Lily</text:p>
          </table:table-cell>
          <table:table-cell office:value-type="string">
            <text:p>Argentina</text:p>
          </table:table-cell>
          <table:table-cell office:value-type="string">
            <text:p>Acero inoxidable, vidrio, Cemento</text:p>
          </table:table-cell>
          <table:table-cell office:value-type="string">
            <text:p>493.JPG</text:p>
          </table:table-cell>
          <table:table-cell office:value-type="string">
            <text:p>Roque Saenz Peña 180</text:p>
          </table:table-cell>
          <table:table-cell office:value-type="string">
            <text:p>-27.454641,-58.9852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4</text:p>
          </table:table-cell>
          <table:table-cell office:value-type="string">
            <text:p>Mujer</text:p>
          </table:table-cell>
          <table:table-cell office:value-type="string">
            <text:p>8-3-2008</text:p>
          </table:table-cell>
          <table:table-cell office:value-type="string">
            <text:p>Adriana Oplanich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494.JPG</text:p>
          </table:table-cell>
          <table:table-cell office:value-type="string">
            <text:p>Sgto. Cabral y San Francisco Solano - Parque Ecológico Villa Prosperidad</text:p>
          </table:table-cell>
          <table:table-cell office:value-type="string">
            <text:p>-27.451361,-58.9703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5</text:p>
          </table:table-cell>
          <table:table-cell office:value-type="string">
            <text:p>Gigante herido</text:p>
          </table:table-cell>
          <table:table-cell office:value-type="string">
            <text:p>20-7-2008</text:p>
          </table:table-cell>
          <table:table-cell office:value-type="string">
            <text:p>Campin, Mariana</text:p>
          </table:table-cell>
          <table:table-cell office:value-type="string">
            <text:p/>
          </table:table-cell>
          <table:table-cell office:value-type="string">
            <text:p>Granito y madera</text:p>
          </table:table-cell>
          <table:table-cell office:value-type="string">
            <text:p>495.JPG</text:p>
          </table:table-cell>
          <table:table-cell office:value-type="string">
            <text:p>Peatonal Juan D. Perón 0 al 100</text:p>
          </table:table-cell>
          <table:table-cell office:value-type="string">
            <text:p>-27.45199,-58.9890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6</text:p>
          </table:table-cell>
          <table:table-cell office:value-type="string">
            <text:p>Mis tres amores</text:p>
          </table:table-cell>
          <table:table-cell office:value-type="string">
            <text:p>27-8-2009</text:p>
          </table:table-cell>
          <table:table-cell office:value-type="string">
            <text:p>Calandria, Eduard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496.JPG</text:p>
          </table:table-cell>
          <table:table-cell office:value-type="string">
            <text:p>José Maria Paz 170</text:p>
          </table:table-cell>
          <table:table-cell office:value-type="string">
            <text:p>-27.45397,-58.9862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7</text:p>
          </table:table-cell>
          <table:table-cell office:value-type="string">
            <text:p>Fraternidad</text:p>
          </table:table-cell>
          <table:table-cell office:value-type="string">
            <text:p>20-7-2008</text:p>
          </table:table-cell>
          <table:table-cell office:value-type="string">
            <text:p>Vallone, Susana - Eidman, Mimo - Fabrician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497.JPG</text:p>
          </table:table-cell>
          <table:table-cell office:value-type="string">
            <text:p>Peatonal Juan D. Perón 151</text:p>
          </table:table-cell>
          <table:table-cell office:value-type="string">
            <text:p>-27.451433,-58.9897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8</text:p>
          </table:table-cell>
          <table:table-cell office:value-type="string">
            <text:p>Plegaria</text:p>
          </table:table-cell>
          <table:table-cell office:value-type="string">
            <text:p>20-7-2008</text:p>
          </table:table-cell>
          <table:table-cell office:value-type="string">
            <text:p>Sotelo, Walter - Gómez Lollo, Humberto - Fabrician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498.JPG</text:p>
          </table:table-cell>
          <table:table-cell office:value-type="string">
            <text:p>Peatonal Juan D. Perón 151</text:p>
          </table:table-cell>
          <table:table-cell office:value-type="string">
            <text:p>-27.451466,-58.9896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499</text:p>
          </table:table-cell>
          <table:table-cell office:value-type="string">
            <text:p>El Manto</text:p>
          </table:table-cell>
          <table:table-cell office:value-type="string">
            <text:p>20-7-2008</text:p>
          </table:table-cell>
          <table:table-cell office:value-type="string">
            <text:p>Sotelo, Walter - Gómez Lollo, Humberto - Fabrician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499.JPG</text:p>
          </table:table-cell>
          <table:table-cell office:value-type="string">
            <text:p>Peatonal Juan D. Perón 151</text:p>
          </table:table-cell>
          <table:table-cell office:value-type="string">
            <text:p>-27.451418,-58.9896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0</text:p>
          </table:table-cell>
          <table:table-cell office:value-type="string">
            <text:p>Vuelo de paz</text:p>
          </table:table-cell>
          <table:table-cell office:value-type="string">
            <text:p>20-7-2008</text:p>
          </table:table-cell>
          <table:table-cell office:value-type="string">
            <text:p>Eidman, Mimo - Sotelo, Walter - Gómez Lollo, Humberto - Fabriciano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500.JPG</text:p>
          </table:table-cell>
          <table:table-cell office:value-type="string">
            <text:p>Peatonal Juan D. Perón 151</text:p>
          </table:table-cell>
          <table:table-cell office:value-type="string">
            <text:p>-27.451449,-58.9896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1</text:p>
          </table:table-cell>
          <table:table-cell office:value-type="string">
            <text:p>Moises</text:p>
          </table:table-cell>
          <table:table-cell office:value-type="string">
            <text:p/>
          </table:table-cell>
          <table:table-cell office:value-type="string">
            <text:p>Ester, Stefan</text:p>
          </table:table-cell>
          <table:table-cell office:value-type="string">
            <text:p>Alemania</text:p>
          </table:table-cell>
          <table:table-cell office:value-type="string">
            <text:p>Madera de quebracho</text:p>
          </table:table-cell>
          <table:table-cell office:value-type="string">
            <text:p>501.JPG</text:p>
          </table:table-cell>
          <table:table-cell office:value-type="string">
            <text:p>Av. De los Inmigrantes 1001 - Museum</text:p>
          </table:table-cell>
          <table:table-cell office:value-type="string">
            <text:p>-27.437324,-58.9805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2</text:p>
          </table:table-cell>
          <table:table-cell office:value-type="string">
            <text:p>Cielo a la tierra - lluvia</text:p>
          </table:table-cell>
          <table:table-cell office:value-type="string">
            <text:p/>
          </table:table-cell>
          <table:table-cell office:value-type="string">
            <text:p>Saito, Toru</text:p>
          </table:table-cell>
          <table:table-cell office:value-type="string">
            <text:p>Japón</text:p>
          </table:table-cell>
          <table:table-cell office:value-type="string">
            <text:p>Madera de urunday</text:p>
          </table:table-cell>
          <table:table-cell office:value-type="string">
            <text:p>502.JPG</text:p>
          </table:table-cell>
          <table:table-cell office:value-type="string">
            <text:p>Av. De los Inmigrantes 1001 - Museum</text:p>
          </table:table-cell>
          <table:table-cell office:value-type="string">
            <text:p>-27.436884,-58.981492</text:p>
          </table:table-cell>
          <table:table-cell office:value-type="string">
            <text:p>Gran Premio Chaco y de los Escultores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3</text:p>
          </table:table-cell>
          <table:table-cell office:value-type="string">
            <text:p>Sin título</text:p>
          </table:table-cell>
          <table:table-cell office:value-type="string">
            <text:p/>
          </table:table-cell>
          <table:table-cell office:value-type="string">
            <text:p>Pezzani, Juan</text:p>
          </table:table-cell>
          <table:table-cell office:value-type="string">
            <text:p>Argentina</text:p>
          </table:table-cell>
          <table:table-cell office:value-type="string">
            <text:p>Madera de urunday</text:p>
          </table:table-cell>
          <table:table-cell office:value-type="string">
            <text:p>503.JPG</text:p>
          </table:table-cell>
          <table:table-cell office:value-type="string">
            <text:p>Av. Lavalle 63</text:p>
          </table:table-cell>
          <table:table-cell office:value-type="string">
            <text:p>-27.44437,-58.980044</text:p>
          </table:table-cell>
          <table:table-cell office:value-type="string">
            <text:p>Premio Fondo Nacional de las Artes, Mención del Jurado ""Telecom Argentina S.A.""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 estructura no se encuentra en su totalidad</text:p>
          </table:table-cell>
          <table:table-cell table:number-columns-repeated="1011"/>
        </table:table-row>
        <table:table-row table:style-name="ro1">
          <table:table-cell office:value-type="string">
            <text:p>504</text:p>
          </table:table-cell>
          <table:table-cell office:value-type="string">
            <text:p>Regeneración</text:p>
          </table:table-cell>
          <table:table-cell office:value-type="string">
            <text:p/>
          </table:table-cell>
          <table:table-cell office:value-type="string">
            <text:p>Honarvar, Alí</text:p>
          </table:table-cell>
          <table:table-cell office:value-type="string">
            <text:p>Irán</text:p>
          </table:table-cell>
          <table:table-cell office:value-type="string">
            <text:p>Madera de quebracho</text:p>
          </table:table-cell>
          <table:table-cell office:value-type="string">
            <text:p>504.JPG</text:p>
          </table:table-cell>
          <table:table-cell office:value-type="string">
            <text:p>Av. Sarmiento 2100</text:p>
          </table:table-cell>
          <table:table-cell office:value-type="string">
            <text:p>-27.434532,-58.968323</text:p>
          </table:table-cell>
          <table:table-cell office:value-type="string">
            <text:p>Premio S.E.Ch.E.E.P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5</text:p>
          </table:table-cell>
          <table:table-cell office:value-type="string">
            <text:p>No matarás</text:p>
          </table:table-cell>
          <table:table-cell office:value-type="string">
            <text:p/>
          </table:table-cell>
          <table:table-cell office:value-type="string">
            <text:p>D`Avila, Cícero</text:p>
          </table:table-cell>
          <table:table-cell office:value-type="string">
            <text:p>Brasil</text:p>
          </table:table-cell>
          <table:table-cell office:value-type="string">
            <text:p>Madera de quebracho</text:p>
          </table:table-cell>
          <table:table-cell office:value-type="string">
            <text:p>505.JPG</text:p>
          </table:table-cell>
          <table:table-cell office:value-type="string">
            <text:p>Av. De los Inmigrantes - Rambla de las Esculturas</text:p>
          </table:table-cell>
          <table:table-cell office:value-type="string">
            <text:p>-27.438788,-58.981763</text:p>
          </table:table-cell>
          <table:table-cell office:value-type="string">
            <text:p>Premio Cámara de Diputados de la Provincia del Chaco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6</text:p>
          </table:table-cell>
          <table:table-cell office:value-type="string">
            <text:p>El becerro de oro</text:p>
          </table:table-cell>
          <table:table-cell office:value-type="string">
            <text:p/>
          </table:table-cell>
          <table:table-cell office:value-type="string">
            <text:p>Martinovic, Vladam</text:p>
          </table:table-cell>
          <table:table-cell office:value-type="string">
            <text:p>Servia</text:p>
          </table:table-cell>
          <table:table-cell office:value-type="string">
            <text:p>Madera de quebracho</text:p>
          </table:table-cell>
          <table:table-cell office:value-type="string">
            <text:p>506.JPG</text:p>
          </table:table-cell>
          <table:table-cell office:value-type="string">
            <text:p>Av. Velez Sarfield - Av Paraguay</text:p>
          </table:table-cell>
          <table:table-cell office:value-type="string">
            <text:p>-27.453511,-58.975095</text:p>
          </table:table-cell>
          <table:table-cell office:value-type="string">
            <text:p>Premio Standard Bank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7</text:p>
          </table:table-cell>
          <table:table-cell office:value-type="string">
            <text:p>Qawak</text:p>
          </table:table-cell>
          <table:table-cell office:value-type="string">
            <text:p/>
          </table:table-cell>
          <table:table-cell office:value-type="string">
            <text:p>Guillén Bezada, Pool</text:p>
          </table:table-cell>
          <table:table-cell office:value-type="string">
            <text:p>Perú</text:p>
          </table:table-cell>
          <table:table-cell office:value-type="string">
            <text:p>Madera de quebracho</text:p>
          </table:table-cell>
          <table:table-cell office:value-type="string">
            <text:p>507.JPG</text:p>
          </table:table-cell>
          <table:table-cell office:value-type="string">
            <text:p>Av. Wilde - Av Rivadavia</text:p>
          </table:table-cell>
          <table:table-cell office:value-type="string">
            <text:p>-27.443344,-58.986564</text:p>
          </table:table-cell>
          <table:table-cell office:value-type="string">
            <text:p>Premio Honda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8</text:p>
          </table:table-cell>
          <table:table-cell office:value-type="string">
            <text:p>El pilar de los diez mandamientos</text:p>
          </table:table-cell>
          <table:table-cell office:value-type="string">
            <text:p>11-11-2009</text:p>
          </table:table-cell>
          <table:table-cell office:value-type="string">
            <text:p>Di Guglielmo, Doménico Antonio</text:p>
          </table:table-cell>
          <table:table-cell office:value-type="string">
            <text:p>Canadá</text:p>
          </table:table-cell>
          <table:table-cell office:value-type="string">
            <text:p>Madera de quebracho</text:p>
          </table:table-cell>
          <table:table-cell office:value-type="string">
            <text:p>508.JPG</text:p>
          </table:table-cell>
          <table:table-cell office:value-type="string">
            <text:p>Mitre 166</text:p>
          </table:table-cell>
          <table:table-cell office:value-type="string">
            <text:p>-27.449104,-58.986</text:p>
          </table:table-cell>
          <table:table-cell office:value-type="string">
            <text:p>Premio Ecom Chaco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09</text:p>
          </table:table-cell>
          <table:table-cell office:value-type="string">
            <text:p>Honrarás a tu padre y a tu madre</text:p>
          </table:table-cell>
          <table:table-cell office:value-type="string">
            <text:p>29-12-2008</text:p>
          </table:table-cell>
          <table:table-cell office:value-type="string">
            <text:p>Pobornikova, Liliya</text:p>
          </table:table-cell>
          <table:table-cell office:value-type="string">
            <text:p>Bulgaria</text:p>
          </table:table-cell>
          <table:table-cell office:value-type="string">
            <text:p>Madera de quebracho</text:p>
          </table:table-cell>
          <table:table-cell office:value-type="string">
            <text:p>509.JPG</text:p>
          </table:table-cell>
          <table:table-cell office:value-type="string">
            <text:p>Av. De los Inmigrantes 1001 - Museum</text:p>
          </table:table-cell>
          <table:table-cell office:value-type="string">
            <text:p/>
          </table:table-cell>
          <table:table-cell office:value-type="string">
            <text:p>Premio Banco de la Nación Argentina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0</text:p>
          </table:table-cell>
          <table:table-cell office:value-type="string">
            <text:p>…aquel que me ama y respeta mis mandamientos…</text:p>
          </table:table-cell>
          <table:table-cell office:value-type="string">
            <text:p/>
          </table:table-cell>
          <table:table-cell office:value-type="string">
            <text:p>Chlebek, Pawel</text:p>
          </table:table-cell>
          <table:table-cell office:value-type="string">
            <text:p>Polonia</text:p>
          </table:table-cell>
          <table:table-cell office:value-type="string">
            <text:p>Madera de quebracho</text:p>
          </table:table-cell>
          <table:table-cell office:value-type="string">
            <text:p>510.JPG</text:p>
          </table:table-cell>
          <table:table-cell office:value-type="string">
            <text:p>Av. De los Inmigrantes - Rambla de las Esculturas</text:p>
          </table:table-cell>
          <table:table-cell office:value-type="string">
            <text:p>-27.439455,-58.982487</text:p>
          </table:table-cell>
          <table:table-cell office:value-type="string">
            <text:p>Premio Fibertel, del Público y de los Niños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1</text:p>
          </table:table-cell>
          <table:table-cell office:value-type="string">
            <text:p>Apoyo sin condiciones</text:p>
          </table:table-cell>
          <table:table-cell office:value-type="string">
            <text:p>17-11-2008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 rojo</text:p>
          </table:table-cell>
          <table:table-cell office:value-type="string">
            <text:p>511.JPG</text:p>
          </table:table-cell>
          <table:table-cell office:value-type="string">
            <text:p>Av. Castelli 1100, Instituto San Fernando Rey</text:p>
          </table:table-cell>
          <table:table-cell office:value-type="string">
            <text:p>-27.466946,-58.983729</text:p>
          </table:table-cell>
          <table:table-cell office:value-type="string">
            <text:p>Premio Femechaco, Bienal Internacional de Escultura 2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2</text:p>
          </table:table-cell>
          <table:table-cell office:value-type="string">
            <text:p>Angel mensajero</text:p>
          </table:table-cell>
          <table:table-cell office:value-type="string">
            <text:p>5-3-2009</text:p>
          </table:table-cell>
          <table:table-cell office:value-type="string">
            <text:p>Eremin, Alexander</text:p>
          </table:table-cell>
          <table:table-cell office:value-type="string">
            <text:p>Rusia</text:p>
          </table:table-cell>
          <table:table-cell office:value-type="string">
            <text:p>Madera</text:p>
          </table:table-cell>
          <table:table-cell office:value-type="string">
            <text:p>512.JPG</text:p>
          </table:table-cell>
          <table:table-cell office:value-type="string">
            <text:p>Bº Alberdi s/Nº, Centro Comunitario de Ayuda al Niño Desnutrido ""Cruz Roja""</text:p>
          </table:table-cell>
          <table:table-cell office:value-type="string">
            <text:p>-27.476017,-59.0145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3</text:p>
          </table:table-cell>
          <table:table-cell office:value-type="string">
            <text:p>Encuentro</text:p>
          </table:table-cell>
          <table:table-cell office:value-type="string">
            <text:p>8-3-2008</text:p>
          </table:table-cell>
          <table:table-cell office:value-type="string">
            <text:p>Molina, Molly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513.JPG</text:p>
          </table:table-cell>
          <table:table-cell office:value-type="string">
            <text:p>Sgto. Cabral y San Francisco Solano - Parque Ecológico Villa Prosperidad</text:p>
          </table:table-cell>
          <table:table-cell office:value-type="string">
            <text:p>-27.451357,-58.970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4</text:p>
          </table:table-cell>
          <table:table-cell office:value-type="string">
            <text:p>Dogma II Nexo</text:p>
          </table:table-cell>
          <table:table-cell office:value-type="string">
            <text:p>4-8-2009</text:p>
          </table:table-cell>
          <table:table-cell office:value-type="string">
            <text:p>Mártire Dieguez, Omar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514.JPG</text:p>
          </table:table-cell>
          <table:table-cell office:value-type="string">
            <text:p>Av. 25 de Mayo 1135</text:p>
          </table:table-cell>
          <table:table-cell office:value-type="string">
            <text:p>-27.442123,-58.9968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5</text:p>
          </table:table-cell>
          <table:table-cell office:value-type="string">
            <text:p>Familia</text:p>
          </table:table-cell>
          <table:table-cell office:value-type="string">
            <text:p>13-8-2009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515.JPG</text:p>
          </table:table-cell>
          <table:table-cell office:value-type="string">
            <text:p>Pueyrredón 152</text:p>
          </table:table-cell>
          <table:table-cell office:value-type="string">
            <text:p>-27.448404,-58.9869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6</text:p>
          </table:table-cell>
          <table:table-cell office:value-type="string">
            <text:p>Busto del Gral. Belgrano</text:p>
          </table:table-cell>
          <table:table-cell office:value-type="string">
            <text:p>12-11-2009</text:p>
          </table:table-cell>
          <table:table-cell office:value-type="string">
            <text:p>Marchese, Víctor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16.JPG</text:p>
          </table:table-cell>
          <table:table-cell office:value-type="string">
            <text:p>Av. Paraguay 401</text:p>
          </table:table-cell>
          <table:table-cell office:value-type="string">
            <text:p>-27.45039,-58.978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7</text:p>
          </table:table-cell>
          <table:table-cell office:value-type="string">
            <text:p>Comunión</text:p>
          </table:table-cell>
          <table:table-cell office:value-type="string">
            <text:p>26-11-2009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dera y mármol</text:p>
          </table:table-cell>
          <table:table-cell office:value-type="string">
            <text:p>517.JPG</text:p>
          </table:table-cell>
          <table:table-cell office:value-type="string">
            <text:p>Gral. Mansilla 76</text:p>
          </table:table-cell>
          <table:table-cell office:value-type="string">
            <text:p>-27.437289,-59.0033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8</text:p>
          </table:table-cell>
          <table:table-cell office:value-type="string">
            <text:p>Imágenes de esperanza</text:p>
          </table:table-cell>
          <table:table-cell office:value-type="string">
            <text:p>3-12-2009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, bronce y cristal</text:p>
          </table:table-cell>
          <table:table-cell office:value-type="string">
            <text:p>518.JPG</text:p>
          </table:table-cell>
          <table:table-cell office:value-type="string">
            <text:p>Av. 9 de Julio 647</text:p>
          </table:table-cell>
          <table:table-cell office:value-type="string">
            <text:p>-27.456103,-58.9807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19</text:p>
          </table:table-cell>
          <table:table-cell office:value-type="string">
            <text:p>Bagual Fuentes</text:p>
          </table:table-cell>
          <table:table-cell office:value-type="string">
            <text:p/>
          </table:table-cell>
          <table:table-cell office:value-type="string">
            <text:p>Diaz Cordoba, Luis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19.JPG</text:p>
          </table:table-cell>
          <table:table-cell office:value-type="string">
            <text:p>Plazoleta - Barrio Ricardo Güiraldes</text:p>
          </table:table-cell>
          <table:table-cell office:value-type="string">
            <text:p>-27.485931,-58.9889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0</text:p>
          </table:table-cell>
          <table:table-cell office:value-type="string">
            <text:p>Homenaje a Ertivio Acosta</text:p>
          </table:table-cell>
          <table:table-cell office:value-type="string">
            <text:p/>
          </table:table-cell>
          <table:table-cell office:value-type="string">
            <text:p>Monzón, Jorg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20.JPG</text:p>
          </table:table-cell>
          <table:table-cell office:value-type="string">
            <text:p>Juan B. Justo 280 - Museo del Hombre Chaqueño.</text:p>
          </table:table-cell>
          <table:table-cell office:value-type="string">
            <text:p>-27.454107,-58.9850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1</text:p>
          </table:table-cell>
          <table:table-cell office:value-type="string">
            <text:p>Horizontes Tallados</text:p>
          </table:table-cell>
          <table:table-cell office:value-type="string">
            <text:p/>
          </table:table-cell>
          <table:table-cell office:value-type="string">
            <text:p>Kordi, Jorg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21.JPG</text:p>
          </table:table-cell>
          <table:table-cell office:value-type="string">
            <text:p>Av. 25 de Mayo 555</text:p>
          </table:table-cell>
          <table:table-cell office:value-type="string">
            <text:p>-27.44692,-58.9914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2</text:p>
          </table:table-cell>
          <table:table-cell office:value-type="string">
            <text:p>Recordando</text:p>
          </table:table-cell>
          <table:table-cell office:value-type="string">
            <text:p/>
          </table:table-cell>
          <table:table-cell office:value-type="string">
            <text:p>Korytnicki, Teresa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522.JPG</text:p>
          </table:table-cell>
          <table:table-cell office:value-type="string">
            <text:p>Ameghino 355</text:p>
          </table:table-cell>
          <table:table-cell office:value-type="string">
            <text:p>-27.456971,-58.9868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3</text:p>
          </table:table-cell>
          <table:table-cell office:value-type="string">
            <text:p>Sin Titulo</text:p>
          </table:table-cell>
          <table:table-cell office:value-type="string">
            <text:p/>
          </table:table-cell>
          <table:table-cell office:value-type="string">
            <text:p>Benitez, Manuel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523.JPG</text:p>
          </table:table-cell>
          <table:table-cell office:value-type="string">
            <text:p>Necochea 964</text:p>
          </table:table-cell>
          <table:table-cell office:value-type="string">
            <text:p>-27.456274,-58.9975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4</text:p>
          </table:table-cell>
          <table:table-cell office:value-type="string">
            <text:p>Totem Urbano</text:p>
          </table:table-cell>
          <table:table-cell office:value-type="string">
            <text:p>14-5-2010</text:p>
          </table:table-cell>
          <table:table-cell office:value-type="string">
            <text:p>Leonardo Gotleyb</text:p>
          </table:table-cell>
          <table:table-cell office:value-type="string">
            <text:p>Argentina</text:p>
          </table:table-cell>
          <table:table-cell office:value-type="string">
            <text:p>Hormigón armado, mosaico veneciano y hierro</text:p>
          </table:table-cell>
          <table:table-cell office:value-type="string">
            <text:p>524.JPG</text:p>
          </table:table-cell>
          <table:table-cell office:value-type="string">
            <text:p>Av. Las Heras 750</text:p>
          </table:table-cell>
          <table:table-cell office:value-type="string">
            <text:p>-27.463124,-58.9860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5</text:p>
          </table:table-cell>
          <table:table-cell office:value-type="string">
            <text:p>Cristo</text:p>
          </table:table-cell>
          <table:table-cell office:value-type="string">
            <text:p>13-8-2010</text:p>
          </table:table-cell>
          <table:table-cell office:value-type="string">
            <text:p>Torre, Eddie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525.JPG</text:p>
          </table:table-cell>
          <table:table-cell office:value-type="string">
            <text:p>Av. 9 de julio 1101 - Hospital Julio C. Perrando</text:p>
          </table:table-cell>
          <table:table-cell office:value-type="string">
            <text:p>-27.459235,-58.9768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6</text:p>
          </table:table-cell>
          <table:table-cell office:value-type="string">
            <text:p>Idolo de la fertilidad</text:p>
          </table:table-cell>
          <table:table-cell office:value-type="string">
            <text:p>14-8-2010</text:p>
          </table:table-cell>
          <table:table-cell office:value-type="string">
            <text:p>Alvarez Lomba, Artur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526.JPG</text:p>
          </table:table-cell>
          <table:table-cell office:value-type="string">
            <text:p>San Lorenzo 375</text:p>
          </table:table-cell>
          <table:table-cell office:value-type="string">
            <text:p>-27.459525,-58.9835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7</text:p>
          </table:table-cell>
          <table:table-cell office:value-type="string">
            <text:p>Busto de Félix Codutti</text:p>
          </table:table-cell>
          <table:table-cell office:value-type="string">
            <text:p>8-10-2010</text:p>
          </table:table-cell>
          <table:table-cell office:value-type="string">
            <text:p>Benítez, Manuel</text:p>
          </table:table-cell>
          <table:table-cell office:value-type="string">
            <text:p>Argentina</text:p>
          </table:table-cell>
          <table:table-cell office:value-type="string">
            <text:p>Mármol reconstituído</text:p>
          </table:table-cell>
          <table:table-cell office:value-type="string">
            <text:p>527.JPG</text:p>
          </table:table-cell>
          <table:table-cell office:value-type="string">
            <text:p>Av. Hernandarias y Pje. Codutti</text:p>
          </table:table-cell>
          <table:table-cell office:value-type="string">
            <text:p>-27.448372,-58.9976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8</text:p>
          </table:table-cell>
          <table:table-cell office:value-type="string">
            <text:p>Espacio protector de la memoria</text:p>
          </table:table-cell>
          <table:table-cell office:value-type="string">
            <text:p>11-11-2010</text:p>
          </table:table-cell>
          <table:table-cell office:value-type="string">
            <text:p>Collemi, Raúl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528.JPG</text:p>
          </table:table-cell>
          <table:table-cell office:value-type="string">
            <text:p>Colón 234 - Policia Federal Argentina</text:p>
          </table:table-cell>
          <table:table-cell office:value-type="string">
            <text:p>-27.456029,-58.9851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29</text:p>
          </table:table-cell>
          <table:table-cell office:value-type="string">
            <text:p>Connection</text:p>
          </table:table-cell>
          <table:table-cell office:value-type="string">
            <text:p>12-11-2010</text:p>
          </table:table-cell>
          <table:table-cell office:value-type="string">
            <text:p>Esterbauer, Stefan</text:p>
          </table:table-cell>
          <table:table-cell office:value-type="string">
            <text:p>Austria</text:p>
          </table:table-cell>
          <table:table-cell office:value-type="string">
            <text:p>Mármol travertino</text:p>
          </table:table-cell>
          <table:table-cell office:value-type="string">
            <text:p>529.JPG</text:p>
          </table:table-cell>
          <table:table-cell office:value-type="string">
            <text:p>Corrientes 1130</text:p>
          </table:table-cell>
          <table:table-cell office:value-type="string">
            <text:p>-27.439779,-58.9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0</text:p>
          </table:table-cell>
          <table:table-cell office:value-type="string">
            <text:p>Charnela</text:p>
          </table:table-cell>
          <table:table-cell office:value-type="string">
            <text:p>15-11-2010</text:p>
          </table:table-cell>
          <table:table-cell office:value-type="string">
            <text:p>Rebolledo, Dalmir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530.JPG</text:p>
          </table:table-cell>
          <table:table-cell office:value-type="string">
            <text:p>Av. Vélez Sárfield 30</text:p>
          </table:table-cell>
          <table:table-cell office:value-type="string">
            <text:p>-27.457302,-58.9789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1</text:p>
          </table:table-cell>
          <table:table-cell office:value-type="string">
            <text:p>Vuelo solidario</text:p>
          </table:table-cell>
          <table:table-cell office:value-type="string">
            <text:p>9-12-2009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dera - Metal</text:p>
          </table:table-cell>
          <table:table-cell office:value-type="string">
            <text:p>531.jpg</text:p>
          </table:table-cell>
          <table:table-cell office:value-type="string">
            <text:p>Av. 25 de Mayo 899</text:p>
          </table:table-cell>
          <table:table-cell office:value-type="string">
            <text:p>-27.44414,-58.9945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2</text:p>
          </table:table-cell>
          <table:table-cell office:value-type="string">
            <text:p>Contracara </text:p>
          </table:table-cell>
          <table:table-cell office:value-type="string">
            <text:p>9-12-2010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32.JPG</text:p>
          </table:table-cell>
          <table:table-cell office:value-type="string">
            <text:p>Ameghino 656</text:p>
          </table:table-cell>
          <table:table-cell office:value-type="string">
            <text:p>-27.459394,-58.9842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3</text:p>
          </table:table-cell>
          <table:table-cell office:value-type="string">
            <text:p>Simbolismo Vital</text:p>
          </table:table-cell>
          <table:table-cell office:value-type="string">
            <text:p/>
          </table:table-cell>
          <table:table-cell office:value-type="string">
            <text:p>Abalos Cussi  Aguedo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33.jpg</text:p>
          </table:table-cell>
          <table:table-cell office:value-type="string">
            <text:p>Av. 25 de Mayo 1850</text:p>
          </table:table-cell>
          <table:table-cell office:value-type="string">
            <text:p>-27.436367,-59.003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4</text:p>
          </table:table-cell>
          <table:table-cell office:value-type="string">
            <text:p>Vagabundo</text:p>
          </table:table-cell>
          <table:table-cell office:value-type="string">
            <text:p>27-5-2011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- Acero Inoxidable </text:p>
          </table:table-cell>
          <table:table-cell office:value-type="string">
            <text:p>534.jpg</text:p>
          </table:table-cell>
          <table:table-cell office:value-type="string">
            <text:p>Av. Italia 50</text:p>
          </table:table-cell>
          <table:table-cell office:value-type="string">
            <text:p>-27.454655,-58.9816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5</text:p>
          </table:table-cell>
          <table:table-cell office:value-type="string">
            <text:p>Catedral Espacial</text:p>
          </table:table-cell>
          <table:table-cell office:value-type="string">
            <text:p>3-6-2011</text:p>
          </table:table-cell>
          <table:table-cell office:value-type="string">
            <text:p>Mabel Remeseiro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535.JPG</text:p>
          </table:table-cell>
          <table:table-cell office:value-type="string">
            <text:p>Av. 25 de Mayo 2350</text:p>
          </table:table-cell>
          <table:table-cell office:value-type="string">
            <text:p>-27.433149,-59.0085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6</text:p>
          </table:table-cell>
          <table:table-cell office:value-type="string">
            <text:p>Dialogo </text:p>
          </table:table-cell>
          <table:table-cell office:value-type="string">
            <text:p/>
          </table:table-cell>
          <table:table-cell office:value-type="string">
            <text:p>Fausto Caner</text:p>
          </table:table-cell>
          <table:table-cell office:value-type="string">
            <text:p>Argentina </text:p>
          </table:table-cell>
          <table:table-cell office:value-type="string">
            <text:p>Lava Bolcanica </text:p>
          </table:table-cell>
          <table:table-cell office:value-type="string">
            <text:p>536.JPG</text:p>
          </table:table-cell>
          <table:table-cell office:value-type="string">
            <text:p>Frondizi 217</text:p>
          </table:table-cell>
          <table:table-cell office:value-type="string">
            <text:p>-27.453694,-58.9875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7</text:p>
          </table:table-cell>
          <table:table-cell office:value-type="string">
            <text:p>Cecilia Creiman de Kuc</text:p>
          </table:table-cell>
          <table:table-cell office:value-type="string">
            <text:p/>
          </table:table-cell>
          <table:table-cell office:value-type="string">
            <text:p>Mimo Eidman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37.JPG</text:p>
          </table:table-cell>
          <table:table-cell office:value-type="string">
            <text:p>Av. Marconi y Av. Hernandarias - Cementerio Israelita</text:p>
          </table:table-cell>
          <table:table-cell office:value-type="string">
            <text:p>-27.457396,-59.0087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8</text:p>
          </table:table-cell>
          <table:table-cell office:value-type="string">
            <text:p>Golda Dar de Katz</text:p>
          </table:table-cell>
          <table:table-cell office:value-type="string">
            <text:p/>
          </table:table-cell>
          <table:table-cell office:value-type="string">
            <text:p>Mimo Eidman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38.JPG</text:p>
          </table:table-cell>
          <table:table-cell office:value-type="string">
            <text:p>Av. Marconi y Av. Hernandarias - Cementerio Israelita</text:p>
          </table:table-cell>
          <table:table-cell office:value-type="string">
            <text:p>-27.457415,-59.0088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39</text:p>
          </table:table-cell>
          <table:table-cell office:value-type="string">
            <text:p>San Martín</text:p>
          </table:table-cell>
          <table:table-cell office:value-type="string">
            <text:p/>
          </table:table-cell>
          <table:table-cell office:value-type="string">
            <text:p>Luis Perlotti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539.JPG</text:p>
          </table:table-cell>
          <table:table-cell office:value-type="string">
            <text:p>Av. Italia 150 - Municipalidad de Resistencia.</text:p>
          </table:table-cell>
          <table:table-cell office:value-type="string">
            <text:p>-27.453982,-58.9807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0</text:p>
          </table:table-cell>
          <table:table-cell office:value-type="string">
            <text:p>Greenpeace</text:p>
          </table:table-cell>
          <table:table-cell office:value-type="string">
            <text:p/>
          </table:table-cell>
          <table:table-cell office:value-type="string">
            <text:p>Ernesto Aragon 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540.JPG</text:p>
          </table:table-cell>
          <table:table-cell office:value-type="string">
            <text:p>Av. Sarmiento 200 al 300</text:p>
          </table:table-cell>
          <table:table-cell office:value-type="string">
            <text:p>-27.449276,-58.984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1</text:p>
          </table:table-cell>
          <table:table-cell office:value-type="string">
            <text:p>La Memoria de los Tiempos</text:p>
          </table:table-cell>
          <table:table-cell office:value-type="string">
            <text:p>2-9-2011</text:p>
          </table:table-cell>
          <table:table-cell office:value-type="string">
            <text:p>Daniel Ventura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541.JPG</text:p>
          </table:table-cell>
          <table:table-cell office:value-type="string">
            <text:p>Barrio Felipe Gallardo </text:p>
          </table:table-cell>
          <table:table-cell office:value-type="string">
            <text:p>-27.407395,-58.9665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2</text:p>
          </table:table-cell>
          <table:table-cell office:value-type="string">
            <text:p>Cabeza</text:p>
          </table:table-cell>
          <table:table-cell office:value-type="string">
            <text:p>6-9-2011</text:p>
          </table:table-cell>
          <table:table-cell office:value-type="string">
            <text:p>Aurelio Macchi</text:p>
          </table:table-cell>
          <table:table-cell office:value-type="string">
            <text:p>Argentina </text:p>
          </table:table-cell>
          <table:table-cell office:value-type="string">
            <text:p>Cemento</text:p>
          </table:table-cell>
          <table:table-cell office:value-type="string">
            <text:p>542.JPG</text:p>
          </table:table-cell>
          <table:table-cell office:value-type="string">
            <text:p>Peatonal Juan D. Perón 120</text:p>
          </table:table-cell>
          <table:table-cell office:value-type="string">
            <text:p>-27.451714,-58.9892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3</text:p>
          </table:table-cell>
          <table:table-cell office:value-type="string">
            <text:p>Mensaje de paz</text:p>
          </table:table-cell>
          <table:table-cell office:value-type="string">
            <text:p>10-9-2011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Acero Inoxidable</text:p>
          </table:table-cell>
          <table:table-cell office:value-type="string">
            <text:p>543.JPG</text:p>
          </table:table-cell>
          <table:table-cell office:value-type="string">
            <text:p>Parque Urbano Tiro Federal </text:p>
          </table:table-cell>
          <table:table-cell office:value-type="string">
            <text:p>-27.47053,-58.9775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4</text:p>
          </table:table-cell>
          <table:table-cell office:value-type="string">
            <text:p>1492</text:p>
          </table:table-cell>
          <table:table-cell office:value-type="string">
            <text:p/>
          </table:table-cell>
          <table:table-cell office:value-type="string">
            <text:p>Juan Bengler</text:p>
          </table:table-cell>
          <table:table-cell office:value-type="string">
            <text:p>Argentian</text:p>
          </table:table-cell>
          <table:table-cell office:value-type="string">
            <text:p>Marmol Travertino</text:p>
          </table:table-cell>
          <table:table-cell office:value-type="string">
            <text:p>544.JPG</text:p>
          </table:table-cell>
          <table:table-cell office:value-type="string">
            <text:p>Av. De los Inmigrantes 1001 - Museum</text:p>
          </table:table-cell>
          <table:table-cell office:value-type="string">
            <text:p>-27.437527,-58.9808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5</text:p>
          </table:table-cell>
          <table:table-cell office:value-type="string">
            <text:p>Soporte</text:p>
          </table:table-cell>
          <table:table-cell office:value-type="string">
            <text:p>28-10-2011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vertino</text:p>
          </table:table-cell>
          <table:table-cell office:value-type="string">
            <text:p>545.JPG</text:p>
          </table:table-cell>
          <table:table-cell office:value-type="string">
            <text:p>Pellegrini 212 - CPCE</text:p>
          </table:table-cell>
          <table:table-cell office:value-type="string">
            <text:p>-27.451033,-58.9828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6</text:p>
          </table:table-cell>
          <table:table-cell office:value-type="string">
            <text:p>Idea Global</text:p>
          </table:table-cell>
          <table:table-cell office:value-type="string">
            <text:p>27-12-2011</text:p>
          </table:table-cell>
          <table:table-cell office:value-type="string">
            <text:p>Vahe Thokmajyan </text:p>
          </table:table-cell>
          <table:table-cell office:value-type="string">
            <text:p>Canada</text:p>
          </table:table-cell>
          <table:table-cell office:value-type="string">
            <text:p>Marmol Travertino</text:p>
          </table:table-cell>
          <table:table-cell office:value-type="string">
            <text:p>546.JPG</text:p>
          </table:table-cell>
          <table:table-cell office:value-type="string">
            <text:p>Brown 70</text:p>
          </table:table-cell>
          <table:table-cell office:value-type="string">
            <text:p>-27.45020924997419,-58.984115123748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7</text:p>
          </table:table-cell>
          <table:table-cell office:value-type="string">
            <text:p>Madre Escudo </text:p>
          </table:table-cell>
          <table:table-cell office:value-type="string">
            <text:p>1-1-2012</text:p>
          </table:table-cell>
          <table:table-cell office:value-type="string">
            <text:p>Nestor Javier Confalonieri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47.JPG</text:p>
          </table:table-cell>
          <table:table-cell office:value-type="string">
            <text:p>Av. Velez Sarfield   441</text:p>
          </table:table-cell>
          <table:table-cell office:value-type="string">
            <text:p>-27.453884,-58.97579</text:p>
          </table:table-cell>
          <table:table-cell office:value-type="string">
            <text:p>Tercer Premio - Bienal Internacional de Escultura 2010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8</text:p>
          </table:table-cell>
          <table:table-cell office:value-type="string">
            <text:p>Maternidad</text:p>
          </table:table-cell>
          <table:table-cell office:value-type="string">
            <text:p>7-2-20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once</text:p>
          </table:table-cell>
          <table:table-cell office:value-type="string">
            <text:p>548.JPG</text:p>
          </table:table-cell>
          <table:table-cell office:value-type="string">
            <text:p>Av. Alberdi 236</text:p>
          </table:table-cell>
          <table:table-cell office:value-type="string">
            <text:p>-27.453008,-58.988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49</text:p>
          </table:table-cell>
          <table:table-cell office:value-type="string">
            <text:p>La Siesta</text:p>
          </table:table-cell>
          <table:table-cell office:value-type="string">
            <text:p>20-3-2012</text:p>
          </table:table-cell>
          <table:table-cell office:value-type="string">
            <text:p>Gregorio La Ferrer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49.JPG</text:p>
          </table:table-cell>
          <table:table-cell office:value-type="string">
            <text:p>Av. Sarmiento 400 al 500</text:p>
          </table:table-cell>
          <table:table-cell office:value-type="string">
            <text:p>-27.447805,-58.9828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0</text:p>
          </table:table-cell>
          <table:table-cell office:value-type="string">
            <text:p>Movi-Viento</text:p>
          </table:table-cell>
          <table:table-cell office:value-type="string">
            <text:p>22-6-2012</text:p>
          </table:table-cell>
          <table:table-cell office:value-type="string">
            <text:p>David Abt</text:p>
          </table:table-cell>
          <table:table-cell office:value-type="string">
            <text:p>Argentina</text:p>
          </table:table-cell>
          <table:table-cell office:value-type="string">
            <text:p>Acero Inoxidable</text:p>
          </table:table-cell>
          <table:table-cell office:value-type="string">
            <text:p>550.JPG</text:p>
          </table:table-cell>
          <table:table-cell office:value-type="string">
            <text:p>Santa Fe  138</text:p>
          </table:table-cell>
          <table:table-cell office:value-type="string">
            <text:p>-27.448488,-58.9859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1</text:p>
          </table:table-cell>
          <table:table-cell office:value-type="string">
            <text:p>Donde esta mama, donde esta papa</text:p>
          </table:table-cell>
          <table:table-cell office:value-type="string">
            <text:p>13-7-2012</text:p>
          </table:table-cell>
          <table:table-cell office:value-type="string">
            <text:p>Baku Inoue</text:p>
          </table:table-cell>
          <table:table-cell office:value-type="string">
            <text:p>Japon</text:p>
          </table:table-cell>
          <table:table-cell office:value-type="string">
            <text:p>Marmol Travertino</text:p>
          </table:table-cell>
          <table:table-cell office:value-type="string">
            <text:p>551.JPG</text:p>
          </table:table-cell>
          <table:table-cell office:value-type="string">
            <text:p>Av. De los Inmigrantes 1001 - Museum</text:p>
          </table:table-cell>
          <table:table-cell office:value-type="string">
            <text:p>-27.436265,-58.9815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2</text:p>
          </table:table-cell>
          <table:table-cell office:value-type="string">
            <text:p>Fraternidad II</text:p>
          </table:table-cell>
          <table:table-cell office:value-type="string">
            <text:p>17-7-2012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52.JPG</text:p>
          </table:table-cell>
          <table:table-cell office:value-type="string">
            <text:p>Julio A. Roca 1647</text:p>
          </table:table-cell>
          <table:table-cell office:value-type="string">
            <text:p>-27.438841,-59.0022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3</text:p>
          </table:table-cell>
          <table:table-cell office:value-type="string">
            <text:p>Fraternidad III</text:p>
          </table:table-cell>
          <table:table-cell office:value-type="string">
            <text:p>17-7-2012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53.JPG</text:p>
          </table:table-cell>
          <table:table-cell office:value-type="string">
            <text:p>Julio A. Roca 1669</text:p>
          </table:table-cell>
          <table:table-cell office:value-type="string">
            <text:p>-27.4387,-59.0023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4</text:p>
          </table:table-cell>
          <table:table-cell office:value-type="string">
            <text:p>Caminos de la Vida</text:p>
          </table:table-cell>
          <table:table-cell office:value-type="string">
            <text:p>27-7-2012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avertino- Acero Inoxidable</text:p>
          </table:table-cell>
          <table:table-cell office:value-type="string">
            <text:p>554.JPG</text:p>
          </table:table-cell>
          <table:table-cell office:value-type="string">
            <text:p>Av. Italia 191 - Vialidad Nacional</text:p>
          </table:table-cell>
          <table:table-cell office:value-type="string">
            <text:p>-27.453427,-58.9806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5</text:p>
          </table:table-cell>
          <table:table-cell office:value-type="string">
            <text:p>Estudio</text:p>
          </table:table-cell>
          <table:table-cell office:value-type="string">
            <text:p>18/010/2012</text:p>
          </table:table-cell>
          <table:table-cell office:value-type="string">
            <text:p>Nevot Antonio Miguel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555.jpg</text:p>
          </table:table-cell>
          <table:table-cell office:value-type="string">
            <text:p>Brown 42</text:p>
          </table:table-cell>
          <table:table-cell office:value-type="string">
            <text:p>-27.449971,-58.9843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6</text:p>
          </table:table-cell>
          <table:table-cell office:value-type="string">
            <text:p>Esperando el encuentro</text:p>
          </table:table-cell>
          <table:table-cell office:value-type="string">
            <text:p>8-11-2012</text:p>
          </table:table-cell>
          <table:table-cell office:value-type="string">
            <text:p>Mercedes Valsecchi</text:p>
          </table:table-cell>
          <table:table-cell office:value-type="string">
            <text:p>Argentina</text:p>
          </table:table-cell>
          <table:table-cell office:value-type="string">
            <text:p>Resina</text:p>
          </table:table-cell>
          <table:table-cell office:value-type="string">
            <text:p>556.JPG</text:p>
          </table:table-cell>
          <table:table-cell office:value-type="string">
            <text:p>Av. Alberdi 354</text:p>
          </table:table-cell>
          <table:table-cell office:value-type="string">
            <text:p>-27.453913,-58.9895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7</text:p>
          </table:table-cell>
          <table:table-cell office:value-type="string">
            <text:p>Simplemente Mujer</text:p>
          </table:table-cell>
          <table:table-cell office:value-type="string">
            <text:p>15-11-2012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</text:p>
          </table:table-cell>
          <table:table-cell office:value-type="string">
            <text:p>557.JPG</text:p>
          </table:table-cell>
          <table:table-cell office:value-type="string">
            <text:p>Av. Wilde 701 </text:p>
          </table:table-cell>
          <table:table-cell office:value-type="string">
            <text:p>-27.441669,-58.9847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8</text:p>
          </table:table-cell>
          <table:table-cell office:value-type="string">
            <text:p>Sin Titulo</text:p>
          </table:table-cell>
          <table:table-cell office:value-type="string">
            <text:p>29-11-2012</text:p>
          </table:table-cell>
          <table:table-cell office:value-type="string">
            <text:p>Zulema Adaime</text:p>
          </table:table-cell>
          <table:table-cell office:value-type="string">
            <text:p>Argentina</text:p>
          </table:table-cell>
          <table:table-cell office:value-type="string">
            <text:p>Metal</text:p>
          </table:table-cell>
          <table:table-cell office:value-type="string">
            <text:p>558.jpg</text:p>
          </table:table-cell>
          <table:table-cell office:value-type="string">
            <text:p>Cervantes 710</text:p>
          </table:table-cell>
          <table:table-cell office:value-type="string">
            <text:p>-27.462236,-58.9863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59</text:p>
          </table:table-cell>
          <table:table-cell office:value-type="string">
            <text:p>Vuelo de Amistad</text:p>
          </table:table-cell>
          <table:table-cell office:value-type="string">
            <text:p>3-12-2012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59.jpg</text:p>
          </table:table-cell>
          <table:table-cell office:value-type="string">
            <text:p>Julio A. Roca 1785</text:p>
          </table:table-cell>
          <table:table-cell office:value-type="string">
            <text:p>-27.437777,-59.0034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0</text:p>
          </table:table-cell>
          <table:table-cell office:value-type="string">
            <text:p>Vuelo a la Eternidad</text:p>
          </table:table-cell>
          <table:table-cell office:value-type="string">
            <text:p>3-12-2012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60.JPG</text:p>
          </table:table-cell>
          <table:table-cell office:value-type="string">
            <text:p>Julio A. Roca 1720</text:p>
          </table:table-cell>
          <table:table-cell office:value-type="string">
            <text:p>-27.438135,-59.0028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1</text:p>
          </table:table-cell>
          <table:table-cell office:value-type="string">
            <text:p>Rompecabeza</text:p>
          </table:table-cell>
          <table:table-cell office:value-type="string">
            <text:p>6-12-2012</text:p>
          </table:table-cell>
          <table:table-cell office:value-type="string">
            <text:p>Wang Lan-Biao</text:p>
          </table:table-cell>
          <table:table-cell office:value-type="string">
            <text:p>Taiwan</text:p>
          </table:table-cell>
          <table:table-cell office:value-type="string">
            <text:p>Marmol Travertino</text:p>
          </table:table-cell>
          <table:table-cell office:value-type="string">
            <text:p>561.jpg</text:p>
          </table:table-cell>
          <table:table-cell office:value-type="string">
            <text:p>Av. Alvear 50 - Canal 9</text:p>
          </table:table-cell>
          <table:table-cell office:value-type="string">
            <text:p>-27.456914,-58.9938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2</text:p>
          </table:table-cell>
          <table:table-cell office:value-type="string">
            <text:p>Coya, Toba, Mapuche</text:p>
          </table:table-cell>
          <table:table-cell office:value-type="string">
            <text:p>28-12-2012</text:p>
          </table:table-cell>
          <table:table-cell office:value-type="string">
            <text:p>Nestor Vildoza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62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8367,-58.9811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3</text:p>
          </table:table-cell>
          <table:table-cell office:value-type="string">
            <text:p>Bolsa de Leche</text:p>
          </table:table-cell>
          <table:table-cell office:value-type="string">
            <text:p>28-12-2012</text:p>
          </table:table-cell>
          <table:table-cell office:value-type="string">
            <text:p>Mahadev Prabhudesai </text:p>
          </table:table-cell>
          <table:table-cell office:value-type="string">
            <text:p>India</text:p>
          </table:table-cell>
          <table:table-cell office:value-type="string">
            <text:p>Marmol Travertino</text:p>
          </table:table-cell>
          <table:table-cell office:value-type="string">
            <text:p>563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8541,-58.9814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4</text:p>
          </table:table-cell>
          <table:table-cell office:value-type="string">
            <text:p>Progreso Global</text:p>
          </table:table-cell>
          <table:table-cell office:value-type="string">
            <text:p>28-12-2012</text:p>
          </table:table-cell>
          <table:table-cell office:value-type="string">
            <text:p>Levon Tokmajyan </text:p>
          </table:table-cell>
          <table:table-cell office:value-type="string">
            <text:p>Armenia</text:p>
          </table:table-cell>
          <table:table-cell office:value-type="string">
            <text:p>Marmol Travertino</text:p>
          </table:table-cell>
          <table:table-cell office:value-type="string">
            <text:p>564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8929,-58.9818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5</text:p>
          </table:table-cell>
          <table:table-cell office:value-type="string">
            <text:p>Memorando de un investigador Interestelar</text:p>
          </table:table-cell>
          <table:table-cell office:value-type="string">
            <text:p>28-12-2012</text:p>
          </table:table-cell>
          <table:table-cell office:value-type="string">
            <text:p> Im Ho Young </text:p>
          </table:table-cell>
          <table:table-cell office:value-type="string">
            <text:p>Corea del Sur</text:p>
          </table:table-cell>
          <table:table-cell office:value-type="string">
            <text:p>Marmol Travertino</text:p>
          </table:table-cell>
          <table:table-cell office:value-type="string">
            <text:p>565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8967,-58.9819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6</text:p>
          </table:table-cell>
          <table:table-cell office:value-type="string">
            <text:p>Svela</text:p>
          </table:table-cell>
          <table:table-cell office:value-type="string">
            <text:p>28-12-2012</text:p>
          </table:table-cell>
          <table:table-cell office:value-type="string">
            <text:p>Elias Naman </text:p>
          </table:table-cell>
          <table:table-cell office:value-type="string">
            <text:p>Siria</text:p>
          </table:table-cell>
          <table:table-cell office:value-type="string">
            <text:p>Marmol Travertino</text:p>
          </table:table-cell>
          <table:table-cell office:value-type="string">
            <text:p>566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9191,-58.9821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7</text:p>
          </table:table-cell>
          <table:table-cell office:value-type="string">
            <text:p>Interior</text:p>
          </table:table-cell>
          <table:table-cell office:value-type="string">
            <text:p>28-12-2012</text:p>
          </table:table-cell>
          <table:table-cell office:value-type="string">
            <text:p>Mario Lopes</text:p>
          </table:table-cell>
          <table:table-cell office:value-type="string">
            <text:p>Portugal</text:p>
          </table:table-cell>
          <table:table-cell office:value-type="string">
            <text:p>Marmol Travertino</text:p>
          </table:table-cell>
          <table:table-cell office:value-type="string">
            <text:p>567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9548,-58.9824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8</text:p>
          </table:table-cell>
          <table:table-cell office:value-type="string">
            <text:p>Última</text:p>
          </table:table-cell>
          <table:table-cell office:value-type="string">
            <text:p>28-12-2012</text:p>
          </table:table-cell>
          <table:table-cell office:value-type="string">
            <text:p>Julia Farjat</text:p>
          </table:table-cell>
          <table:table-cell office:value-type="string">
            <text:p>Argentina</text:p>
          </table:table-cell>
          <table:table-cell office:value-type="string">
            <text:p>Madera y Metal</text:p>
          </table:table-cell>
          <table:table-cell office:value-type="string">
            <text:p>568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9595,-58.982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69</text:p>
          </table:table-cell>
          <table:table-cell office:value-type="string">
            <text:p>El Bosque en Paz</text:p>
          </table:table-cell>
          <table:table-cell office:value-type="string">
            <text:p>28-12-2012</text:p>
          </table:table-cell>
          <table:table-cell office:value-type="string">
            <text:p>Baku Inoue </text:p>
          </table:table-cell>
          <table:table-cell office:value-type="string">
            <text:p>Japon</text:p>
          </table:table-cell>
          <table:table-cell office:value-type="string">
            <text:p>Marmol Travertino</text:p>
          </table:table-cell>
          <table:table-cell office:value-type="string">
            <text:p>569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40133,-58.9832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0</text:p>
          </table:table-cell>
          <table:table-cell office:value-type="string">
            <text:p>Sexto Sol</text:p>
          </table:table-cell>
          <table:table-cell office:value-type="string">
            <text:p>28-12-2012</text:p>
          </table:table-cell>
          <table:table-cell office:value-type="string">
            <text:p>Carlos Monge </text:p>
          </table:table-cell>
          <table:table-cell office:value-type="string">
            <text:p>Mexico</text:p>
          </table:table-cell>
          <table:table-cell office:value-type="string">
            <text:p>Marmol Travertino</text:p>
          </table:table-cell>
          <table:table-cell office:value-type="string">
            <text:p>570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40533,-58.983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1</text:p>
          </table:table-cell>
          <table:table-cell office:value-type="string">
            <text:p>El Ultimo Baktun</text:p>
          </table:table-cell>
          <table:table-cell office:value-type="string">
            <text:p>28-12-2012</text:p>
          </table:table-cell>
          <table:table-cell office:value-type="string">
            <text:p>Nestor Alejandro Vildoza 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71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40302,-58.9833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2</text:p>
          </table:table-cell>
          <table:table-cell office:value-type="string">
            <text:p>Adelante</text:p>
          </table:table-cell>
          <table:table-cell office:value-type="string">
            <text:p>28-12-2012</text:p>
          </table:table-cell>
          <table:table-cell office:value-type="string">
            <text:p>Alessio Ranaldi </text:p>
          </table:table-cell>
          <table:table-cell office:value-type="string">
            <text:p>Italia</text:p>
          </table:table-cell>
          <table:table-cell office:value-type="string">
            <text:p>Marmol Travertino</text:p>
          </table:table-cell>
          <table:table-cell office:value-type="string">
            <text:p>572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40683,-58.9837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3</text:p>
          </table:table-cell>
          <table:table-cell office:value-type="string">
            <text:p>Identidad</text:p>
          </table:table-cell>
          <table:table-cell office:value-type="string">
            <text:p>28-12-2012</text:p>
          </table:table-cell>
          <table:table-cell office:value-type="string">
            <text:p>Dario Klehr 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73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40179,-58.9832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4</text:p>
          </table:table-cell>
          <table:table-cell office:value-type="string">
            <text:p>Espejos  del Cielo</text:p>
          </table:table-cell>
          <table:table-cell office:value-type="string">
            <text:p>28-12-2012</text:p>
          </table:table-cell>
          <table:table-cell office:value-type="string">
            <text:p>Fernando Pintos</text:p>
          </table:table-cell>
          <table:table-cell office:value-type="string">
            <text:p>Colombia</text:p>
          </table:table-cell>
          <table:table-cell office:value-type="string">
            <text:p>Marmol Travertino</text:p>
          </table:table-cell>
          <table:table-cell office:value-type="string">
            <text:p>574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8019,-58.9808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5</text:p>
          </table:table-cell>
          <table:table-cell office:value-type="string">
            <text:p>Título desconocido</text:p>
          </table:table-cell>
          <table:table-cell office:value-type="string">
            <text:p/>
          </table:table-cell>
          <table:table-cell office:value-type="string">
            <text:p>Carlos Diaz Navarro 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575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9445,-58.9823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6</text:p>
          </table:table-cell>
          <table:table-cell office:value-type="string">
            <text:p>Intitulada</text:p>
          </table:table-cell>
          <table:table-cell office:value-type="string">
            <text:p>28-12-2012</text:p>
          </table:table-cell>
          <table:table-cell office:value-type="string">
            <text:p>Jose Luis De Le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576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861,-58.981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7</text:p>
          </table:table-cell>
          <table:table-cell office:value-type="string">
            <text:p>El dia que la tierra pierda su color </text:p>
          </table:table-cell>
          <table:table-cell office:value-type="string">
            <text:p>28-12-2012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Granito</text:p>
          </table:table-cell>
          <table:table-cell office:value-type="string">
            <text:p>577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40452,-58.983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8</text:p>
          </table:table-cell>
          <table:table-cell office:value-type="string">
            <text:p>Universo</text:p>
          </table:table-cell>
          <table:table-cell office:value-type="string">
            <text:p>28-12-2012</text:p>
          </table:table-cell>
          <table:table-cell office:value-type="string">
            <text:p>Jorge Luiz Schröder</text:p>
          </table:table-cell>
          <table:table-cell office:value-type="string">
            <text:p>Brasil</text:p>
          </table:table-cell>
          <table:table-cell office:value-type="string">
            <text:p>Madera</text:p>
          </table:table-cell>
          <table:table-cell office:value-type="string">
            <text:p>578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9943,-58.9829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79</text:p>
          </table:table-cell>
          <table:table-cell office:value-type="string">
            <text:p>Natura</text:p>
          </table:table-cell>
          <table:table-cell office:value-type="string">
            <text:p>28-12-2012</text:p>
          </table:table-cell>
          <table:table-cell office:value-type="string">
            <text:p>Cobo Jesús</text:p>
          </table:table-cell>
          <table:table-cell office:value-type="string">
            <text:p/>
          </table:table-cell>
          <table:table-cell office:value-type="string">
            <text:p>Madera</text:p>
          </table:table-cell>
          <table:table-cell office:value-type="string">
            <text:p>579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9319,-58.9822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0</text:p>
          </table:table-cell>
          <table:table-cell office:value-type="string">
            <text:p>Pareja Astral</text:p>
          </table:table-cell>
          <table:table-cell office:value-type="string">
            <text:p/>
          </table:table-cell>
          <table:table-cell office:value-type="string">
            <text:p>Mónica  Chames 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80.JPG</text:p>
          </table:table-cell>
          <table:table-cell office:value-type="string">
            <text:p>Av. de los Inmigrantes, Rambla de las Esculturas</text:p>
          </table:table-cell>
          <table:table-cell office:value-type="string">
            <text:p>-27.439081,-58.9820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1</text:p>
          </table:table-cell>
          <table:table-cell office:value-type="string">
            <text:p>Doma</text:p>
          </table:table-cell>
          <table:table-cell office:value-type="string">
            <text:p>11-4-2012</text:p>
          </table:table-cell>
          <table:table-cell office:value-type="string">
            <text:p>Alber H. Hussman</text:p>
          </table:table-cell>
          <table:table-cell office:value-type="string">
            <text:p>Alemania</text:p>
          </table:table-cell>
          <table:table-cell office:value-type="string">
            <text:p>Cemento</text:p>
          </table:table-cell>
          <table:table-cell office:value-type="string">
            <text:p>581.jpg</text:p>
          </table:table-cell>
          <table:table-cell office:value-type="string">
            <text:p>Av. Sarmiento 726</text:p>
          </table:table-cell>
          <table:table-cell office:value-type="string">
            <text:p>-27.445249,-58.9798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2</text:p>
          </table:table-cell>
          <table:table-cell office:value-type="string">
            <text:p>Desde Adentro</text:p>
          </table:table-cell>
          <table:table-cell office:value-type="string">
            <text:p>9-5-2012</text:p>
          </table:table-cell>
          <table:table-cell office:value-type="string">
            <text:p>Eduardo Ledante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582.jpg</text:p>
          </table:table-cell>
          <table:table-cell office:value-type="string">
            <text:p>Salta 1117 - Escuela San Roque U.E.P N° 31</text:p>
          </table:table-cell>
          <table:table-cell office:value-type="string">
            <text:p>-27.444558,-58.999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3</text:p>
          </table:table-cell>
          <table:table-cell office:value-type="string">
            <text:p>Origenes</text:p>
          </table:table-cell>
          <table:table-cell office:value-type="string">
            <text:p>14-5-2013</text:p>
          </table:table-cell>
          <table:table-cell office:value-type="string">
            <text:p>María Inés  Palero</text:p>
          </table:table-cell>
          <table:table-cell office:value-type="string">
            <text:p>Argentina</text:p>
          </table:table-cell>
          <table:table-cell office:value-type="string">
            <text:p>Madera</text:p>
          </table:table-cell>
          <table:table-cell office:value-type="string">
            <text:p>583.JPG</text:p>
          </table:table-cell>
          <table:table-cell office:value-type="string">
            <text:p>Av. Rivadavia 260 - Comisaría Segunda</text:p>
          </table:table-cell>
          <table:table-cell office:value-type="string">
            <text:p>-27.445163,-58.9843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4</text:p>
          </table:table-cell>
          <table:table-cell office:value-type="string">
            <text:p>Pedestal de Amor</text:p>
          </table:table-cell>
          <table:table-cell office:value-type="string">
            <text:p>17-6-2012</text:p>
          </table:table-cell>
          <table:table-cell office:value-type="string">
            <text:p>Patricia Staub</text:p>
          </table:table-cell>
          <table:table-cell office:value-type="string">
            <text:p>Argentina</text:p>
          </table:table-cell>
          <table:table-cell office:value-type="string">
            <text:p>Bronce</text:p>
          </table:table-cell>
          <table:table-cell office:value-type="string">
            <text:p>584.jpg</text:p>
          </table:table-cell>
          <table:table-cell office:value-type="string">
            <text:p>Mitre 418</text:p>
          </table:table-cell>
          <table:table-cell office:value-type="string">
            <text:p>-27.447167281971023,-58.9837557077407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5</text:p>
          </table:table-cell>
          <table:table-cell office:value-type="string">
            <text:p>Victoria II</text:p>
          </table:table-cell>
          <table:table-cell office:value-type="string">
            <text:p>9-8-2013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85.jpg</text:p>
          </table:table-cell>
          <table:table-cell office:value-type="string">
            <text:p>Pellegrini 575 - Biofar Imagen</text:p>
          </table:table-cell>
          <table:table-cell office:value-type="string">
            <text:p>-27.448196,-58.9798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6</text:p>
          </table:table-cell>
          <table:table-cell office:value-type="string">
            <text:p>Energia Vital I</text:p>
          </table:table-cell>
          <table:table-cell office:value-type="string">
            <text:p>26-11-2013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armol Travertino</text:p>
          </table:table-cell>
          <table:table-cell office:value-type="string">
            <text:p>586.jpg</text:p>
          </table:table-cell>
          <table:table-cell office:value-type="string">
            <text:p>Av. Italia 1436</text:p>
          </table:table-cell>
          <table:table-cell office:value-type="string">
            <text:p>-27.44383958709729,-58.969521643593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7</text:p>
          </table:table-cell>
          <table:table-cell office:value-type="string">
            <text:p>Familia VI</text:p>
          </table:table-cell>
          <table:table-cell office:value-type="string">
            <text:p>18-12-2013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Hierro</text:p>
          </table:table-cell>
          <table:table-cell office:value-type="string">
            <text:p>587.jpg</text:p>
          </table:table-cell>
          <table:table-cell office:value-type="string">
            <text:p>Av. Italia 102</text:p>
          </table:table-cell>
          <table:table-cell office:value-type="string">
            <text:p>-27.45421033366085,-58.9810819644480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88</text:p>
          </table:table-cell>
          <table:table-cell office:value-type="string">
            <text:p>Cuando cantaba en N´viké II</text:p>
          </table:table-cell>
          <table:table-cell office:value-type="string">
            <text:p>30-12-2013</text:p>
          </table:table-cell>
          <table:table-cell office:value-type="string">
            <text:p>Eidman, Mimo</text:p>
          </table:table-cell>
          <table:table-cell office:value-type="string">
            <text:p>Argentina</text:p>
          </table:table-cell>
          <table:table-cell office:value-type="string">
            <text:p>Hierro</text:p>
          </table:table-cell>
          <table:table-cell office:value-type="string">
            <text:p>588.jpg</text:p>
          </table:table-cell>
          <table:table-cell office:value-type="string">
            <text:p>Santa Fe 1002</text:p>
          </table:table-cell>
          <table:table-cell office:value-type="string">
            <text:p>-27.441547,-58.9937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to en DMRE, previo al emplazamieto</text:p>
          </table:table-cell>
          <table:table-cell table:number-columns-repeated="1011"/>
        </table:table-row>
        <table:table-row table:style-name="ro1">
          <table:table-cell office:value-type="string">
            <text:p>589</text:p>
          </table:table-cell>
          <table:table-cell office:value-type="string">
            <text:p>El Gemido de un Fuelle</text:p>
          </table:table-cell>
          <table:table-cell office:value-type="string">
            <text:p>7-3-2014</text:p>
          </table:table-cell>
          <table:table-cell office:value-type="string">
            <text:p>Francisco Martire</text:p>
          </table:table-cell>
          <table:table-cell office:value-type="string">
            <text:p>Argentina</text:p>
          </table:table-cell>
          <table:table-cell office:value-type="string">
            <text:p>Cemento</text:p>
          </table:table-cell>
          <table:table-cell office:value-type="string">
            <text:p>588.jpg</text:p>
          </table:table-cell>
          <table:table-cell office:value-type="string">
            <text:p>Av. Sarmiento 400 al 500</text:p>
          </table:table-cell>
          <table:table-cell office:value-type="string">
            <text:p>-27.447358,-58.982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90</text:p>
          </table:table-cell>
          <table:table-cell office:value-type="string">
            <text:p>Milo I</text:p>
          </table:table-cell>
          <table:table-cell office:value-type="string">
            <text:p>7-3-2014</text:p>
          </table:table-cell>
          <table:table-cell office:value-type="string">
            <text:p>Milo Locket</text:p>
          </table:table-cell>
          <table:table-cell office:value-type="string">
            <text:p>Argentina</text:p>
          </table:table-cell>
          <table:table-cell office:value-type="string">
            <text:p>Chapa</text:p>
          </table:table-cell>
          <table:table-cell office:value-type="string">
            <text:p>590.jpg</text:p>
          </table:table-cell>
          <table:table-cell office:value-type="string">
            <text:p>Av. Sarmiento 500 al 600</text:p>
          </table:table-cell>
          <table:table-cell office:value-type="string">
            <text:p>-27.447091,-58.9820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91</text:p>
          </table:table-cell>
          <table:table-cell office:value-type="string">
            <text:p>Pujanza</text:p>
          </table:table-cell>
          <table:table-cell office:value-type="string">
            <text:p>28-3-2014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</text:p>
          </table:table-cell>
          <table:table-cell office:value-type="string">
            <text:p>590.jpg</text:p>
          </table:table-cell>
          <table:table-cell office:value-type="string">
            <text:p>Julio A. Roca 1765</text:p>
          </table:table-cell>
          <table:table-cell office:value-type="string">
            <text:p>-27.438165,-59.003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92</text:p>
          </table:table-cell>
          <table:table-cell office:value-type="string">
            <text:p>Solidaridad II</text:p>
          </table:table-cell>
          <table:table-cell office:value-type="string">
            <text:p>28-3-2014</text:p>
          </table:table-cell>
          <table:table-cell office:value-type="string">
            <text:p>Fabriciano</text:p>
          </table:table-cell>
          <table:table-cell office:value-type="string">
            <text:p>Argentina</text:p>
          </table:table-cell>
          <table:table-cell office:value-type="string">
            <text:p>Mármol Travertino y Rosso Verona</text:p>
          </table:table-cell>
          <table:table-cell office:value-type="string">
            <text:p>592.jpg</text:p>
          </table:table-cell>
          <table:table-cell office:value-type="string">
            <text:p>Julio A. Roca 1725</text:p>
          </table:table-cell>
          <table:table-cell office:value-type="string">
            <text:p>-27.437903,-59.0033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  <table:table-row table:style-name="ro1">
          <table:table-cell office:value-type="string">
            <text:p>593</text:p>
          </table:table-cell>
          <table:table-cell office:value-type="string">
            <text:p>Dulce Vivencia</text:p>
          </table:table-cell>
          <table:table-cell office:value-type="string">
            <text:p>8-5-2014</text:p>
          </table:table-cell>
          <table:table-cell office:value-type="string">
            <text:p>Adolfina Maciel</text:p>
          </table:table-cell>
          <table:table-cell office:value-type="string">
            <text:p>Argentina</text:p>
          </table:table-cell>
          <table:table-cell office:value-type="string">
            <text:p>Metal Polimerizado</text:p>
          </table:table-cell>
          <table:table-cell office:value-type="string">
            <text:p/>
          </table:table-cell>
          <table:table-cell office:value-type="string">
            <text:p>Arbo y Blanco 273 - Radio Libertad</text:p>
          </table:table-cell>
          <table:table-cell office:value-type="string">
            <text:p>-27.457988,-58.983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¤ </number:text>
      <number:number number:decimal-places="0" number:min-integer-digits="1" number:grouping="true"/>
      <number:text> </number:text>
    </number:number-style>
    <number:number-style style:name="N42P1" style:volatile="true">
      <number:text> ¤ (</number:text>
      <number:number number:decimal-places="0" number:min-integer-digits="1" number:grouping="true"/>
      <number:text>)</number:text>
    </number:number-style>
    <number:text-style style:name="N42P2" style:volatile="true">
      <number:text> ¤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¤ </number:text>
      <number:number number:min-integer-digits="1" number:grouping="true" number:decimal-places="2"/>
      <number:text> </number:text>
    </number:number-style>
    <number:number-style style:name="N44P1" style:volatile="true">
      <number:text> ¤ (</number:text>
      <number:number number:min-integer-digits="1" number:grouping="true" number:decimal-places="2"/>
      <number:text>)</number:text>
    </number:number-style>
    <number:text-style style:name="N44P2" style:volatile="true">
      <number:text> ¤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fo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/4.1.5$Win32 OpenOffice.org_project/415m1$Build-9789</meta:generator>
  </office:meta>
</office:document-meta>
</file>